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yfn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121.21pt"/>
    </style:style>
    <style:style style:name="co7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13739" style:font-name="Cantarell" fo:font-size="6.40000009536743pt" fo:language="none" fo:country="none" style:font-name-asian="Cantarell" style:font-size-asian="6.40000009536743pt" style:language-asian="none" style:country-asian="none" style:font-name-complex="Cantarell" style:font-size-complex="6.40000009536743pt" style:language-complex="none" style:country-complex="none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nch" table:style-name="ta1">
        <table:shapes>
          <draw:frame draw:z-index="0" draw:style-name="gr1" draw:text-style-name="P1" svg:width="930.7pt" svg:height="523.5pt" svg:x="841.97pt" svg:y="15.62pt">
            <loext:p draw:notify-on-update-of-ranges="bench.A1:bench.A1 bench.A2:bench.A89 bench.B1:bench.B1 bench.B2:bench.B89 bench.A1:bench.A1 bench.A2:bench.A89 bench.C1:bench.C1 bench.C2:bench.C89 bench.A1:bench.A1 bench.A2:bench.A89 bench.D1:bench.D1 bench.D2:bench.D89 bench.A1:bench.A1 bench.A2:bench.A89 bench.E1:bench.E1 bench.E2:bench.E89 bench.A1:bench.A1 bench.A2:bench.A89 bench.F1:bench.F1 bench.F2:bench.F89 bench.A1:bench.A1 bench.A2:bench.A89 bench.G1:bench.G1 bench.G2:bench.G8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sqrt</text:p>
          </table:table-cell>
          <table:table-cell office:value-type="string" calcext:value-type="string">
            <text:p>cbrt</text:p>
          </table:table-cell>
          <table:table-cell table:style-name="Default" office:value-type="string" calcext:value-type="string">
            <text:p>other2</text:p>
          </table:table-cell>
          <table:table-cell office:value-type="string" calcext:value-type="string">
            <text:p>other3</text:p>
          </table:table-cell>
          <table:table-cell office:value-type="string" calcext:value-type="string">
            <text:p>constant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LOG([.A2]/[.$H$7];2)/[.$H$6]" office:value-type="float" office:value="1.85754247590989" calcext:value-type="float">
            <text:p>1.8575424759</text:p>
          </table:table-cell>
          <table:table-cell table:formula="of:=SQRT(SQRT(3)*[.A2]/[.$H$2])" office:value-type="float" office:value="0.537284965911771" calcext:value-type="float">
            <text:p>0.5372849659</text:p>
          </table:table-cell>
          <table:table-cell table:formula="of:=[.$H$8]*POWER([.$H$9]*[.A2]+[.$H$10];1/3)" office:value-type="float" office:value="3.54121162900952" calcext:value-type="float">
            <text:p>3.541211629</text:p>
          </table:table-cell>
          <table:table-cell table:style-name="ce1" table:formula="of:=-CRAZYCALC([.$H$3];[.$H$4]*[.A2];[.$H$5])" office:value-type="string" office:string-value="" calcext:value-type="error">
            <text:p>#VALUE!</text:p>
          </table:table-cell>
          <table:table-cell table:formula="of:=-([.J2]+[.$H$5]^2/(27*[.$H$3]^2*[.J2])+[.$H$5]/(3^(3/2)*[.$H$3]))" office:value-type="float" office:value="3.37343509882896" calcext:value-type="float">
            <text:p>3.373435098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qrt t</text:p>
          </table:table-cell>
          <table:table-cell table:formula="of:=(SQRT(-[.$H$4]*[.A2]*(4*[.$H$5]^3-3^(9/2)*[.$H$3]^2*[.$H$4]*[.A2]))/(2*3^(9/4)*[.$H$3]^2)-(3^(9/2)*[.$H$3]^2*[.$H$4]*[.A2]-2*[.$H$5]^3)/(2*3^(9/2)*[.$H$3]^3))^(1/3)" office:value-type="float" office:value="-0.00781860815287939" calcext:value-type="float">
            <text:p>-0.0078186082</text:p>
          </table:table-cell>
          <table:table-cell table:formula="of:=([.L2]-[.M2])^(1/3)" office:value-type="float" office:value="-0.00781860813350714" calcext:value-type="float">
            <text:p>-0.0078186081</text:p>
          </table:table-cell>
          <table:table-cell table:formula="of:=SQRT(-[.$H$4]*[.A2]*(4*([.$H$5]/3^(3/2))^3-[.$H$3]^2*[.$H$4]*[.A2]))/(2*[.$H$3]^2)" office:value-type="float" office:value="22.0269656027841" calcext:value-type="float">
            <text:p>22.0269656028</text:p>
          </table:table-cell>
          <table:table-cell table:formula="of:=([.$H$4]*[.A2])/(2*[.$H$3])-([.$H$5]/([.$H$3]*3^(3/2)))^3" office:value-type="float" office:value="22.0269660807406" calcext:value-type="float">
            <text:p>22.026966080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LOG([.A3]/[.$H$7];2)/[.$H$6]" office:value-type="float" office:value="1.96754529490984" calcext:value-type="float">
            <text:p>1.9675452949</text:p>
          </table:table-cell>
          <table:table-cell table:formula="of:=SQRT(SQRT(3)*[.A3]/[.$H$2])" office:value-type="float" office:value="0.563509226237064" calcext:value-type="float">
            <text:p>0.5635092262</text:p>
          </table:table-cell>
          <table:table-cell table:formula="of:=[.$H$8]*POWER([.$H$9]*[.A3]+[.$H$10];1/3)" office:value-type="float" office:value="3.65552234924938" calcext:value-type="float">
            <text:p>3.6555223492</text:p>
          </table:table-cell>
          <table:table-cell table:formula="of:=-([.K3]+[.$H$5]^2/(27*[.$H$3]^2*[.K3])+[.$H$5]/(3^(3/2)*[.$H$3]))" office:value-type="float" office:value="3.48722018182358" calcext:value-type="float">
            <text:p>3.4872201818</text:p>
          </table:table-cell>
          <table:table-cell table:formula="of:=-([.J3]+[.$H$5]^2/(27*[.$H$3]^2*[.J3])+[.$H$5]/(3^(3/2)*[.$H$3]))" office:value-type="float" office:value="3.48722017190742" calcext:value-type="float">
            <text:p>3.4872201719</text:p>
          </table:table-cell>
          <table:table-cell office:value-type="float" office:value="7.17842064166375" calcext:value-type="float">
            <text:p>7.1784206417</text:p>
          </table:table-cell>
          <table:table-cell office:value-type="string" calcext:value-type="string">
            <text:p>other a</text:p>
          </table:table-cell>
          <table:table-cell table:formula="of:=(SQRT(-[.$H$4]*[.A3]*(4*[.$H$5]^3-3^(9/2)*[.$H$3]^2*[.$H$4]*[.A3]))/(2*3^(9/4)*[.$H$3]^2)-(3^(9/2)*[.$H$3]^2*[.$H$4]*[.A3]-2*[.$H$5]^3)/(2*3^(9/2)*[.$H$3]^3))^(1/3)" office:value-type="float" office:value="-0.00757406702624518" calcext:value-type="float">
            <text:p>-0.007574067</text:p>
          </table:table-cell>
          <table:table-cell table:formula="of:=([.L3]-[.M3])^(1/3)" office:value-type="float" office:value="-0.0075740670056018" calcext:value-type="float">
            <text:p>-0.007574067</text:p>
          </table:table-cell>
          <table:table-cell table:formula="of:=SQRT(-[.$H$4]*[.A3]*(4*([.$H$5]/3^(3/2))^3-[.$H$3]^2*[.$H$4]*[.A3]))/(2*[.$H$3]^2)" office:value-type="float" office:value="24.2301211209805" calcext:value-type="float">
            <text:p>24.230121121</text:p>
          </table:table-cell>
          <table:table-cell table:formula="of:=([.$H$4]*[.A3])/(2*[.$H$3])-([.$H$5]/([.$H$3]*3^(3/2)))^3" office:value-type="float" office:value="24.2301215554782" calcext:value-type="float">
            <text:p>24.230121555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LOG([.A4]/[.$H$7];2)/[.$H$6]" office:value-type="float" office:value="2.06797000057692" calcext:value-type="float">
            <text:p>2.0679700006</text:p>
          </table:table-cell>
          <table:table-cell table:formula="of:=SQRT(SQRT(3)*[.A4]/[.$H$2])" office:value-type="float" office:value="0.588566191276542" calcext:value-type="float">
            <text:p>0.5885661913</text:p>
          </table:table-cell>
          <table:table-cell table:formula="of:=[.$H$8]*POWER([.$H$9]*[.A4]+[.$H$10];1/3)" office:value-type="float" office:value="3.76309888285608" calcext:value-type="float">
            <text:p>3.7630988829</text:p>
          </table:table-cell>
          <table:table-cell table:formula="of:=-([.K4]+[.$H$5]^2/(27*[.$H$3]^2*[.K4])+[.$H$5]/(3^(3/2)*[.$H$3]))" office:value-type="float" office:value="3.59431436823745" calcext:value-type="float">
            <text:p>3.5943143682</text:p>
          </table:table-cell>
          <table:table-cell table:formula="of:=-([.J4]+[.$H$5]^2/(27*[.$H$3]^2*[.J4])+[.$H$5]/(3^(3/2)*[.$H$3]))" office:value-type="float" office:value="3.59431434596241" calcext:value-type="float">
            <text:p>3.594314346</text:p>
          </table:table-cell>
          <table:table-cell office:value-type="float" office:value="31.6303534733015" calcext:value-type="float">
            <text:p>31.6303534733</text:p>
          </table:table-cell>
          <table:table-cell office:value-type="string" calcext:value-type="string">
            <text:p>other b</text:p>
          </table:table-cell>
          <table:table-cell table:formula="of:=(SQRT(-[.$H$4]*[.A4]*(4*[.$H$5]^3-3^(9/2)*[.$H$3]^2*[.$H$4]*[.A4]))/(2*3^(9/4)*[.$H$3]^2)-(3^(9/2)*[.$H$3]^2*[.$H$4]*[.A4]-2*[.$H$5]^3)/(2*3^(9/2)*[.$H$3]^3))^(1/3)" office:value-type="float" office:value="-0.00735750682525576" calcext:value-type="float">
            <text:p>-0.0073575068</text:p>
          </table:table-cell>
          <table:table-cell table:formula="of:=([.L4]-[.M4])^(1/3)" office:value-type="float" office:value="-0.00735750678150278" calcext:value-type="float">
            <text:p>-0.0073575068</text:p>
          </table:table-cell>
          <table:table-cell table:formula="of:=SQRT(-[.$H$4]*[.A4]*(4*([.$H$5]/3^(3/2))^3-[.$H$3]^2*[.$H$4]*[.A4]))/(2*[.$H$3]^2)" office:value-type="float" office:value="26.4332766319325" calcext:value-type="float">
            <text:p>26.4332766319</text:p>
          </table:table-cell>
          <table:table-cell table:formula="of:=([.$H$4]*[.A4])/(2*[.$H$3])-([.$H$5]/([.$H$3]*3^(3/2)))^3" office:value-type="float" office:value="26.4332770302157" calcext:value-type="float">
            <text:p>26.433277030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LOG([.A5]/[.$H$7];2)/[.$H$6]" office:value-type="float" office:value="2.16035177451287" calcext:value-type="float">
            <text:p>2.1603517745</text:p>
          </table:table-cell>
          <table:table-cell table:formula="of:=SQRT(SQRT(3)*[.A5]/[.$H$2])" office:value-type="float" office:value="0.612599114407829" calcext:value-type="float">
            <text:p>0.6125991144</text:p>
          </table:table-cell>
          <table:table-cell table:formula="of:=[.$H$8]*POWER([.$H$9]*[.A5]+[.$H$10];1/3)" office:value-type="float" office:value="3.86485316931421" calcext:value-type="float">
            <text:p>3.8648531693</text:p>
          </table:table-cell>
          <table:table-cell table:formula="of:=-([.K5]+[.$H$5]^2/(27*[.$H$3]^2*[.K5])+[.$H$5]/(3^(3/2)*[.$H$3]))" office:value-type="float" office:value="3.69562251564076" calcext:value-type="float">
            <text:p>3.6956225156</text:p>
          </table:table-cell>
          <table:table-cell table:formula="of:=-([.J5]+[.$H$5]^2/(27*[.$H$3]^2*[.J5])+[.$H$5]/(3^(3/2)*[.$H$3]))" office:value-type="float" office:value="3.69562250324738" calcext:value-type="float">
            <text:p>3.6956225032</text:p>
          </table:table-cell>
          <table:table-cell office:value-type="float" office:value="6.19830517214401" calcext:value-type="float">
            <text:p>6.1983051721</text:p>
          </table:table-cell>
          <table:table-cell office:value-type="string" calcext:value-type="string">
            <text:p>other t</text:p>
          </table:table-cell>
          <table:table-cell table:formula="of:=(SQRT(-[.$H$4]*[.A5]*(4*[.$H$5]^3-3^(9/2)*[.$H$3]^2*[.$H$4]*[.A5]))/(2*3^(9/4)*[.$H$3]^2)-(3^(9/2)*[.$H$3]^2*[.$H$4]*[.A5]-2*[.$H$5]^3)/(2*3^(9/2)*[.$H$3]^3))^(1/3)" office:value-type="float" office:value="-0.0071637656757289" calcext:value-type="float">
            <text:p>-0.0071637657</text:p>
          </table:table-cell>
          <table:table-cell table:formula="of:=([.L5]-[.M5])^(1/3)" office:value-type="float" office:value="-0.00716376565265313" calcext:value-type="float">
            <text:p>-0.0071637657</text:p>
          </table:table-cell>
          <table:table-cell table:formula="of:=SQRT(-[.$H$4]*[.A5]*(4*([.$H$5]/3^(3/2))^3-[.$H$3]^2*[.$H$4]*[.A5]))/(2*[.$H$3]^2)" office:value-type="float" office:value="28.6364321373122" calcext:value-type="float">
            <text:p>28.6364321373</text:p>
          </table:table-cell>
          <table:table-cell table:formula="of:=([.$H$4]*[.A5])/(2*[.$H$3])-([.$H$5]/([.$H$3]*3^(3/2)))^3" office:value-type="float" office:value="28.6364325049533" calcext:value-type="float">
            <text:p>28.63643250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LOG([.A6]/[.$H$7];2)/[.$H$6]" office:value-type="float" office:value="2.24588393764608" calcext:value-type="float">
            <text:p>2.2458839376</text:p>
          </table:table-cell>
          <table:table-cell table:formula="of:=SQRT(SQRT(3)*[.A6]/[.$H$2])" office:value-type="float" office:value="0.635724144918799" calcext:value-type="float">
            <text:p>0.6357241449</text:p>
          </table:table-cell>
          <table:table-cell table:formula="of:=[.$H$8]*POWER([.$H$9]*[.A6]+[.$H$10];1/3)" office:value-type="float" office:value="3.961514290943" calcext:value-type="float">
            <text:p>3.9615142909</text:p>
          </table:table-cell>
          <table:table-cell table:formula="of:=-([.K6]+[.$H$5]^2/(27*[.$H$3]^2*[.K6])+[.$H$5]/(3^(3/2)*[.$H$3]))" office:value-type="float" office:value="3.7918682540453" calcext:value-type="float">
            <text:p>3.791868254</text:p>
          </table:table-cell>
          <table:table-cell table:formula="of:=-([.J6]+[.$H$5]^2/(27*[.$H$3]^2*[.J6])+[.$H$5]/(3^(3/2)*[.$H$3]))" office:value-type="float" office:value="3.7918682540453" calcext:value-type="float">
            <text:p>3.79186825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logdenom</text:p>
          </table:table-cell>
          <table:table-cell table:formula="of:=(SQRT(-[.$H$4]*[.A6]*(4*[.$H$5]^3-3^(9/2)*[.$H$3]^2*[.$H$4]*[.A6]))/(2*3^(9/4)*[.$H$3]^2)-(3^(9/2)*[.$H$3]^2*[.$H$4]*[.A6]-2*[.$H$5]^3)/(2*3^(9/2)*[.$H$3]^3))^(1/3)" office:value-type="float" office:value="-0.00698894281150827" calcext:value-type="float">
            <text:p>-0.0069889428</text:p>
          </table:table-cell>
          <table:table-cell table:formula="of:=([.L6]-[.M6])^(1/3)" office:value-type="float" office:value="-0.00698894281150827" calcext:value-type="float">
            <text:p>-0.0069889428</text:p>
          </table:table-cell>
          <table:table-cell table:formula="of:=SQRT(-[.$H$4]*[.A6]*(4*([.$H$5]/3^(3/2))^3-[.$H$3]^2*[.$H$4]*[.A6]))/(2*[.$H$3]^2)" office:value-type="float" office:value="30.8395876383137" calcext:value-type="float">
            <text:p>30.8395876383</text:p>
          </table:table-cell>
          <table:table-cell table:formula="of:=([.$H$4]*[.A6])/(2*[.$H$3])-([.$H$5]/([.$H$3]*3^(3/2)))^3" office:value-type="float" office:value="30.8395879796909" calcext:value-type="float">
            <text:p>30.839587979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LOG([.A7]/[.$H$7];2)/[.$H$6]" office:value-type="float" office:value="2.32551247648682" calcext:value-type="float">
            <text:p>2.3255124765</text:p>
          </table:table-cell>
          <table:table-cell table:formula="of:=SQRT(SQRT(3)*[.A7]/[.$H$2])" office:value-type="float" office:value="0.658037006476246" calcext:value-type="float">
            <text:p>0.6580370065</text:p>
          </table:table-cell>
          <table:table-cell table:formula="of:=[.$H$8]*POWER([.$H$9]*[.A7]+[.$H$10];1/3)" office:value-type="float" office:value="4.05367538762268" calcext:value-type="float">
            <text:p>4.0536753876</text:p>
          </table:table-cell>
          <table:table-cell table:formula="of:=-([.K7]+[.$H$5]^2/(27*[.$H$3]^2*[.K7])+[.$H$5]/(3^(3/2)*[.$H$3]))" office:value-type="float" office:value="3.88364043573978" calcext:value-type="float">
            <text:p>3.8836404357</text:p>
          </table:table-cell>
          <table:table-cell table:formula="of:=-([.J7]+[.$H$5]^2/(27*[.$H$3]^2*[.J7])+[.$H$5]/(3^(3/2)*[.$H$3]))" office:value-type="float" office:value="3.88364040573643" calcext:value-type="float">
            <text:p>3.88364040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squish</text:p>
          </table:table-cell>
          <table:table-cell table:formula="of:=(SQRT(-[.$H$4]*[.A7]*(4*[.$H$5]^3-3^(9/2)*[.$H$3]^2*[.$H$4]*[.A7]))/(2*3^(9/4)*[.$H$3]^2)-(3^(9/2)*[.$H$3]^2*[.$H$4]*[.A7]-2*[.$H$5]^3)/(2*3^(9/2)*[.$H$3]^3))^(1/3)" office:value-type="float" office:value="-0.00683002529418524" calcext:value-type="float">
            <text:p>-0.0068300253</text:p>
          </table:table-cell>
          <table:table-cell table:formula="of:=([.L7]-[.M7])^(1/3)" office:value-type="float" office:value="-0.00683002524341323" calcext:value-type="float">
            <text:p>-0.0068300252</text:p>
          </table:table-cell>
          <table:table-cell table:formula="of:=SQRT(-[.$H$4]*[.A7]*(4*([.$H$5]/3^(3/2))^3-[.$H$3]^2*[.$H$4]*[.A7]))/(2*[.$H$3]^2)" office:value-type="float" office:value="33.042743135813" calcext:value-type="float">
            <text:p>33.0427431358</text:p>
          </table:table-cell>
          <table:table-cell table:formula="of:=([.$H$4]*[.A7])/(2*[.$H$3])-([.$H$5]/([.$H$3]*3^(3/2)))^3" office:value-type="float" office:value="33.0427434544285" calcext:value-type="float">
            <text:p>33.042743454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LOG([.A8]/[.$H$7];2)/[.$H$6]" office:value-type="float" office:value="2.4" calcext:value-type="float">
            <text:p>2.4</text:p>
          </table:table-cell>
          <table:table-cell table:formula="of:=SQRT(SQRT(3)*[.A8]/[.$H$2])" office:value-type="float" office:value="0.679617697938849" calcext:value-type="float">
            <text:p>0.6796176979</text:p>
          </table:table-cell>
          <table:table-cell table:formula="of:=[.$H$8]*POWER([.$H$9]*[.A8]+[.$H$10];1/3)" office:value-type="float" office:value="4.14182624719581" calcext:value-type="float">
            <text:p>4.1418262472</text:p>
          </table:table-cell>
          <table:table-cell table:formula="of:=-([.K8]+[.$H$5]^2/(27*[.$H$3]^2*[.K8])+[.$H$5]/(3^(3/2)*[.$H$3]))" office:value-type="float" office:value="3.97142538313999" calcext:value-type="float">
            <text:p>3.9714253831</text:p>
          </table:table-cell>
          <table:table-cell table:formula="of:=-([.J8]+[.$H$5]^2/(27*[.$H$3]^2*[.J8])+[.$H$5]/(3^(3/2)*[.$H$3]))" office:value-type="float" office:value="3.97142538313999" calcext:value-type="float">
            <text:p>3.9714253831</text:p>
          </table:table-cell>
          <table:table-cell office:value-type="float" office:value="0.816326530612245" calcext:value-type="float">
            <text:p>0.8163265306</text:p>
          </table:table-cell>
          <table:table-cell office:value-type="string" calcext:value-type="string">
            <text:p>cbrt a</text:p>
          </table:table-cell>
          <table:table-cell table:formula="of:=(SQRT(-[.$H$4]*[.A8]*(4*[.$H$5]^3-3^(9/2)*[.$H$3]^2*[.$H$4]*[.A8]))/(2*3^(9/4)*[.$H$3]^2)-(3^(9/2)*[.$H$3]^2*[.$H$4]*[.A8]-2*[.$H$5]^3)/(2*3^(9/2)*[.$H$3]^3))^(1/3)" office:value-type="float" office:value="-0.00668464184361722" calcext:value-type="float">
            <text:p>-0.0066846418</text:p>
          </table:table-cell>
          <table:table-cell table:formula="of:=([.L8]-[.M8])^(1/3)" office:value-type="float" office:value="-0.00668464184361722" calcext:value-type="float">
            <text:p>-0.0066846418</text:p>
          </table:table-cell>
          <table:table-cell table:formula="of:=SQRT(-[.$H$4]*[.A8]*(4*([.$H$5]/3^(3/2))^3-[.$H$3]^2*[.$H$4]*[.A8]))/(2*[.$H$3]^2)" office:value-type="float" office:value="35.2458986304666" calcext:value-type="float">
            <text:p>35.2458986305</text:p>
          </table:table-cell>
          <table:table-cell table:formula="of:=([.$H$4]*[.A8])/(2*[.$H$3])-([.$H$5]/([.$H$3]*3^(3/2)))^3" office:value-type="float" office:value="35.2458989291661" calcext:value-type="float">
            <text:p>35.245898929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LOG([.A9]/[.$H$7];2)/[.$H$6]" office:value-type="float" office:value="2.53594000115385" calcext:value-type="float">
            <text:p>2.5359400012</text:p>
          </table:table-cell>
          <table:table-cell table:formula="of:=SQRT(SQRT(3)*[.A9]/[.$H$2])" office:value-type="float" office:value="0.720843424240426" calcext:value-type="float">
            <text:p>0.7208434242</text:p>
          </table:table-cell>
          <table:table-cell table:formula="of:=[.$H$8]*POWER([.$H$9]*[.A9]+[.$H$10];1/3)" office:value-type="float" office:value="4.30767288734189" calcext:value-type="float">
            <text:p>4.3076728873</text:p>
          </table:table-cell>
          <table:table-cell table:formula="of:=-([.K9]+[.$H$5]^2/(27*[.$H$3]^2*[.K9])+[.$H$5]/(3^(3/2)*[.$H$3]))" office:value-type="float" office:value="4.13659838331769" calcext:value-type="float">
            <text:p>4.1365983833</text:p>
          </table:table-cell>
          <table:table-cell table:formula="of:=-([.J9]+[.$H$5]^2/(27*[.$H$3]^2*[.J9])+[.$H$5]/(3^(3/2)*[.$H$3]))" office:value-type="float" office:value="4.13659838331769" calcext:value-type="float">
            <text:p>4.1365983833</text:p>
          </table:table-cell>
          <table:table-cell office:value-type="float" office:value="8.16326530612245" calcext:value-type="float">
            <text:p>8.1632653061</text:p>
          </table:table-cell>
          <table:table-cell office:value-type="string" calcext:value-type="string">
            <text:p>cbrt b</text:p>
          </table:table-cell>
          <table:table-cell table:formula="of:=(SQRT(-[.$H$4]*[.A9]*(4*[.$H$5]^3-3^(9/2)*[.$H$3]^2*[.$H$4]*[.A9]))/(2*3^(9/4)*[.$H$3]^2)-(3^(9/2)*[.$H$3]^2*[.$H$4]*[.A9]-2*[.$H$5]^3)/(2*3^(9/2)*[.$H$3]^3))^(1/3)" office:value-type="float" office:value="-0.00642725027619651" calcext:value-type="float">
            <text:p>-0.0064272503</text:p>
          </table:table-cell>
          <table:table-cell table:formula="of:=([.L9]-[.M9])^(1/3)" office:value-type="float" office:value="-0.00642725027619651" calcext:value-type="float">
            <text:p>-0.0064272503</text:p>
          </table:table-cell>
          <table:table-cell table:formula="of:=SQRT(-[.$H$4]*[.A9]*(4*([.$H$5]/3^(3/2))^3-[.$H$3]^2*[.$H$4]*[.A9]))/(2*[.$H$3]^2)" office:value-type="float" office:value="39.6522096131344" calcext:value-type="float">
            <text:p>39.6522096131</text:p>
          </table:table-cell>
          <table:table-cell table:formula="of:=([.$H$4]*[.A9])/(2*[.$H$3])-([.$H$5]/([.$H$3]*3^(3/2)))^3" office:value-type="float" office:value="39.6522098786412" calcext:value-type="float">
            <text:p>39.652209878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LOG([.A10]/[.$H$7];2)/[.$H$6]" office:value-type="float" office:value="2.65754247590989" calcext:value-type="float">
            <text:p>2.6575424759</text:p>
          </table:table-cell>
          <table:table-cell table:formula="of:=SQRT(SQRT(3)*[.A10]/[.$H$2])" office:value-type="float" office:value="0.759835685651593" calcext:value-type="float">
            <text:p>0.7598356857</text:p>
          </table:table-cell>
          <table:table-cell table:formula="of:=[.$H$8]*POWER([.$H$9]*[.A10]+[.$H$10];1/3)" office:value-type="float" office:value="4.46164707352161" calcext:value-type="float">
            <text:p>4.4616470735</text:p>
          </table:table-cell>
          <table:table-cell table:formula="of:=-([.K10]+[.$H$5]^2/(27*[.$H$3]^2*[.K10])+[.$H$5]/(3^(3/2)*[.$H$3]))" office:value-type="float" office:value="4.2899630296785" calcext:value-type="float">
            <text:p>4.2899630297</text:p>
          </table:table-cell>
          <table:table-cell table:formula="of:=-([.J10]+[.$H$5]^2/(27*[.$H$3]^2*[.J10])+[.$H$5]/(3^(3/2)*[.$H$3]))" office:value-type="float" office:value="4.28996294158719" calcext:value-type="float">
            <text:p>4.28996294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rt t</text:p>
          </table:table-cell>
          <table:table-cell table:formula="of:=(SQRT(-[.$H$4]*[.A10]*(4*[.$H$5]^3-3^(9/2)*[.$H$3]^2*[.$H$4]*[.A10]))/(2*3^(9/4)*[.$H$3]^2)-(3^(9/2)*[.$H$3]^2*[.$H$4]*[.A10]-2*[.$H$5]^3)/(2*3^(9/2)*[.$H$3]^3))^(1/3)" office:value-type="float" office:value="-0.00620541804296916" calcext:value-type="float">
            <text:p>-0.006205418</text:p>
          </table:table-cell>
          <table:table-cell table:formula="of:=([.L10]-[.M10])^(1/3)" office:value-type="float" office:value="-0.0062054179199545" calcext:value-type="float">
            <text:p>-0.0062054179</text:p>
          </table:table-cell>
          <table:table-cell table:formula="of:=SQRT(-[.$H$4]*[.A10]*(4*([.$H$5]/3^(3/2))^3-[.$H$3]^2*[.$H$4]*[.A10]))/(2*[.$H$3]^2)" office:value-type="float" office:value="44.0585205891631" calcext:value-type="float">
            <text:p>44.0585205892</text:p>
          </table:table-cell>
          <table:table-cell table:formula="of:=([.$H$4]*[.A10])/(2*[.$H$3])-([.$H$5]/([.$H$3]*3^(3/2)))^3" office:value-type="float" office:value="44.0585208281164" calcext:value-type="float">
            <text:p>44.058520828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LOG([.A11]/[.$H$7];2)/[.$H$6]" office:value-type="float" office:value="2.76754529490984" calcext:value-type="float">
            <text:p>2.7675452949</text:p>
          </table:table-cell>
          <table:table-cell table:formula="of:=SQRT(SQRT(3)*[.A11]/[.$H$2])" office:value-type="float" office:value="0.796922390266824" calcext:value-type="float">
            <text:p>0.7969223903</text:p>
          </table:table-cell>
          <table:table-cell table:formula="of:=[.$H$8]*POWER([.$H$9]*[.A11]+[.$H$10];1/3)" office:value-type="float" office:value="4.60566955618045" calcext:value-type="float">
            <text:p>4.6056695562</text:p>
          </table:table-cell>
          <table:table-cell table:formula="of:=-([.K11]+[.$H$5]^2/(27*[.$H$3]^2*[.K11])+[.$H$5]/(3^(3/2)*[.$H$3]))" office:value-type="float" office:value="4.4334277915315" calcext:value-type="float">
            <text:p>4.4334277915</text:p>
          </table:table-cell>
          <table:table-cell table:formula="of:=-([.J11]+[.$H$5]^2/(27*[.$H$3]^2*[.J11])+[.$H$5]/(3^(3/2)*[.$H$3]))" office:value-type="float" office:value="4.43342769149324" calcext:value-type="float">
            <text:p>4.4334276915</text:p>
          </table:table-cell>
          <table:table-cell table:number-columns-repeated="2"/>
          <table:table-cell table:formula="of:=(SQRT(-[.$H$4]*[.A11]*(4*[.$H$5]^3-3^(9/2)*[.$H$3]^2*[.$H$4]*[.A11]))/(2*3^(9/4)*[.$H$3]^2)-(3^(9/2)*[.$H$3]^2*[.$H$4]*[.A11]-2*[.$H$5]^3)/(2*3^(9/2)*[.$H$3]^3))^(1/3)" office:value-type="float" office:value="-0.00601135130780476" calcext:value-type="float">
            <text:p>-0.0060113513</text:p>
          </table:table-cell>
          <table:table-cell table:formula="of:=([.L11]-[.M11])^(1/3)" office:value-type="float" office:value="-0.00601135117671924" calcext:value-type="float">
            <text:p>-0.0060113512</text:p>
          </table:table-cell>
          <table:table-cell table:formula="of:=SQRT(-[.$H$4]*[.A11]*(4*([.$H$5]/3^(3/2))^3-[.$H$3]^2*[.$H$4]*[.A11]))/(2*[.$H$3]^2)" office:value-type="float" office:value="48.4648315603633" calcext:value-type="float">
            <text:p>48.4648315604</text:p>
          </table:table-cell>
          <table:table-cell table:formula="of:=([.$H$4]*[.A11])/(2*[.$H$3])-([.$H$5]/([.$H$3]*3^(3/2)))^3" office:value-type="float" office:value="48.4648317775916" calcext:value-type="float">
            <text:p>48.464831777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LOG([.A12]/[.$H$7];2)/[.$H$6]" office:value-type="float" office:value="2.86797000057693" calcext:value-type="float">
            <text:p>2.8679700006</text:p>
          </table:table-cell>
          <table:table-cell table:formula="of:=SQRT(SQRT(3)*[.A12]/[.$H$2])" office:value-type="float" office:value="0.832358290057563" calcext:value-type="float">
            <text:p>0.8323582901</text:p>
          </table:table-cell>
          <table:table-cell table:formula="of:=[.$H$8]*POWER([.$H$9]*[.A12]+[.$H$10];1/3)" office:value-type="float" office:value="4.74120749534626" calcext:value-type="float">
            <text:p>4.7412074953</text:p>
          </table:table-cell>
          <table:table-cell table:formula="of:=-([.K12]+[.$H$5]^2/(27*[.$H$3]^2*[.K12])+[.$H$5]/(3^(3/2)*[.$H$3]))" office:value-type="float" office:value="4.56845077066293" calcext:value-type="float">
            <text:p>4.5684507707</text:p>
          </table:table-cell>
          <table:table-cell table:formula="of:=-([.J12]+[.$H$5]^2/(27*[.$H$3]^2*[.J12])+[.$H$5]/(3^(3/2)*[.$H$3]))" office:value-type="float" office:value="4.56845071448606" calcext:value-type="float">
            <text:p>4.5684507145</text:p>
          </table:table-cell>
          <table:table-cell table:number-columns-repeated="2"/>
          <table:table-cell table:formula="of:=(SQRT(-[.$H$4]*[.A12]*(4*[.$H$5]^3-3^(9/2)*[.$H$3]^2*[.$H$4]*[.A12]))/(2*3^(9/4)*[.$H$3]^2)-(3^(9/2)*[.$H$3]^2*[.$H$4]*[.A12]-2*[.$H$5]^3)/(2*3^(9/2)*[.$H$3]^3))^(1/3)" office:value-type="float" office:value="-0.00583948813865323" calcext:value-type="float">
            <text:p>-0.0058394881</text:p>
          </table:table-cell>
          <table:table-cell table:formula="of:=([.L12]-[.M12])^(1/3)" office:value-type="float" office:value="-0.00583948806919569" calcext:value-type="float">
            <text:p>-0.0058394881</text:p>
          </table:table-cell>
          <table:table-cell table:formula="of:=SQRT(-[.$H$4]*[.A12]*(4*([.$H$5]/3^(3/2))^3-[.$H$3]^2*[.$H$4]*[.A12]))/(2*[.$H$3]^2)" office:value-type="float" office:value="52.8711425279424" calcext:value-type="float">
            <text:p>52.8711425279</text:p>
          </table:table-cell>
          <table:table-cell table:formula="of:=([.$H$4]*[.A12])/(2*[.$H$3])-([.$H$5]/([.$H$3]*3^(3/2)))^3" office:value-type="float" office:value="52.8711427270667" calcext:value-type="float">
            <text:p>52.871142727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LOG([.A13]/[.$H$7];2)/[.$H$6]" office:value-type="float" office:value="3.00391000173077" calcext:value-type="float">
            <text:p>3.0039100017</text:p>
          </table:table-cell>
          <table:table-cell table:formula="of:=SQRT(SQRT(3)*[.A13]/[.$H$2])" office:value-type="float" office:value="0.882849286914813" calcext:value-type="float">
            <text:p>0.8828492869</text:p>
          </table:table-cell>
          <table:table-cell table:formula="of:=[.$H$8]*POWER([.$H$9]*[.A13]+[.$H$10];1/3)" office:value-type="float" office:value="4.93105450640109" calcext:value-type="float">
            <text:p>4.9310545064</text:p>
          </table:table-cell>
          <table:table-cell table:formula="of:=-([.K13]+[.$H$5]^2/(27*[.$H$3]^2*[.K13])+[.$H$5]/(3^(3/2)*[.$H$3]))" office:value-type="float" office:value="4.75759128420728" calcext:value-type="float">
            <text:p>4.7575912842</text:p>
          </table:table-cell>
          <table:table-cell table:formula="of:=-([.J13]+[.$H$5]^2/(27*[.$H$3]^2*[.J13])+[.$H$5]/(3^(3/2)*[.$H$3]))" office:value-type="float" office:value="4.75759128420728" calcext:value-type="float">
            <text:p>4.7575912842</text:p>
          </table:table-cell>
          <table:table-cell table:number-columns-repeated="2"/>
          <table:table-cell table:formula="of:=(SQRT(-[.$H$4]*[.A13]*(4*[.$H$5]^3-3^(9/2)*[.$H$3]^2*[.$H$4]*[.A13]))/(2*3^(9/4)*[.$H$3]^2)-(3^(9/2)*[.$H$3]^2*[.$H$4]*[.A13]-2*[.$H$5]^3)/(2*3^(9/2)*[.$H$3]^3))^(1/3)" office:value-type="float" office:value="-0.0056146481075565" calcext:value-type="float">
            <text:p>-0.0056146481</text:p>
          </table:table-cell>
          <table:table-cell table:formula="of:=([.L13]-[.M13])^(1/3)" office:value-type="float" office:value="-0.0056146481075565" calcext:value-type="float">
            <text:p>-0.0056146481</text:p>
          </table:table-cell>
          <table:table-cell table:formula="of:=SQRT(-[.$H$4]*[.A13]*(4*([.$H$5]/3^(3/2))^3-[.$H$3]^2*[.$H$4]*[.A13]))/(2*[.$H$3]^2)" office:value-type="float" office:value="59.4806089742818" calcext:value-type="float">
            <text:p>59.4806089743</text:p>
          </table:table-cell>
          <table:table-cell table:formula="of:=([.$H$4]*[.A13])/(2*[.$H$3])-([.$H$5]/([.$H$3]*3^(3/2)))^3" office:value-type="float" office:value="59.4806091512795" calcext:value-type="float">
            <text:p>59.480609151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LOG([.A14]/[.$H$7];2)/[.$H$6]" office:value-type="float" office:value="3.12551247648681" calcext:value-type="float">
            <text:p>3.1255124765</text:p>
          </table:table-cell>
          <table:table-cell table:formula="of:=SQRT(SQRT(3)*[.A14]/[.$H$2])" office:value-type="float" office:value="0.930604859102099" calcext:value-type="float">
            <text:p>0.9306048591</text:p>
          </table:table-cell>
          <table:table-cell table:formula="of:=[.$H$8]*POWER([.$H$9]*[.A14]+[.$H$10];1/3)" office:value-type="float" office:value="5.10731095030658" calcext:value-type="float">
            <text:p>5.1073109503</text:p>
          </table:table-cell>
          <table:table-cell table:formula="of:=-([.K14]+[.$H$5]^2/(27*[.$H$3]^2*[.K14])+[.$H$5]/(3^(3/2)*[.$H$3]))" office:value-type="float" office:value="4.93320578630469" calcext:value-type="float">
            <text:p>4.9332057863</text:p>
          </table:table-cell>
          <table:table-cell table:formula="of:=-([.J14]+[.$H$5]^2/(27*[.$H$3]^2*[.J14])+[.$H$5]/(3^(3/2)*[.$H$3]))" office:value-type="float" office:value="4.93320578630469" calcext:value-type="float">
            <text:p>4.9332057863</text:p>
          </table:table-cell>
          <table:table-cell table:number-columns-repeated="2"/>
          <table:table-cell table:formula="of:=(SQRT(-[.$H$4]*[.A14]*(4*[.$H$5]^3-3^(9/2)*[.$H$3]^2*[.$H$4]*[.A14]))/(2*3^(9/4)*[.$H$3]^2)-(3^(9/2)*[.$H$3]^2*[.$H$4]*[.A14]-2*[.$H$5]^3)/(2*3^(9/2)*[.$H$3]^3))^(1/3)" office:value-type="float" office:value="-0.00542086921862443" calcext:value-type="float">
            <text:p>-0.0054208692</text:p>
          </table:table-cell>
          <table:table-cell table:formula="of:=([.L14]-[.M14])^(1/3)" office:value-type="float" office:value="-0.00542086921862443" calcext:value-type="float">
            <text:p>-0.0054208692</text:p>
          </table:table-cell>
          <table:table-cell table:formula="of:=SQRT(-[.$H$4]*[.A14]*(4*([.$H$5]/3^(3/2))^3-[.$H$3]^2*[.$H$4]*[.A14]))/(2*[.$H$3]^2)" office:value-type="float" office:value="66.0900754161955" calcext:value-type="float">
            <text:p>66.0900754162</text:p>
          </table:table-cell>
          <table:table-cell table:formula="of:=([.$H$4]*[.A14])/(2*[.$H$3])-([.$H$5]/([.$H$3]*3^(3/2)))^3" office:value-type="float" office:value="66.0900755754922" calcext:value-type="float">
            <text:p>66.09007557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LOG([.A15]/[.$H$7];2)/[.$H$6]" office:value-type="float" office:value="3.23551529548676" calcext:value-type="float">
            <text:p>3.2355152955</text:p>
          </table:table-cell>
          <table:table-cell table:formula="of:=SQRT(SQRT(3)*[.A15]/[.$H$2])" office:value-type="float" office:value="0.976026610376419" calcext:value-type="float">
            <text:p>0.9760266104</text:p>
          </table:table-cell>
          <table:table-cell table:formula="of:=[.$H$8]*POWER([.$H$9]*[.A15]+[.$H$10];1/3)" office:value-type="float" office:value="5.27217553745404" calcext:value-type="float">
            <text:p>5.2721755375</text:p>
          </table:table-cell>
          <table:table-cell table:formula="of:=-([.K15]+[.$H$5]^2/(27*[.$H$3]^2*[.K15])+[.$H$5]/(3^(3/2)*[.$H$3]))" office:value-type="float" office:value="5.09748096502081" calcext:value-type="float">
            <text:p>5.097480965</text:p>
          </table:table-cell>
          <table:table-cell table:formula="of:=-([.J15]+[.$H$5]^2/(27*[.$H$3]^2*[.J15])+[.$H$5]/(3^(3/2)*[.$H$3]))" office:value-type="float" office:value="5.09748062135408" calcext:value-type="float">
            <text:p>5.0974806214</text:p>
          </table:table-cell>
          <table:table-cell table:number-columns-repeated="2"/>
          <table:table-cell table:formula="of:=(SQRT(-[.$H$4]*[.A15]*(4*[.$H$5]^3-3^(9/2)*[.$H$3]^2*[.$H$4]*[.A15]))/(2*3^(9/4)*[.$H$3]^2)-(3^(9/2)*[.$H$3]^2*[.$H$4]*[.A15]-2*[.$H$5]^3)/(2*3^(9/2)*[.$H$3]^3))^(1/3)" office:value-type="float" office:value="-0.00525134410198949" calcext:value-type="float">
            <text:p>-0.0052513441</text:p>
          </table:table-cell>
          <table:table-cell table:formula="of:=([.L15]-[.M15])^(1/3)" office:value-type="float" office:value="-0.00525134375844103" calcext:value-type="float">
            <text:p>-0.0052513438</text:p>
          </table:table-cell>
          <table:table-cell table:formula="of:=SQRT(-[.$H$4]*[.A15]*(4*([.$H$5]/3^(3/2))^3-[.$H$3]^2*[.$H$4]*[.A15]))/(2*[.$H$3]^2)" office:value-type="float" office:value="72.6995418548907" calcext:value-type="float">
            <text:p>72.6995418549</text:p>
          </table:table-cell>
          <table:table-cell table:formula="of:=([.$H$4]*[.A15])/(2*[.$H$3])-([.$H$5]/([.$H$3]*3^(3/2)))^3" office:value-type="float" office:value="72.6995419997049" calcext:value-type="float">
            <text:p>72.699541999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LOG([.A16]/[.$H$7];2)/[.$H$6]" office:value-type="float" office:value="3.36756269250316" calcext:value-type="float">
            <text:p>3.3675626925</text:p>
          </table:table-cell>
          <table:table-cell table:formula="of:=SQRT(SQRT(3)*[.A16]/[.$H$2])" office:value-type="float" office:value="1.03348826698749" calcext:value-type="float">
            <text:p>1.033488267</text:p>
          </table:table-cell>
          <table:table-cell table:formula="of:=[.$H$8]*POWER([.$H$9]*[.A16]+[.$H$10];1/3)" office:value-type="float" office:value="5.47712252596232" calcext:value-type="float">
            <text:p>5.477122526</text:p>
          </table:table-cell>
          <table:table-cell table:formula="of:=-([.K16]+[.$H$5]^2/(27*[.$H$3]^2*[.K16])+[.$H$5]/(3^(3/2)*[.$H$3]))" office:value-type="float" office:value="5.30170856193995" calcext:value-type="float">
            <text:p>5.3017085619</text:p>
          </table:table-cell>
          <table:table-cell table:formula="of:=-([.J16]+[.$H$5]^2/(27*[.$H$3]^2*[.J16])+[.$H$5]/(3^(3/2)*[.$H$3]))" office:value-type="float" office:value="5.30170836177236" calcext:value-type="float">
            <text:p>5.3017083618</text:p>
          </table:table-cell>
          <table:table-cell table:number-columns-repeated="2"/>
          <table:table-cell table:formula="of:=(SQRT(-[.$H$4]*[.A16]*(4*[.$H$5]^3-3^(9/2)*[.$H$3]^2*[.$H$4]*[.A16]))/(2*3^(9/4)*[.$H$3]^2)-(3^(9/2)*[.$H$3]^2*[.$H$4]*[.A16]-2*[.$H$5]^3)/(2*3^(9/2)*[.$H$3]^3))^(1/3)" office:value-type="float" office:value="-0.00505483375160724" calcext:value-type="float">
            <text:p>-0.0050548338</text:p>
          </table:table-cell>
          <table:table-cell table:formula="of:=([.L16]-[.M16])^(1/3)" office:value-type="float" office:value="-0.00505483356621771" calcext:value-type="float">
            <text:p>-0.0050548336</text:p>
          </table:table-cell>
          <table:table-cell table:formula="of:=SQRT(-[.$H$4]*[.A16]*(4*([.$H$5]/3^(3/2))^3-[.$H$3]^2*[.$H$4]*[.A16]))/(2*[.$H$3]^2)" office:value-type="float" office:value="81.5121637694975" calcext:value-type="float">
            <text:p>81.5121637695</text:p>
          </table:table-cell>
          <table:table-cell table:formula="of:=([.$H$4]*[.A16])/(2*[.$H$3])-([.$H$5]/([.$H$3]*3^(3/2)))^3" office:value-type="float" office:value="81.5121638986553" calcext:value-type="float">
            <text:p>81.512163898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formula="of:=LOG([.A17]/[.$H$7];2)/[.$H$6]" office:value-type="float" office:value="3.48604160369447" calcext:value-type="float">
            <text:p>3.4860416037</text:p>
          </table:table-cell>
          <table:table-cell table:formula="of:=SQRT(SQRT(3)*[.A17]/[.$H$2])" office:value-type="float" office:value="1.08791913846514" calcext:value-type="float">
            <text:p>1.0879191385</text:p>
          </table:table-cell>
          <table:table-cell table:formula="of:=[.$H$8]*POWER([.$H$9]*[.A17]+[.$H$10];1/3)" office:value-type="float" office:value="5.66778238741306" calcext:value-type="float">
            <text:p>5.6677823874</text:p>
          </table:table-cell>
          <table:table-cell table:formula="of:=-([.K17]+[.$H$5]^2/(27*[.$H$3]^2*[.K17])+[.$H$5]/(3^(3/2)*[.$H$3]))" office:value-type="float" office:value="5.49171095499012" calcext:value-type="float">
            <text:p>5.491710955</text:p>
          </table:table-cell>
          <table:table-cell table:formula="of:=-([.J17]+[.$H$5]^2/(27*[.$H$3]^2*[.J17])+[.$H$5]/(3^(3/2)*[.$H$3]))" office:value-type="float" office:value="5.49171095499012" calcext:value-type="float">
            <text:p>5.491710955</text:p>
          </table:table-cell>
          <table:table-cell table:number-columns-repeated="2"/>
          <table:table-cell table:formula="of:=(SQRT(-[.$H$4]*[.A17]*(4*[.$H$5]^3-3^(9/2)*[.$H$3]^2*[.$H$4]*[.A17]))/(2*3^(9/4)*[.$H$3]^2)-(3^(9/2)*[.$H$3]^2*[.$H$4]*[.A17]-2*[.$H$5]^3)/(2*3^(9/2)*[.$H$3]^3))^(1/3)" office:value-type="float" office:value="-0.00488478402155193" calcext:value-type="float">
            <text:p>-0.004884784</text:p>
          </table:table-cell>
          <table:table-cell table:formula="of:=([.L17]-[.M17])^(1/3)" office:value-type="float" office:value="-0.00488478402155193" calcext:value-type="float">
            <text:p>-0.004884784</text:p>
          </table:table-cell>
          <table:table-cell table:formula="of:=SQRT(-[.$H$4]*[.A17]*(4*([.$H$5]/3^(3/2))^3-[.$H$3]^2*[.$H$4]*[.A17]))/(2*[.$H$3]^2)" office:value-type="float" office:value="90.3247856810492" calcext:value-type="float">
            <text:p>90.324785681</text:p>
          </table:table-cell>
          <table:table-cell table:formula="of:=([.$H$4]*[.A17])/(2*[.$H$3])-([.$H$5]/([.$H$3]*3^(3/2)))^3" office:value-type="float" office:value="90.3247857976056" calcext:value-type="float">
            <text:p>90.324785797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LOG([.A18]/[.$H$7];2)/[.$H$6]" office:value-type="float" office:value="3.61884956484561" calcext:value-type="float">
            <text:p>3.6188495648</text:p>
          </table:table-cell>
          <table:table-cell table:formula="of:=SQRT(SQRT(3)*[.A18]/[.$H$2])" office:value-type="float" office:value="1.15234787244831" calcext:value-type="float">
            <text:p>1.1523478724</text:p>
          </table:table-cell>
          <table:table-cell table:formula="of:=[.$H$8]*POWER([.$H$9]*[.A18]+[.$H$10];1/3)" office:value-type="float" office:value="5.88940145034134" calcext:value-type="float">
            <text:p>5.8894014503</text:p>
          </table:table-cell>
          <table:table-cell table:formula="of:=-([.K18]+[.$H$5]^2/(27*[.$H$3]^2*[.K18])+[.$H$5]/(3^(3/2)*[.$H$3]))" office:value-type="float" office:value="5.71257867144282" calcext:value-type="float">
            <text:p>5.7125786714</text:p>
          </table:table-cell>
          <table:table-cell table:formula="of:=-([.J18]+[.$H$5]^2/(27*[.$H$3]^2*[.J18])+[.$H$5]/(3^(3/2)*[.$H$3]))" office:value-type="float" office:value="5.71257893906939" calcext:value-type="float">
            <text:p>5.7125789391</text:p>
          </table:table-cell>
          <table:table-cell table:number-columns-repeated="2"/>
          <table:table-cell table:formula="of:=(SQRT(-[.$H$4]*[.A18]*(4*[.$H$5]^3-3^(9/2)*[.$H$3]^2*[.$H$4]*[.A18]))/(2*3^(9/4)*[.$H$3]^2)-(3^(9/2)*[.$H$3]^2*[.$H$4]*[.A18]-2*[.$H$5]^3)/(2*3^(9/2)*[.$H$3]^3))^(1/3)" office:value-type="float" office:value="-0.00470096024769554" calcext:value-type="float">
            <text:p>-0.0047009602</text:p>
          </table:table-cell>
          <table:table-cell table:formula="of:=([.L18]-[.M18])^(1/3)" office:value-type="float" office:value="-0.00470096046204667" calcext:value-type="float">
            <text:p>-0.0047009605</text:p>
          </table:table-cell>
          <table:table-cell table:formula="of:=SQRT(-[.$H$4]*[.A18]*(4*([.$H$5]/3^(3/2))^3-[.$H$3]^2*[.$H$4]*[.A18]))/(2*[.$H$3]^2)" office:value-type="float" office:value="101.340563067407" calcext:value-type="float">
            <text:p>101.3405630674</text:p>
          </table:table-cell>
          <table:table-cell table:formula="of:=([.$H$4]*[.A18])/(2*[.$H$3])-([.$H$5]/([.$H$3]*3^(3/2)))^3" office:value-type="float" office:value="101.340563171294" calcext:value-type="float">
            <text:p>101.340563171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LOG([.A19]/[.$H$7];2)/[.$H$6]" office:value-type="float" office:value="3.7379402735772" calcext:value-type="float">
            <text:p>3.7379402736</text:p>
          </table:table-cell>
          <table:table-cell table:formula="of:=SQRT(SQRT(3)*[.A19]/[.$H$2])" office:value-type="float" office:value="1.21336028715034" calcext:value-type="float">
            <text:p>1.2133602872</text:p>
          </table:table-cell>
          <table:table-cell table:formula="of:=[.$H$8]*POWER([.$H$9]*[.A19]+[.$H$10];1/3)" office:value-type="float" office:value="6.09548977513733" calcext:value-type="float">
            <text:p>6.0954897751</text:p>
          </table:table-cell>
          <table:table-cell table:formula="of:=-([.K19]+[.$H$5]^2/(27*[.$H$3]^2*[.K19])+[.$H$5]/(3^(3/2)*[.$H$3]))" office:value-type="float" office:value="5.91798002118934" calcext:value-type="float">
            <text:p>5.9179800212</text:p>
          </table:table-cell>
          <table:table-cell table:formula="of:=-([.J19]+[.$H$5]^2/(27*[.$H$3]^2*[.J19])+[.$H$5]/(3^(3/2)*[.$H$3]))" office:value-type="float" office:value="5.91798002118934" calcext:value-type="float">
            <text:p>5.9179800212</text:p>
          </table:table-cell>
          <table:table-cell table:number-columns-repeated="2"/>
          <table:table-cell table:formula="of:=(SQRT(-[.$H$4]*[.A19]*(4*[.$H$5]^3-3^(9/2)*[.$H$3]^2*[.$H$4]*[.A19]))/(2*3^(9/4)*[.$H$3]^2)-(3^(9/2)*[.$H$3]^2*[.$H$4]*[.A19]-2*[.$H$5]^3)/(2*3^(9/2)*[.$H$3]^3))^(1/3)" office:value-type="float" office:value="-0.00454201431918797" calcext:value-type="float">
            <text:p>-0.0045420143</text:p>
          </table:table-cell>
          <table:table-cell table:formula="of:=([.L19]-[.M19])^(1/3)" office:value-type="float" office:value="-0.00454201431918797" calcext:value-type="float">
            <text:p>-0.0045420143</text:p>
          </table:table-cell>
          <table:table-cell table:formula="of:=SQRT(-[.$H$4]*[.A19]*(4*([.$H$5]/3^(3/2))^3-[.$H$3]^2*[.$H$4]*[.A19]))/(2*[.$H$3]^2)" office:value-type="float" office:value="112.35634045128" calcext:value-type="float">
            <text:p>112.3563404513</text:p>
          </table:table-cell>
          <table:table-cell table:formula="of:=([.$H$4]*[.A19])/(2*[.$H$3])-([.$H$5]/([.$H$3]*3^(3/2)))^3" office:value-type="float" office:value="112.356340544981" calcext:value-type="float">
            <text:p>112.35634054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formula="of:=LOG([.A20]/[.$H$7];2)/[.$H$6]" office:value-type="float" office:value="3.86631201133179" calcext:value-type="float">
            <text:p>3.8663120113</text:p>
          </table:table-cell>
          <table:table-cell table:formula="of:=SQRT(SQRT(3)*[.A20]/[.$H$2])" office:value-type="float" office:value="1.28275027467954" calcext:value-type="float">
            <text:p>1.2827502747</text:p>
          </table:table-cell>
          <table:table-cell table:formula="of:=[.$H$8]*POWER([.$H$9]*[.A20]+[.$H$10];1/3)" office:value-type="float" office:value="6.32572294875739" calcext:value-type="float">
            <text:p>6.3257229488</text:p>
          </table:table-cell>
          <table:table-cell table:formula="of:=-([.K20]+[.$H$5]^2/(27*[.$H$3]^2*[.K20])+[.$H$5]/(3^(3/2)*[.$H$3]))" office:value-type="float" office:value="6.14745759830215" calcext:value-type="float">
            <text:p>6.1474575983</text:p>
          </table:table-cell>
          <table:table-cell table:formula="of:=-([.J20]+[.$H$5]^2/(27*[.$H$3]^2*[.J20])+[.$H$5]/(3^(3/2)*[.$H$3]))" office:value-type="float" office:value="6.14745759830215" calcext:value-type="float">
            <text:p>6.1474575983</text:p>
          </table:table-cell>
          <table:table-cell table:number-columns-repeated="2"/>
          <table:table-cell table:formula="of:=(SQRT(-[.$H$4]*[.A20]*(4*[.$H$5]^3-3^(9/2)*[.$H$3]^2*[.$H$4]*[.A20]))/(2*3^(9/4)*[.$H$3]^2)-(3^(9/2)*[.$H$3]^2*[.$H$4]*[.A20]-2*[.$H$5]^3)/(2*3^(9/2)*[.$H$3]^3))^(1/3)" office:value-type="float" office:value="-0.00437669505457205" calcext:value-type="float">
            <text:p>-0.0043766951</text:p>
          </table:table-cell>
          <table:table-cell table:formula="of:=([.L20]-[.M20])^(1/3)" office:value-type="float" office:value="-0.00437669505457205" calcext:value-type="float">
            <text:p>-0.0043766951</text:p>
          </table:table-cell>
          <table:table-cell table:formula="of:=SQRT(-[.$H$4]*[.A20]*(4*([.$H$5]/3^(3/2))^3-[.$H$3]^2*[.$H$4]*[.A20]))/(2*[.$H$3]^2)" office:value-type="float" office:value="125.575273309569" calcext:value-type="float">
            <text:p>125.5752733096</text:p>
          </table:table-cell>
          <table:table-cell table:formula="of:=([.$H$4]*[.A20])/(2*[.$H$3])-([.$H$5]/([.$H$3]*3^(3/2)))^3" office:value-type="float" office:value="125.575273393407" calcext:value-type="float">
            <text:p>125.575273393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formula="of:=LOG([.A21]/[.$H$7];2)/[.$H$6]" office:value-type="float" office:value="4" calcext:value-type="float">
            <text:p>4</text:p>
          </table:table-cell>
          <table:table-cell table:formula="of:=SQRT(SQRT(3)*[.A21]/[.$H$2])" office:value-type="float" office:value="1.3592353958777" calcext:value-type="float">
            <text:p>1.3592353959</text:p>
          </table:table-cell>
          <table:table-cell table:formula="of:=[.$H$8]*POWER([.$H$9]*[.A21]+[.$H$10];1/3)" office:value-type="float" office:value="6.57473934186812" calcext:value-type="float">
            <text:p>6.5747393419</text:p>
          </table:table-cell>
          <table:table-cell table:formula="of:=-([.K21]+[.$H$5]^2/(27*[.$H$3]^2*[.K21])+[.$H$5]/(3^(3/2)*[.$H$3]))" office:value-type="float" office:value="6.39566827038432" calcext:value-type="float">
            <text:p>6.3956682704</text:p>
          </table:table-cell>
          <table:table-cell table:formula="of:=-([.J21]+[.$H$5]^2/(27*[.$H$3]^2*[.J21])+[.$H$5]/(3^(3/2)*[.$H$3]))" office:value-type="float" office:value="6.39566827038432" calcext:value-type="float">
            <text:p>6.3956682704</text:p>
          </table:table-cell>
          <table:table-cell table:number-columns-repeated="2"/>
          <table:table-cell table:formula="of:=(SQRT(-[.$H$4]*[.A21]*(4*[.$H$5]^3-3^(9/2)*[.$H$3]^2*[.$H$4]*[.A21]))/(2*3^(9/4)*[.$H$3]^2)-(3^(9/2)*[.$H$3]^2*[.$H$4]*[.A21]-2*[.$H$5]^3)/(2*3^(9/2)*[.$H$3]^3))^(1/3)" office:value-type="float" office:value="-0.00421092361181284" calcext:value-type="float">
            <text:p>-0.0042109236</text:p>
          </table:table-cell>
          <table:table-cell table:formula="of:=([.L21]-[.M21])^(1/3)" office:value-type="float" office:value="-0.00421092361181284" calcext:value-type="float">
            <text:p>-0.0042109236</text:p>
          </table:table-cell>
          <table:table-cell table:formula="of:=SQRT(-[.$H$4]*[.A21]*(4*([.$H$5]/3^(3/2))^3-[.$H$3]^2*[.$H$4]*[.A21]))/(2*[.$H$3]^2)" office:value-type="float" office:value="140.997361641902" calcext:value-type="float">
            <text:p>140.9973616419</text:p>
          </table:table-cell>
          <table:table-cell table:formula="of:=([.$H$4]*[.A21])/(2*[.$H$3])-([.$H$5]/([.$H$3]*3^(3/2)))^3" office:value-type="float" office:value="140.99736171657" calcext:value-type="float">
            <text:p>140.997361716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formula="of:=LOG([.A22]/[.$H$7];2)/[.$H$6]" office:value-type="float" office:value="4.13594000115385" calcext:value-type="float">
            <text:p>4.1359400012</text:p>
          </table:table-cell>
          <table:table-cell table:formula="of:=SQRT(SQRT(3)*[.A22]/[.$H$2])" office:value-type="float" office:value="1.44168684848085" calcext:value-type="float">
            <text:p>1.4416868485</text:p>
          </table:table-cell>
          <table:table-cell table:formula="of:=[.$H$8]*POWER([.$H$9]*[.A22]+[.$H$10];1/3)" office:value-type="float" office:value="6.8380044729014" calcext:value-type="float">
            <text:p>6.8380044729</text:p>
          </table:table-cell>
          <table:table-cell table:formula="of:=-([.K22]+[.$H$5]^2/(27*[.$H$3]^2*[.K22])+[.$H$5]/(3^(3/2)*[.$H$3]))" office:value-type="float" office:value="6.65809444498265" calcext:value-type="float">
            <text:p>6.658094445</text:p>
          </table:table-cell>
          <table:table-cell table:formula="of:=-([.J22]+[.$H$5]^2/(27*[.$H$3]^2*[.J22])+[.$H$5]/(3^(3/2)*[.$H$3]))" office:value-type="float" office:value="6.65809444498265" calcext:value-type="float">
            <text:p>6.658094445</text:p>
          </table:table-cell>
          <table:table-cell table:number-columns-repeated="2"/>
          <table:table-cell table:formula="of:=(SQRT(-[.$H$4]*[.A22]*(4*[.$H$5]^3-3^(9/2)*[.$H$3]^2*[.$H$4]*[.A22]))/(2*3^(9/4)*[.$H$3]^2)-(3^(9/2)*[.$H$3]^2*[.$H$4]*[.A22]-2*[.$H$5]^3)/(2*3^(9/2)*[.$H$3]^3))^(1/3)" office:value-type="float" office:value="-0.00404879696617855" calcext:value-type="float">
            <text:p>-0.004048797</text:p>
          </table:table-cell>
          <table:table-cell table:formula="of:=([.L22]-[.M22])^(1/3)" office:value-type="float" office:value="-0.00404879696617855" calcext:value-type="float">
            <text:p>-0.004048797</text:p>
          </table:table-cell>
          <table:table-cell table:formula="of:=SQRT(-[.$H$4]*[.A22]*(4*([.$H$5]/3^(3/2))^3-[.$H$3]^2*[.$H$4]*[.A22]))/(2*[.$H$3]^2)" office:value-type="float" office:value="158.6226054481" calcext:value-type="float">
            <text:p>158.6226054481</text:p>
          </table:table-cell>
          <table:table-cell table:formula="of:=([.$H$4]*[.A22])/(2*[.$H$3])-([.$H$5]/([.$H$3]*3^(3/2)))^3" office:value-type="float" office:value="158.622605514471" calcext:value-type="float">
            <text:p>158.622605514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LOG([.A23]/[.$H$7];2)/[.$H$6]" office:value-type="float" office:value="4.2718800023077" calcext:value-type="float">
            <text:p>4.2718800023</text:p>
          </table:table-cell>
          <table:table-cell table:formula="of:=SQRT(SQRT(3)*[.A23]/[.$H$2])" office:value-type="float" office:value="1.52913982036241" calcext:value-type="float">
            <text:p>1.5291398204</text:p>
          </table:table-cell>
          <table:table-cell table:formula="of:=[.$H$8]*POWER([.$H$9]*[.A23]+[.$H$10];1/3)" office:value-type="float" office:value="7.11181124301938" calcext:value-type="float">
            <text:p>7.111811243</text:p>
          </table:table-cell>
          <table:table-cell table:formula="of:=-([.K23]+[.$H$5]^2/(27*[.$H$3]^2*[.K23])+[.$H$5]/(3^(3/2)*[.$H$3]))" office:value-type="float" office:value="6.93104014022309" calcext:value-type="float">
            <text:p>6.9310401402</text:p>
          </table:table-cell>
          <table:table-cell table:formula="of:=-([.J23]+[.$H$5]^2/(27*[.$H$3]^2*[.J23])+[.$H$5]/(3^(3/2)*[.$H$3]))" office:value-type="float" office:value="6.93104127867864" calcext:value-type="float">
            <text:p>6.9310412787</text:p>
          </table:table-cell>
          <table:table-cell table:number-columns-repeated="2"/>
          <table:table-cell table:formula="of:=(SQRT(-[.$H$4]*[.A23]*(4*[.$H$5]^3-3^(9/2)*[.$H$3]^2*[.$H$4]*[.A23]))/(2*3^(9/4)*[.$H$3]^2)-(3^(9/2)*[.$H$3]^2*[.$H$4]*[.A23]-2*[.$H$5]^3)/(2*3^(9/2)*[.$H$3]^3))^(1/3)" office:value-type="float" office:value="-0.00389291267769655" calcext:value-type="float">
            <text:p>-0.0038929127</text:p>
          </table:table-cell>
          <table:table-cell table:formula="of:=([.L23]-[.M23])^(1/3)" office:value-type="float" office:value="-0.00389291330283981" calcext:value-type="float">
            <text:p>-0.0038929133</text:p>
          </table:table-cell>
          <table:table-cell table:formula="of:=SQRT(-[.$H$4]*[.A23]*(4*([.$H$5]/3^(3/2))^3-[.$H$3]^2*[.$H$4]*[.A23]))/(2*[.$H$3]^2)" office:value-type="float" office:value="178.451004728113" calcext:value-type="float">
            <text:p>178.4510047281</text:p>
          </table:table-cell>
          <table:table-cell table:formula="of:=([.$H$4]*[.A23])/(2*[.$H$3])-([.$H$5]/([.$H$3]*3^(3/2)))^3" office:value-type="float" office:value="178.451004787109" calcext:value-type="float">
            <text:p>178.451004787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formula="of:=LOG([.A24]/[.$H$7];2)/[.$H$6]" office:value-type="float" office:value="4.40623571215896" calcext:value-type="float">
            <text:p>4.4062357122</text:p>
          </table:table-cell>
          <table:table-cell table:formula="of:=SQRT(SQRT(3)*[.A24]/[.$H$2])" office:value-type="float" office:value="1.62078491010152" calcext:value-type="float">
            <text:p>1.6207849101</text:p>
          </table:table-cell>
          <table:table-cell table:formula="of:=[.$H$8]*POWER([.$H$9]*[.A24]+[.$H$10];1/3)" office:value-type="float" office:value="7.39319814441785" calcext:value-type="float">
            <text:p>7.3931981444</text:p>
          </table:table-cell>
          <table:table-cell table:formula="of:=-([.K24]+[.$H$5]^2/(27*[.$H$3]^2*[.K24])+[.$H$5]/(3^(3/2)*[.$H$3]))" office:value-type="float" office:value="7.21155413708891" calcext:value-type="float">
            <text:p>7.2115541371</text:p>
          </table:table-cell>
          <table:table-cell table:formula="of:=-([.J24]+[.$H$5]^2/(27*[.$H$3]^2*[.J24])+[.$H$5]/(3^(3/2)*[.$H$3]))" office:value-type="float" office:value="7.21155413708891" calcext:value-type="float">
            <text:p>7.2115541371</text:p>
          </table:table-cell>
          <table:table-cell table:number-columns-repeated="2"/>
          <table:table-cell table:formula="of:=(SQRT(-[.$H$4]*[.A24]*(4*[.$H$5]^3-3^(9/2)*[.$H$3]^2*[.$H$4]*[.A24]))/(2*3^(9/4)*[.$H$3]^2)-(3^(9/2)*[.$H$3]^2*[.$H$4]*[.A24]-2*[.$H$5]^3)/(2*3^(9/2)*[.$H$3]^3))^(1/3)" office:value-type="float" office:value="-0.00374474460336292" calcext:value-type="float">
            <text:p>-0.0037447446</text:p>
          </table:table-cell>
          <table:table-cell table:formula="of:=([.L24]-[.M24])^(1/3)" office:value-type="float" office:value="-0.00374474460336292" calcext:value-type="float">
            <text:p>-0.0037447446</text:p>
          </table:table-cell>
          <table:table-cell table:formula="of:=SQRT(-[.$H$4]*[.A24]*(4*([.$H$5]/3^(3/2))^3-[.$H$3]^2*[.$H$4]*[.A24]))/(2*[.$H$3]^2)" office:value-type="float" office:value="200.482559481972" calcext:value-type="float">
            <text:p>200.482559482</text:p>
          </table:table-cell>
          <table:table-cell table:formula="of:=([.$H$4]*[.A24])/(2*[.$H$3])-([.$H$5]/([.$H$3]*3^(3/2)))^3" office:value-type="float" office:value="200.482559534485" calcext:value-type="float">
            <text:p>200.4825595345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table:formula="of:=LOG([.A25]/[.$H$7];2)/[.$H$6]" office:value-type="float" office:value="4.5379402735772" calcext:value-type="float">
            <text:p>4.5379402736</text:p>
          </table:table-cell>
          <table:table-cell table:formula="of:=SQRT(SQRT(3)*[.A25]/[.$H$2])" office:value-type="float" office:value="1.71595057413292" calcext:value-type="float">
            <text:p>1.7159505741</text:p>
          </table:table-cell>
          <table:table-cell table:formula="of:=[.$H$8]*POWER([.$H$9]*[.A25]+[.$H$10];1/3)" office:value-type="float" office:value="7.67983587711449" calcext:value-type="float">
            <text:p>7.6798358771</text:p>
          </table:table-cell>
          <table:table-cell table:formula="of:=-([.K25]+[.$H$5]^2/(27*[.$H$3]^2*[.K25])+[.$H$5]/(3^(3/2)*[.$H$3]))" office:value-type="float" office:value="7.49731198204761" calcext:value-type="float">
            <text:p>7.497311982</text:p>
          </table:table-cell>
          <table:table-cell table:formula="of:=-([.J25]+[.$H$5]^2/(27*[.$H$3]^2*[.J25])+[.$H$5]/(3^(3/2)*[.$H$3]))" office:value-type="float" office:value="7.49731353029257" calcext:value-type="float">
            <text:p>7.4973135303</text:p>
          </table:table-cell>
          <table:table-cell table:number-columns-repeated="2"/>
          <table:table-cell table:formula="of:=(SQRT(-[.$H$4]*[.A25]*(4*[.$H$5]^3-3^(9/2)*[.$H$3]^2*[.$H$4]*[.A25]))/(2*3^(9/4)*[.$H$3]^2)-(3^(9/2)*[.$H$3]^2*[.$H$4]*[.A25]-2*[.$H$5]^3)/(2*3^(9/2)*[.$H$3]^3))^(1/3)" office:value-type="float" office:value="-0.0036049749152518" calcext:value-type="float">
            <text:p>-0.0036049749</text:p>
          </table:table-cell>
          <table:table-cell table:formula="of:=([.L25]-[.M25])^(1/3)" office:value-type="float" office:value="-0.00360497564424648" calcext:value-type="float">
            <text:p>-0.0036049756</text:p>
          </table:table-cell>
          <table:table-cell table:formula="of:=SQRT(-[.$H$4]*[.A25]*(4*([.$H$5]/3^(3/2))^3-[.$H$3]^2*[.$H$4]*[.A25]))/(2*[.$H$3]^2)" office:value-type="float" office:value="224.717269709748" calcext:value-type="float">
            <text:p>224.7172697097</text:p>
          </table:table-cell>
          <table:table-cell table:formula="of:=([.$H$4]*[.A25])/(2*[.$H$3])-([.$H$5]/([.$H$3]*3^(3/2)))^3" office:value-type="float" office:value="224.717269756598" calcext:value-type="float">
            <text:p>224.717269756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table:formula="of:=LOG([.A26]/[.$H$7];2)/[.$H$6]" office:value-type="float" office:value="4.66631201133179" calcext:value-type="float">
            <text:p>4.6663120113</text:p>
          </table:table-cell>
          <table:table-cell table:formula="of:=SQRT(SQRT(3)*[.A26]/[.$H$2])" office:value-type="float" office:value="1.81408283558962" calcext:value-type="float">
            <text:p>1.8140828356</text:p>
          </table:table-cell>
          <table:table-cell table:formula="of:=[.$H$8]*POWER([.$H$9]*[.A26]+[.$H$10];1/3)" office:value-type="float" office:value="7.96991149894251" calcext:value-type="float">
            <text:p>7.9699114989</text:p>
          </table:table-cell>
          <table:table-cell table:formula="of:=-([.K26]+[.$H$5]^2/(27*[.$H$3]^2*[.K26])+[.$H$5]/(3^(3/2)*[.$H$3]))" office:value-type="float" office:value="7.78651079446623" calcext:value-type="float">
            <text:p>7.7865107945</text:p>
          </table:table-cell>
          <table:table-cell table:formula="of:=-([.J26]+[.$H$5]^2/(27*[.$H$3]^2*[.J26])+[.$H$5]/(3^(3/2)*[.$H$3]))" office:value-type="float" office:value="7.78650899864983" calcext:value-type="float">
            <text:p>7.7865089986</text:p>
          </table:table-cell>
          <table:table-cell table:number-columns-repeated="2"/>
          <table:table-cell table:formula="of:=(SQRT(-[.$H$4]*[.A26]*(4*[.$H$5]^3-3^(9/2)*[.$H$3]^2*[.$H$4]*[.A26]))/(2*3^(9/4)*[.$H$3]^2)-(3^(9/2)*[.$H$3]^2*[.$H$4]*[.A26]-2*[.$H$5]^3)/(2*3^(9/2)*[.$H$3]^3))^(1/3)" office:value-type="float" office:value="-0.00347376495053395" calcext:value-type="float">
            <text:p>-0.003473765</text:p>
          </table:table-cell>
          <table:table-cell table:formula="of:=([.L26]-[.M26])^(1/3)" office:value-type="float" office:value="-0.00347376416542816" calcext:value-type="float">
            <text:p>-0.0034737642</text:p>
          </table:table-cell>
          <table:table-cell table:formula="of:=SQRT(-[.$H$4]*[.A26]*(4*([.$H$5]/3^(3/2))^3-[.$H$3]^2*[.$H$4]*[.A26]))/(2*[.$H$3]^2)" office:value-type="float" office:value="251.155135411531" calcext:value-type="float">
            <text:p>251.1551354115</text:p>
          </table:table-cell>
          <table:table-cell table:formula="of:=([.$H$4]*[.A26])/(2*[.$H$3])-([.$H$5]/([.$H$3]*3^(3/2)))^3" office:value-type="float" office:value="251.155135453449" calcext:value-type="float">
            <text:p>251.155135453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table:formula="of:=LOG([.A27]/[.$H$7];2)/[.$H$6]" office:value-type="float" office:value="4.8" calcext:value-type="float">
            <text:p>4.8</text:p>
          </table:table-cell>
          <table:table-cell table:formula="of:=SQRT(SQRT(3)*[.A27]/[.$H$2])" office:value-type="float" office:value="1.9222491313078" calcext:value-type="float">
            <text:p>1.9222491313</text:p>
          </table:table-cell>
          <table:table-cell table:formula="of:=[.$H$8]*POWER([.$H$9]*[.A27]+[.$H$10];1/3)" office:value-type="float" office:value="8.28365249439161" calcext:value-type="float">
            <text:p>8.2836524944</text:p>
          </table:table-cell>
          <table:table-cell table:formula="of:=-([.K27]+[.$H$5]^2/(27*[.$H$3]^2*[.K27])+[.$H$5]/(3^(3/2)*[.$H$3]))" office:value-type="float" office:value="8.09931200077364" calcext:value-type="float">
            <text:p>8.0993120008</text:p>
          </table:table-cell>
          <table:table-cell table:formula="of:=-([.J27]+[.$H$5]^2/(27*[.$H$3]^2*[.J27])+[.$H$5]/(3^(3/2)*[.$H$3]))" office:value-type="float" office:value="8.09931200077364" calcext:value-type="float">
            <text:p>8.0993120008</text:p>
          </table:table-cell>
          <table:table-cell table:number-columns-repeated="2"/>
          <table:table-cell table:formula="of:=(SQRT(-[.$H$4]*[.A27]*(4*[.$H$5]^3-3^(9/2)*[.$H$3]^2*[.$H$4]*[.A27]))/(2*3^(9/4)*[.$H$3]^2)-(3^(9/2)*[.$H$3]^2*[.$H$4]*[.A27]-2*[.$H$5]^3)/(2*3^(9/2)*[.$H$3]^3))^(1/3)" office:value-type="float" office:value="-0.00334219362667703" calcext:value-type="float">
            <text:p>-0.0033421936</text:p>
          </table:table-cell>
          <table:table-cell table:formula="of:=([.L27]-[.M27])^(1/3)" office:value-type="float" office:value="-0.00334219362667703" calcext:value-type="float">
            <text:p>-0.0033421936</text:p>
          </table:table-cell>
          <table:table-cell table:formula="of:=SQRT(-[.$H$4]*[.A27]*(4*([.$H$5]/3^(3/2))^3-[.$H$3]^2*[.$H$4]*[.A27]))/(2*[.$H$3]^2)" office:value-type="float" office:value="281.999312062442" calcext:value-type="float">
            <text:p>281.9993120624</text:p>
          </table:table-cell>
          <table:table-cell table:formula="of:=([.$H$4]*[.A27])/(2*[.$H$3])-([.$H$5]/([.$H$3]*3^(3/2)))^3" office:value-type="float" office:value="281.999312099775" calcext:value-type="float">
            <text:p>281.999312099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" calcext:value-type="float">
            <text:p>11</text:p>
          </table:table-cell>
          <table:table-cell table:formula="of:=LOG([.A28]/[.$H$7];2)/[.$H$6]" office:value-type="float" office:value="4.93594000115385" calcext:value-type="float">
            <text:p>4.9359400012</text:p>
          </table:table-cell>
          <table:table-cell table:formula="of:=SQRT(SQRT(3)*[.A28]/[.$H$2])" office:value-type="float" office:value="2.03885309381655" calcext:value-type="float">
            <text:p>2.0388530938</text:p>
          </table:table-cell>
          <table:table-cell table:formula="of:=[.$H$8]*POWER([.$H$9]*[.A28]+[.$H$10];1/3)" office:value-type="float" office:value="8.61534577468377" calcext:value-type="float">
            <text:p>8.6153457747</text:p>
          </table:table-cell>
          <table:table-cell table:formula="of:=-([.K28]+[.$H$5]^2/(27*[.$H$3]^2*[.K28])+[.$H$5]/(3^(3/2)*[.$H$3]))" office:value-type="float" office:value="8.430016977685" calcext:value-type="float">
            <text:p>8.4300169777</text:p>
          </table:table-cell>
          <table:table-cell table:formula="of:=-([.J28]+[.$H$5]^2/(27*[.$H$3]^2*[.J28])+[.$H$5]/(3^(3/2)*[.$H$3]))" office:value-type="float" office:value="8.43001207315267" calcext:value-type="float">
            <text:p>8.4300120732</text:p>
          </table:table-cell>
          <table:table-cell table:number-columns-repeated="2"/>
          <table:table-cell table:formula="of:=(SQRT(-[.$H$4]*[.A28]*(4*[.$H$5]^3-3^(9/2)*[.$H$3]^2*[.$H$4]*[.A28]))/(2*3^(9/4)*[.$H$3]^2)-(3^(9/2)*[.$H$3]^2*[.$H$4]*[.A28]-2*[.$H$5]^3)/(2*3^(9/2)*[.$H$3]^3))^(1/3)" office:value-type="float" office:value="-0.00321351943786337" calcext:value-type="float">
            <text:p>-0.0032135194</text:p>
          </table:table-cell>
          <table:table-cell table:formula="of:=([.L28]-[.M28])^(1/3)" office:value-type="float" office:value="-0.00321351760302708" calcext:value-type="float">
            <text:p>-0.0032135176</text:p>
          </table:table-cell>
          <table:table-cell table:formula="of:=SQRT(-[.$H$4]*[.A28]*(4*([.$H$5]/3^(3/2))^3-[.$H$3]^2*[.$H$4]*[.A28]))/(2*[.$H$3]^2)" office:value-type="float" office:value="317.249799662392" calcext:value-type="float">
            <text:p>317.2497996624</text:p>
          </table:table-cell>
          <table:table-cell table:formula="of:=([.$H$4]*[.A28])/(2*[.$H$3])-([.$H$5]/([.$H$3]*3^(3/2)))^3" office:value-type="float" office:value="317.249799695577" calcext:value-type="float">
            <text:p>317.249799695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table:formula="of:=LOG([.A29]/[.$H$7];2)/[.$H$6]" office:value-type="float" office:value="5.0718800023077" calcext:value-type="float">
            <text:p>5.0718800023</text:p>
          </table:table-cell>
          <table:table-cell table:formula="of:=SQRT(SQRT(3)*[.A29]/[.$H$2])" office:value-type="float" office:value="2.16253027272128" calcext:value-type="float">
            <text:p>2.1625302727</text:p>
          </table:table-cell>
          <table:table-cell table:formula="of:=[.$H$8]*POWER([.$H$9]*[.A29]+[.$H$10];1/3)" office:value-type="float" office:value="8.96032068795914" calcext:value-type="float">
            <text:p>8.960320688</text:p>
          </table:table-cell>
          <table:table-cell table:formula="of:=-([.K29]+[.$H$5]^2/(27*[.$H$3]^2*[.K29])+[.$H$5]/(3^(3/2)*[.$H$3]))" office:value-type="float" office:value="8.77398205020048" calcext:value-type="float">
            <text:p>8.7739820502</text:p>
          </table:table-cell>
          <table:table-cell table:formula="of:=-([.J29]+[.$H$5]^2/(27*[.$H$3]^2*[.J29])+[.$H$5]/(3^(3/2)*[.$H$3]))" office:value-type="float" office:value="8.77396483408483" calcext:value-type="float">
            <text:p>8.7739648341</text:p>
          </table:table-cell>
          <table:table-cell table:number-columns-repeated="2"/>
          <table:table-cell table:formula="of:=(SQRT(-[.$H$4]*[.A29]*(4*[.$H$5]^3-3^(9/2)*[.$H$3]^2*[.$H$4]*[.A29]))/(2*3^(9/4)*[.$H$3]^2)-(3^(9/2)*[.$H$3]^2*[.$H$4]*[.A29]-2*[.$H$5]^3)/(2*3^(9/2)*[.$H$3]^3))^(1/3)" office:value-type="float" office:value="-0.00308979890105183" calcext:value-type="float">
            <text:p>-0.0030897989</text:p>
          </table:table-cell>
          <table:table-cell table:formula="of:=([.L29]-[.M29])^(1/3)" office:value-type="float" office:value="-0.00308979294689048" calcext:value-type="float">
            <text:p>-0.0030897929</text:p>
          </table:table-cell>
          <table:table-cell table:formula="of:=SQRT(-[.$H$4]*[.A29]*(4*([.$H$5]/3^(3/2))^3-[.$H$3]^2*[.$H$4]*[.A29]))/(2*[.$H$3]^2)" office:value-type="float" office:value="356.906598211355" calcext:value-type="float">
            <text:p>356.9065982114</text:p>
          </table:table-cell>
          <table:table-cell table:formula="of:=([.$H$4]*[.A29])/(2*[.$H$3])-([.$H$5]/([.$H$3]*3^(3/2)))^3" office:value-type="float" office:value="356.906598240853" calcext:value-type="float">
            <text:p>356.9065982409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" calcext:value-type="float">
            <text:p>11</text:p>
          </table:table-cell>
          <table:table-cell table:formula="of:=LOG([.A30]/[.$H$7];2)/[.$H$6]" office:value-type="float" office:value="5.20623571215896" calcext:value-type="float">
            <text:p>5.2062357122</text:p>
          </table:table-cell>
          <table:table-cell table:formula="of:=SQRT(SQRT(3)*[.A30]/[.$H$2])" office:value-type="float" office:value="2.29213600155523" calcext:value-type="float">
            <text:p>2.2921360016</text:p>
          </table:table-cell>
          <table:table-cell table:formula="of:=[.$H$8]*POWER([.$H$9]*[.A30]+[.$H$10];1/3)" office:value-type="float" office:value="9.31484596819577" calcext:value-type="float">
            <text:p>9.3148459682</text:p>
          </table:table-cell>
          <table:table-cell table:formula="of:=-([.K30]+[.$H$5]^2/(27*[.$H$3]^2*[.K30])+[.$H$5]/(3^(3/2)*[.$H$3]))" office:value-type="float" office:value="9.12746852566996" calcext:value-type="float">
            <text:p>9.1274685257</text:p>
          </table:table-cell>
          <table:table-cell table:formula="of:=-([.J30]+[.$H$5]^2/(27*[.$H$3]^2*[.J30])+[.$H$5]/(3^(3/2)*[.$H$3]))" office:value-type="float" office:value="9.12746182320625" calcext:value-type="float">
            <text:p>9.1274618232</text:p>
          </table:table-cell>
          <table:table-cell table:number-columns-repeated="2"/>
          <table:table-cell table:formula="of:=(SQRT(-[.$H$4]*[.A30]*(4*[.$H$5]^3-3^(9/2)*[.$H$3]^2*[.$H$4]*[.A30]))/(2*3^(9/4)*[.$H$3]^2)-(3^(9/2)*[.$H$3]^2*[.$H$4]*[.A30]-2*[.$H$5]^3)/(2*3^(9/2)*[.$H$3]^3))^(1/3)" office:value-type="float" office:value="-0.0029721971818562" calcext:value-type="float">
            <text:p>-0.0029721972</text:p>
          </table:table-cell>
          <table:table-cell table:formula="of:=([.L30]-[.M30])^(1/3)" office:value-type="float" office:value="-0.0029721950369712" calcext:value-type="float">
            <text:p>-0.002972195</text:p>
          </table:table-cell>
          <table:table-cell table:formula="of:=SQRT(-[.$H$4]*[.A30]*(4*([.$H$5]/3^(3/2))^3-[.$H$3]^2*[.$H$4]*[.A30]))/(2*[.$H$3]^2)" office:value-type="float" office:value="400.969707709348" calcext:value-type="float">
            <text:p>400.9697077093</text:p>
          </table:table-cell>
          <table:table-cell table:formula="of:=([.$H$4]*[.A30])/(2*[.$H$3])-([.$H$5]/([.$H$3]*3^(3/2)))^3" office:value-type="float" office:value="400.969707735605" calcext:value-type="float">
            <text:p>400.969707735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table:formula="of:=LOG([.A31]/[.$H$7];2)/[.$H$6]" office:value-type="float" office:value="5.3379402735772" calcext:value-type="float">
            <text:p>5.3379402736</text:p>
          </table:table-cell>
          <table:table-cell table:formula="of:=SQRT(SQRT(3)*[.A31]/[.$H$2])" office:value-type="float" office:value="2.42672057430067" calcext:value-type="float">
            <text:p>2.4267205743</text:p>
          </table:table-cell>
          <table:table-cell table:formula="of:=[.$H$8]*POWER([.$H$9]*[.A31]+[.$H$10];1/3)" office:value-type="float" office:value="9.67598688131441" calcext:value-type="float">
            <text:p>9.6759868813</text:p>
          </table:table-cell>
          <table:table-cell table:formula="of:=-([.K31]+[.$H$5]^2/(27*[.$H$3]^2*[.K31])+[.$H$5]/(3^(3/2)*[.$H$3]))" office:value-type="float" office:value="9.48755981496998" calcext:value-type="float">
            <text:p>9.487559815</text:p>
          </table:table-cell>
          <table:table-cell table:formula="of:=-([.J31]+[.$H$5]^2/(27*[.$H$3]^2*[.J31])+[.$H$5]/(3^(3/2)*[.$H$3]))" office:value-type="float" office:value="9.48755981496998" calcext:value-type="float">
            <text:p>9.487559815</text:p>
          </table:table-cell>
          <table:table-cell table:number-columns-repeated="2"/>
          <table:table-cell table:formula="of:=(SQRT(-[.$H$4]*[.A31]*(4*[.$H$5]^3-3^(9/2)*[.$H$3]^2*[.$H$4]*[.A31]))/(2*3^(9/4)*[.$H$3]^2)-(3^(9/2)*[.$H$3]^2*[.$H$4]*[.A31]-2*[.$H$5]^3)/(2*3^(9/2)*[.$H$3]^3))^(1/3)" office:value-type="float" office:value="-0.00286126296452856" calcext:value-type="float">
            <text:p>-0.002861263</text:p>
          </table:table-cell>
          <table:table-cell table:formula="of:=([.L31]-[.M31])^(1/3)" office:value-type="float" office:value="-0.00286126296452856" calcext:value-type="float">
            <text:p>-0.002861263</text:p>
          </table:table-cell>
          <table:table-cell table:formula="of:=SQRT(-[.$H$4]*[.A31]*(4*([.$H$5]/3^(3/2))^3-[.$H$3]^2*[.$H$4]*[.A31]))/(2*[.$H$3]^2)" office:value-type="float" office:value="449.439128156407" calcext:value-type="float">
            <text:p>449.4391281564</text:p>
          </table:table-cell>
          <table:table-cell table:formula="of:=([.$H$4]*[.A31])/(2*[.$H$3])-([.$H$5]/([.$H$3]*3^(3/2)))^3" office:value-type="float" office:value="449.439128179831" calcext:value-type="float">
            <text:p>449.439128179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" calcext:value-type="float">
            <text:p>7</text:p>
          </table:table-cell>
          <table:table-cell table:formula="of:=LOG([.A32]/[.$H$7];2)/[.$H$6]" office:value-type="float" office:value="5.47136303047756" calcext:value-type="float">
            <text:p>5.4713630305</text:p>
          </table:table-cell>
          <table:table-cell table:formula="of:=SQRT(SQRT(3)*[.A32]/[.$H$2])" office:value-type="float" office:value="2.57112049157973" calcext:value-type="float">
            <text:p>2.5711204916</text:p>
          </table:table-cell>
          <table:table-cell table:formula="of:=[.$H$8]*POWER([.$H$9]*[.A32]+[.$H$10];1/3)" office:value-type="float" office:value="10.0561183487471" calcext:value-type="float">
            <text:p>10.0561183487</text:p>
          </table:table-cell>
          <table:table-cell table:formula="of:=-([.K32]+[.$H$5]^2/(27*[.$H$3]^2*[.K32])+[.$H$5]/(3^(3/2)*[.$H$3]))" office:value-type="float" office:value="9.86659555247933" calcext:value-type="float">
            <text:p>9.8665955525</text:p>
          </table:table-cell>
          <table:table-cell table:formula="of:=-([.J32]+[.$H$5]^2/(27*[.$H$3]^2*[.J32])+[.$H$5]/(3^(3/2)*[.$H$3]))" office:value-type="float" office:value="9.86659555247933" calcext:value-type="float">
            <text:p>9.8665955525</text:p>
          </table:table-cell>
          <table:table-cell table:number-columns-repeated="2"/>
          <table:table-cell table:formula="of:=(SQRT(-[.$H$4]*[.A32]*(4*[.$H$5]^3-3^(9/2)*[.$H$3]^2*[.$H$4]*[.A32]))/(2*3^(9/4)*[.$H$3]^2)-(3^(9/2)*[.$H$3]^2*[.$H$4]*[.A32]-2*[.$H$5]^3)/(2*3^(9/2)*[.$H$3]^3))^(1/3)" office:value-type="float" office:value="-0.0027531045750941" calcext:value-type="float">
            <text:p>-0.0027531046</text:p>
          </table:table-cell>
          <table:table-cell table:formula="of:=([.L32]-[.M32])^(1/3)" office:value-type="float" office:value="-0.0027531045750941" calcext:value-type="float">
            <text:p>-0.0027531046</text:p>
          </table:table-cell>
          <table:table-cell table:formula="of:=SQRT(-[.$H$4]*[.A32]*(4*([.$H$5]/3^(3/2))^3-[.$H$3]^2*[.$H$4]*[.A32]))/(2*[.$H$3]^2)" office:value-type="float" office:value="504.518015027404" calcext:value-type="float">
            <text:p>504.5180150274</text:p>
          </table:table-cell>
          <table:table-cell table:formula="of:=([.$H$4]*[.A32])/(2*[.$H$3])-([.$H$5]/([.$H$3]*3^(3/2)))^3" office:value-type="float" office:value="504.518015048271" calcext:value-type="float">
            <text:p>504.518015048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" calcext:value-type="float">
            <text:p>10</text:p>
          </table:table-cell>
          <table:table-cell table:formula="of:=LOG([.A33]/[.$H$7];2)/[.$H$6]" office:value-type="float" office:value="5.6044996393551" calcext:value-type="float">
            <text:p>5.6044996394</text:p>
          </table:table-cell>
          <table:table-cell table:formula="of:=SQRT(SQRT(3)*[.A33]/[.$H$2])" office:value-type="float" office:value="2.72377513005143" calcext:value-type="float">
            <text:p>2.7237751301</text:p>
          </table:table-cell>
          <table:table-cell table:formula="of:=[.$H$8]*POWER([.$H$9]*[.A33]+[.$H$10];1/3)" office:value-type="float" office:value="10.4503200071336" calcext:value-type="float">
            <text:p>10.4503200071</text:p>
          </table:table-cell>
          <table:table-cell table:formula="of:=-([.K33]+[.$H$5]^2/(27*[.$H$3]^2*[.K33])+[.$H$5]/(3^(3/2)*[.$H$3]))" office:value-type="float" office:value="10.2596844018108" calcext:value-type="float">
            <text:p>10.2596844018</text:p>
          </table:table-cell>
          <table:table-cell table:formula="of:=-([.J33]+[.$H$5]^2/(27*[.$H$3]^2*[.J33])+[.$H$5]/(3^(3/2)*[.$H$3]))" office:value-type="float" office:value="10.2596631640121" calcext:value-type="float">
            <text:p>10.259663164</text:p>
          </table:table-cell>
          <table:table-cell table:number-columns-repeated="2"/>
          <table:table-cell table:formula="of:=(SQRT(-[.$H$4]*[.A33]*(4*[.$H$5]^3-3^(9/2)*[.$H$3]^2*[.$H$4]*[.A33]))/(2*3^(9/4)*[.$H$3]^2)-(3^(9/2)*[.$H$3]^2*[.$H$4]*[.A33]-2*[.$H$5]^3)/(2*3^(9/2)*[.$H$3]^3))^(1/3)" office:value-type="float" office:value="-0.00264925513925882" calcext:value-type="float">
            <text:p>-0.0026492551</text:p>
          </table:table-cell>
          <table:table-cell table:formula="of:=([.L33]-[.M33])^(1/3)" office:value-type="float" office:value="-0.0026492497398993" calcext:value-type="float">
            <text:p>-0.0026492497</text:p>
          </table:table-cell>
          <table:table-cell table:formula="of:=SQRT(-[.$H$4]*[.A33]*(4*([.$H$5]/3^(3/2))^3-[.$H$3]^2*[.$H$4]*[.A33]))/(2*[.$H$3]^2)" office:value-type="float" office:value="566.20636832233" calcext:value-type="float">
            <text:p>566.2063683223</text:p>
          </table:table-cell>
          <table:table-cell table:formula="of:=([.$H$4]*[.A33])/(2*[.$H$3])-([.$H$5]/([.$H$3]*3^(3/2)))^3" office:value-type="float" office:value="566.206368340923" calcext:value-type="float">
            <text:p>566.2063683409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" calcext:value-type="float">
            <text:p>8</text:p>
          </table:table-cell>
          <table:table-cell table:formula="of:=LOG([.A34]/[.$H$7];2)/[.$H$6]" office:value-type="float" office:value="5.73994054600054" calcext:value-type="float">
            <text:p>5.739940546</text:p>
          </table:table-cell>
          <table:table-cell table:formula="of:=SQRT(SQRT(3)*[.A34]/[.$H$2])" office:value-type="float" office:value="2.88837521624011" calcext:value-type="float">
            <text:p>2.8883752162</text:p>
          </table:table-cell>
          <table:table-cell table:formula="of:=[.$H$8]*POWER([.$H$9]*[.A34]+[.$H$10];1/3)" office:value-type="float" office:value="10.8672042394961" calcext:value-type="float">
            <text:p>10.8672042395</text:p>
          </table:table-cell>
          <table:table-cell table:formula="of:=-([.K34]+[.$H$5]^2/(27*[.$H$3]^2*[.K34])+[.$H$5]/(3^(3/2)*[.$H$3]))" office:value-type="float" office:value="10.6753687268327" calcext:value-type="float">
            <text:p>10.6753687268</text:p>
          </table:table-cell>
          <table:table-cell table:formula="of:=-([.J34]+[.$H$5]^2/(27*[.$H$3]^2*[.J34])+[.$H$5]/(3^(3/2)*[.$H$3]))" office:value-type="float" office:value="10.6753687268327" calcext:value-type="float">
            <text:p>10.6753687268</text:p>
          </table:table-cell>
          <table:table-cell table:number-columns-repeated="2"/>
          <table:table-cell table:formula="of:=(SQRT(-[.$H$4]*[.A34]*(4*[.$H$5]^3-3^(9/2)*[.$H$3]^2*[.$H$4]*[.A34]))/(2*3^(9/4)*[.$H$3]^2)-(3^(9/2)*[.$H$3]^2*[.$H$4]*[.A34]-2*[.$H$5]^3)/(2*3^(9/2)*[.$H$3]^3))^(1/3)" office:value-type="float" office:value="-0.00254762400369109" calcext:value-type="float">
            <text:p>-0.002547624</text:p>
          </table:table-cell>
          <table:table-cell table:formula="of:=([.L34]-[.M34])^(1/3)" office:value-type="float" office:value="-0.00254762400369109" calcext:value-type="float">
            <text:p>-0.002547624</text:p>
          </table:table-cell>
          <table:table-cell table:formula="of:=SQRT(-[.$H$4]*[.A34]*(4*([.$H$5]/3^(3/2))^3-[.$H$3]^2*[.$H$4]*[.A34]))/(2*[.$H$3]^2)" office:value-type="float" office:value="636.707343515991" calcext:value-type="float">
            <text:p>636.707343516</text:p>
          </table:table-cell>
          <table:table-cell table:formula="of:=([.$H$4]*[.A34])/(2*[.$H$3])-([.$H$5]/([.$H$3]*3^(3/2)))^3" office:value-type="float" office:value="636.707343532526" calcext:value-type="float">
            <text:p>636.7073435325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5" calcext:value-type="float">
            <text:p>15</text:p>
          </table:table-cell>
          <table:table-cell table:formula="of:=LOG([.A35]/[.$H$7];2)/[.$H$6]" office:value-type="float" office:value="5.87543672633265" calcext:value-type="float">
            <text:p>5.8754367263</text:p>
          </table:table-cell>
          <table:table-cell table:formula="of:=SQRT(SQRT(3)*[.A35]/[.$H$2])" office:value-type="float" office:value="3.06299557203915" calcext:value-type="float">
            <text:p>3.062995572</text:p>
          </table:table-cell>
          <table:table-cell table:formula="of:=[.$H$8]*POWER([.$H$9]*[.A35]+[.$H$10];1/3)" office:value-type="float" office:value="11.300899222663" calcext:value-type="float">
            <text:p>11.3008992227</text:p>
          </table:table-cell>
          <table:table-cell table:formula="of:=-([.K35]+[.$H$5]^2/(27*[.$H$3]^2*[.K35])+[.$H$5]/(3^(3/2)*[.$H$3]))" office:value-type="float" office:value="11.1078192268945" calcext:value-type="float">
            <text:p>11.1078192269</text:p>
          </table:table-cell>
          <table:table-cell table:formula="of:=-([.J35]+[.$H$5]^2/(27*[.$H$3]^2*[.J35])+[.$H$5]/(3^(3/2)*[.$H$3]))" office:value-type="float" office:value="11.1078192268945" calcext:value-type="float">
            <text:p>11.1078192269</text:p>
          </table:table-cell>
          <table:table-cell table:number-columns-repeated="2"/>
          <table:table-cell table:formula="of:=(SQRT(-[.$H$4]*[.A35]*(4*[.$H$5]^3-3^(9/2)*[.$H$3]^2*[.$H$4]*[.A35]))/(2*3^(9/4)*[.$H$3]^2)-(3^(9/2)*[.$H$3]^2*[.$H$4]*[.A35]-2*[.$H$5]^3)/(2*3^(9/2)*[.$H$3]^3))^(1/3)" office:value-type="float" office:value="-0.00244985829917028" calcext:value-type="float">
            <text:p>-0.0024498583</text:p>
          </table:table-cell>
          <table:table-cell table:formula="of:=([.L35]-[.M35])^(1/3)" office:value-type="float" office:value="-0.00244985829917028" calcext:value-type="float">
            <text:p>-0.0024498583</text:p>
          </table:table-cell>
          <table:table-cell table:formula="of:=SQRT(-[.$H$4]*[.A35]*(4*([.$H$5]/3^(3/2))^3-[.$H$3]^2*[.$H$4]*[.A35]))/(2*[.$H$3]^2)" office:value-type="float" office:value="716.020940608375" calcext:value-type="float">
            <text:p>716.0209406084</text:p>
          </table:table-cell>
          <table:table-cell table:formula="of:=([.$H$4]*[.A35])/(2*[.$H$3])-([.$H$5]/([.$H$3]*3^(3/2)))^3" office:value-type="float" office:value="716.020940623079" calcext:value-type="float">
            <text:p>716.020940623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3" calcext:value-type="float">
            <text:p>13</text:p>
          </table:table-cell>
          <table:table-cell table:formula="of:=LOG([.A36]/[.$H$7];2)/[.$H$6]" office:value-type="float" office:value="6.0094021230139" calcext:value-type="float">
            <text:p>6.009402123</text:p>
          </table:table-cell>
          <table:table-cell table:formula="of:=SQRT(SQRT(3)*[.A36]/[.$H$2])" office:value-type="float" office:value="3.24601947201656" calcext:value-type="float">
            <text:p>3.246019472</text:p>
          </table:table-cell>
          <table:table-cell table:formula="of:=[.$H$8]*POWER([.$H$9]*[.A36]+[.$H$10];1/3)" office:value-type="float" office:value="11.7467079108135" calcext:value-type="float">
            <text:p>11.7467079108</text:p>
          </table:table-cell>
          <table:table-cell table:formula="of:=-([.K36]+[.$H$5]^2/(27*[.$H$3]^2*[.K36])+[.$H$5]/(3^(3/2)*[.$H$3]))" office:value-type="float" office:value="11.5523568951593" calcext:value-type="float">
            <text:p>11.5523568952</text:p>
          </table:table-cell>
          <table:table-cell table:formula="of:=-([.J36]+[.$H$5]^2/(27*[.$H$3]^2*[.J36])+[.$H$5]/(3^(3/2)*[.$H$3]))" office:value-type="float" office:value="11.5523908009799" calcext:value-type="float">
            <text:p>11.552390801</text:p>
          </table:table-cell>
          <table:table-cell table:number-columns-repeated="2"/>
          <table:table-cell table:formula="of:=(SQRT(-[.$H$4]*[.A36]*(4*[.$H$5]^3-3^(9/2)*[.$H$3]^2*[.$H$4]*[.A36]))/(2*3^(9/4)*[.$H$3]^2)-(3^(9/2)*[.$H$3]^2*[.$H$4]*[.A36]-2*[.$H$5]^3)/(2*3^(9/2)*[.$H$3]^3))^(1/3)" office:value-type="float" office:value="-0.00235687896780509" calcext:value-type="float">
            <text:p>-0.002356879</text:p>
          </table:table-cell>
          <table:table-cell table:formula="of:=([.L36]-[.M36])^(1/3)" office:value-type="float" office:value="-0.00235688578982705" calcext:value-type="float">
            <text:p>-0.0023568858</text:p>
          </table:table-cell>
          <table:table-cell table:formula="of:=SQRT(-[.$H$4]*[.A36]*(4*([.$H$5]/3^(3/2))^3-[.$H$3]^2*[.$H$4]*[.A36]))/(2*[.$H$3]^2)" office:value-type="float" office:value="804.14715959949" calcext:value-type="float">
            <text:p>804.1471595995</text:p>
          </table:table-cell>
          <table:table-cell table:formula="of:=([.$H$4]*[.A36])/(2*[.$H$3])-([.$H$5]/([.$H$3]*3^(3/2)))^3" office:value-type="float" office:value="804.147159612582" calcext:value-type="float">
            <text:p>804.1471596126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formula="of:=LOG([.A37]/[.$H$7];2)/[.$H$6]" office:value-type="float" office:value="6.14358407960436" calcext:value-type="float">
            <text:p>6.1435840796</text:p>
          </table:table-cell>
          <table:table-cell table:formula="of:=SQRT(SQRT(3)*[.A37]/[.$H$2])" office:value-type="float" office:value="3.44030238763794" calcext:value-type="float">
            <text:p>3.4403023876</text:p>
          </table:table-cell>
          <table:table-cell table:formula="of:=[.$H$8]*POWER([.$H$9]*[.A37]+[.$H$10];1/3)" office:value-type="float" office:value="12.2108669909944" calcext:value-type="float">
            <text:p>12.210866991</text:p>
          </table:table-cell>
          <table:table-cell table:formula="of:=-([.K37]+[.$H$5]^2/(27*[.$H$3]^2*[.K37])+[.$H$5]/(3^(3/2)*[.$H$3]))" office:value-type="float" office:value="12.01523482356" calcext:value-type="float">
            <text:p>12.0152348236</text:p>
          </table:table-cell>
          <table:table-cell table:formula="of:=-([.J37]+[.$H$5]^2/(27*[.$H$3]^2*[.J37])+[.$H$5]/(3^(3/2)*[.$H$3]))" office:value-type="float" office:value="12.01523482356" calcext:value-type="float">
            <text:p>12.0152348236</text:p>
          </table:table-cell>
          <table:table-cell table:number-columns-repeated="2"/>
          <table:table-cell table:formula="of:=(SQRT(-[.$H$4]*[.A37]*(4*[.$H$5]^3-3^(9/2)*[.$H$3]^2*[.$H$4]*[.A37]))/(2*3^(9/4)*[.$H$3]^2)-(3^(9/2)*[.$H$3]^2*[.$H$4]*[.A37]-2*[.$H$5]^3)/(2*3^(9/2)*[.$H$3]^3))^(1/3)" office:value-type="float" office:value="-0.00226729313669839" calcext:value-type="float">
            <text:p>-0.0022672931</text:p>
          </table:table-cell>
          <table:table-cell table:formula="of:=([.L37]-[.M37])^(1/3)" office:value-type="float" office:value="-0.00226729313669839" calcext:value-type="float">
            <text:p>-0.0022672931</text:p>
          </table:table-cell>
          <table:table-cell table:formula="of:=SQRT(-[.$H$4]*[.A37]*(4*([.$H$5]/3^(3/2))^3-[.$H$3]^2*[.$H$4]*[.A37]))/(2*[.$H$3]^2)" office:value-type="float" office:value="903.289155964118" calcext:value-type="float">
            <text:p>903.2891559641</text:p>
          </table:table-cell>
          <table:table-cell table:formula="of:=([.$H$4]*[.A37])/(2*[.$H$3])-([.$H$5]/([.$H$3]*3^(3/2)))^3" office:value-type="float" office:value="903.289155975773" calcext:value-type="float">
            <text:p>903.2891559758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5" calcext:value-type="float">
            <text:p>15</text:p>
          </table:table-cell>
          <table:table-cell table:formula="of:=LOG([.A38]/[.$H$7];2)/[.$H$6]" office:value-type="float" office:value="6.27889835234347" calcext:value-type="float">
            <text:p>6.2788983523</text:p>
          </table:table-cell>
          <table:table-cell table:formula="of:=SQRT(SQRT(3)*[.A38]/[.$H$2])" office:value-type="float" office:value="3.64800270076941" calcext:value-type="float">
            <text:p>3.6480027008</text:p>
          </table:table-cell>
          <table:table-cell table:formula="of:=[.$H$8]*POWER([.$H$9]*[.A38]+[.$H$10];1/3)" office:value-type="float" office:value="12.697518576135" calcext:value-type="float">
            <text:p>12.6975185761</text:p>
          </table:table-cell>
          <table:table-cell table:formula="of:=-([.K38]+[.$H$5]^2/(27*[.$H$3]^2*[.K38])+[.$H$5]/(3^(3/2)*[.$H$3]))" office:value-type="float" office:value="12.500590541035" calcext:value-type="float">
            <text:p>12.500590541</text:p>
          </table:table-cell>
          <table:table-cell table:formula="of:=-([.J38]+[.$H$5]^2/(27*[.$H$3]^2*[.J38])+[.$H$5]/(3^(3/2)*[.$H$3]))" office:value-type="float" office:value="12.5004979586266" calcext:value-type="float">
            <text:p>12.5004979586</text:p>
          </table:table-cell>
          <table:table-cell table:number-columns-repeated="2"/>
          <table:table-cell table:formula="of:=(SQRT(-[.$H$4]*[.A38]*(4*[.$H$5]^3-3^(9/2)*[.$H$3]^2*[.$H$4]*[.A38]))/(2*3^(9/4)*[.$H$3]^2)-(3^(9/2)*[.$H$3]^2*[.$H$4]*[.A38]-2*[.$H$5]^3)/(2*3^(9/2)*[.$H$3]^3))^(1/3)" office:value-type="float" office:value="-0.0021804020990083" calcext:value-type="float">
            <text:p>-0.0021804021</text:p>
          </table:table-cell>
          <table:table-cell table:formula="of:=([.L38]-[.M38])^(1/3)" office:value-type="float" office:value="-0.00218038615678382" calcext:value-type="float">
            <text:p>-0.0021803862</text:p>
          </table:table-cell>
          <table:table-cell table:formula="of:=SQRT(-[.$H$4]*[.A38]*(4*([.$H$5]/3^(3/2))^3-[.$H$3]^2*[.$H$4]*[.A38]))/(2*[.$H$3]^2)" office:value-type="float" office:value="1015.65008517702" calcext:value-type="float">
            <text:p>1015.650085177</text:p>
          </table:table-cell>
          <table:table-cell table:formula="of:=([.$H$4]*[.A38])/(2*[.$H$3])-([.$H$5]/([.$H$3]*3^(3/2)))^3" office:value-type="float" office:value="1015.65008518739" calcext:value-type="float">
            <text:p>1015.6500851874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1" calcext:value-type="float">
            <text:p>11</text:p>
          </table:table-cell>
          <table:table-cell table:formula="of:=LOG([.A39]/[.$H$7];2)/[.$H$6]" office:value-type="float" office:value="6.41344663014924" calcext:value-type="float">
            <text:p>6.4134466301</text:p>
          </table:table-cell>
          <table:table-cell table:formula="of:=SQRT(SQRT(3)*[.A39]/[.$H$2])" office:value-type="float" office:value="3.86695900831795" calcext:value-type="float">
            <text:p>3.8669590083</text:p>
          </table:table-cell>
          <table:table-cell table:formula="of:=[.$H$8]*POWER([.$H$9]*[.A39]+[.$H$10];1/3)" office:value-type="float" office:value="13.200644485888" calcext:value-type="float">
            <text:p>13.2006444859</text:p>
          </table:table-cell>
          <table:table-cell table:formula="of:=-([.K39]+[.$H$5]^2/(27*[.$H$3]^2*[.K39])+[.$H$5]/(3^(3/2)*[.$H$3]))" office:value-type="float" office:value="13.0023769914739" calcext:value-type="float">
            <text:p>13.0023769915</text:p>
          </table:table-cell>
          <table:table-cell table:formula="of:=-([.J39]+[.$H$5]^2/(27*[.$H$3]^2*[.J39])+[.$H$5]/(3^(3/2)*[.$H$3]))" office:value-type="float" office:value="13.0021606859192" calcext:value-type="float">
            <text:p>13.0021606859</text:p>
          </table:table-cell>
          <table:table-cell table:number-columns-repeated="2"/>
          <table:table-cell table:formula="of:=(SQRT(-[.$H$4]*[.A39]*(4*[.$H$5]^3-3^(9/2)*[.$H$3]^2*[.$H$4]*[.A39]))/(2*3^(9/4)*[.$H$3]^2)-(3^(9/2)*[.$H$3]^2*[.$H$4]*[.A39]-2*[.$H$5]^3)/(2*3^(9/2)*[.$H$3]^3))^(1/3)" office:value-type="float" office:value="-0.00209731020001842" calcext:value-type="float">
            <text:p>-0.0020973102</text:p>
          </table:table-cell>
          <table:table-cell table:formula="of:=([.L39]-[.M39])^(1/3)" office:value-type="float" office:value="-0.00209727573879265" calcext:value-type="float">
            <text:p>-0.0020972757</text:p>
          </table:table-cell>
          <table:table-cell table:formula="of:=SQRT(-[.$H$4]*[.A39]*(4*([.$H$5]/3^(3/2))^3-[.$H$3]^2*[.$H$4]*[.A39]))/(2*[.$H$3]^2)" office:value-type="float" office:value="1141.22994723821" calcext:value-type="float">
            <text:p>1141.2299472382</text:p>
          </table:table-cell>
          <table:table-cell table:formula="of:=([.$H$4]*[.A39])/(2*[.$H$3])-([.$H$5]/([.$H$3]*3^(3/2)))^3" office:value-type="float" office:value="1141.22994724743" calcext:value-type="float">
            <text:p>1141.2299472474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" calcext:value-type="float">
            <text:p>14</text:p>
          </table:table-cell>
          <table:table-cell table:formula="of:=LOG([.A40]/[.$H$7];2)/[.$H$6]" office:value-type="float" office:value="6.54790027432663" calcext:value-type="float">
            <text:p>6.5479002743</text:p>
          </table:table-cell>
          <table:table-cell table:formula="of:=SQRT(SQRT(3)*[.A40]/[.$H$2])" office:value-type="float" office:value="4.09888921946155" calcext:value-type="float">
            <text:p>4.0988892195</text:p>
          </table:table-cell>
          <table:table-cell table:formula="of:=[.$H$8]*POWER([.$H$9]*[.A40]+[.$H$10];1/3)" office:value-type="float" office:value="13.7233311531424" calcext:value-type="float">
            <text:p>13.7233311531</text:p>
          </table:table-cell>
          <table:table-cell table:formula="of:=-([.K40]+[.$H$5]^2/(27*[.$H$3]^2*[.K40])+[.$H$5]/(3^(3/2)*[.$H$3]))" office:value-type="float" office:value="13.5235635415327" calcext:value-type="float">
            <text:p>13.5235635415</text:p>
          </table:table-cell>
          <table:table-cell table:formula="of:=-([.J40]+[.$H$5]^2/(27*[.$H$3]^2*[.J40])+[.$H$5]/(3^(3/2)*[.$H$3]))" office:value-type="float" office:value="13.5235635415327" calcext:value-type="float">
            <text:p>13.5235635415</text:p>
          </table:table-cell>
          <table:table-cell table:number-columns-repeated="2"/>
          <table:table-cell table:formula="of:=(SQRT(-[.$H$4]*[.A40]*(4*[.$H$5]^3-3^(9/2)*[.$H$3]^2*[.$H$4]*[.A40]))/(2*3^(9/4)*[.$H$3]^2)-(3^(9/2)*[.$H$3]^2*[.$H$4]*[.A40]-2*[.$H$5]^3)/(2*3^(9/2)*[.$H$3]^3))^(1/3)" office:value-type="float" office:value="-0.00201740564843253" calcext:value-type="float">
            <text:p>-0.0020174056</text:p>
          </table:table-cell>
          <table:table-cell table:formula="of:=([.L40]-[.M40])^(1/3)" office:value-type="float" office:value="-0.00201740564843253" calcext:value-type="float">
            <text:p>-0.0020174056</text:p>
          </table:table-cell>
          <table:table-cell table:formula="of:=SQRT(-[.$H$4]*[.A40]*(4*([.$H$5]/3^(3/2))^3-[.$H$3]^2*[.$H$4]*[.A40]))/(2*[.$H$3]^2)" office:value-type="float" office:value="1282.23189762243" calcext:value-type="float">
            <text:p>1282.2318976224</text:p>
          </table:table-cell>
          <table:table-cell table:formula="of:=([.$H$4]*[.A40])/(2*[.$H$3])-([.$H$5]/([.$H$3]*3^(3/2)))^3" office:value-type="float" office:value="1282.23189763064" calcext:value-type="float">
            <text:p>1282.2318976306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" calcext:value-type="float">
            <text:p>14</text:p>
          </table:table-cell>
          <table:table-cell table:formula="of:=LOG([.A41]/[.$H$7];2)/[.$H$6]" office:value-type="float" office:value="6.68251746039847" calcext:value-type="float">
            <text:p>6.6825174604</text:p>
          </table:table-cell>
          <table:table-cell table:formula="of:=SQRT(SQRT(3)*[.A41]/[.$H$2])" office:value-type="float" office:value="4.34503783671682" calcext:value-type="float">
            <text:p>4.3450378367</text:p>
          </table:table-cell>
          <table:table-cell table:formula="of:=[.$H$8]*POWER([.$H$9]*[.A41]+[.$H$10];1/3)" office:value-type="float" office:value="14.2673877541112" calcext:value-type="float">
            <text:p>14.2673877541</text:p>
          </table:table-cell>
          <table:table-cell table:formula="of:=-([.K41]+[.$H$5]^2/(27*[.$H$3]^2*[.K41])+[.$H$5]/(3^(3/2)*[.$H$3]))" office:value-type="float" office:value="14.066201822736" calcext:value-type="float">
            <text:p>14.0662018227</text:p>
          </table:table-cell>
          <table:table-cell table:formula="of:=-([.J41]+[.$H$5]^2/(27*[.$H$3]^2*[.J41])+[.$H$5]/(3^(3/2)*[.$H$3]))" office:value-type="float" office:value="14.066201822736" calcext:value-type="float">
            <text:p>14.0662018227</text:p>
          </table:table-cell>
          <table:table-cell table:number-columns-repeated="2"/>
          <table:table-cell table:formula="of:=(SQRT(-[.$H$4]*[.A41]*(4*[.$H$5]^3-3^(9/2)*[.$H$3]^2*[.$H$4]*[.A41]))/(2*3^(9/4)*[.$H$3]^2)-(3^(9/2)*[.$H$3]^2*[.$H$4]*[.A41]-2*[.$H$5]^3)/(2*3^(9/2)*[.$H$3]^3))^(1/3)" office:value-type="float" office:value="-0.00194046655625817" calcext:value-type="float">
            <text:p>-0.0019404666</text:p>
          </table:table-cell>
          <table:table-cell table:formula="of:=([.L41]-[.M41])^(1/3)" office:value-type="float" office:value="-0.00194046655625817" calcext:value-type="float">
            <text:p>-0.0019404666</text:p>
          </table:table-cell>
          <table:table-cell table:formula="of:=SQRT(-[.$H$4]*[.A41]*(4*([.$H$5]/3^(3/2))^3-[.$H$3]^2*[.$H$4]*[.A41]))/(2*[.$H$3]^2)" office:value-type="float" office:value="1440.85909180444" calcext:value-type="float">
            <text:p>1440.8590918044</text:p>
          </table:table-cell>
          <table:table-cell table:formula="of:=([.$H$4]*[.A41])/(2*[.$H$3])-([.$H$5]/([.$H$3]*3^(3/2)))^3" office:value-type="float" office:value="1440.85909181174" calcext:value-type="float">
            <text:p>1440.8590918118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5" calcext:value-type="float">
            <text:p>15</text:p>
          </table:table-cell>
          <table:table-cell table:formula="of:=LOG([.A42]/[.$H$7];2)/[.$H$6]" office:value-type="float" office:value="6.81728035177898" calcext:value-type="float">
            <text:p>6.8172803518</text:p>
          </table:table-cell>
          <table:table-cell table:formula="of:=SQRT(SQRT(3)*[.A42]/[.$H$2])" office:value-type="float" office:value="4.60625904533372" calcext:value-type="float">
            <text:p>4.6062590453</text:p>
          </table:table-cell>
          <table:table-cell table:formula="of:=[.$H$8]*POWER([.$H$9]*[.A42]+[.$H$10];1/3)" office:value-type="float" office:value="14.8336374925073" calcext:value-type="float">
            <text:p>14.8336374925</text:p>
          </table:table-cell>
          <table:table-cell table:formula="of:=-([.K42]+[.$H$5]^2/(27*[.$H$3]^2*[.K42])+[.$H$5]/(3^(3/2)*[.$H$3]))" office:value-type="float" office:value="14.6308405025988" calcext:value-type="float">
            <text:p>14.6308405026</text:p>
          </table:table-cell>
          <table:table-cell table:formula="of:=-([.J42]+[.$H$5]^2/(27*[.$H$3]^2*[.J42])+[.$H$5]/(3^(3/2)*[.$H$3]))" office:value-type="float" office:value="14.6306680545743" calcext:value-type="float">
            <text:p>14.6306680546</text:p>
          </table:table-cell>
          <table:table-cell table:number-columns-repeated="2"/>
          <table:table-cell table:formula="of:=(SQRT(-[.$H$4]*[.A42]*(4*[.$H$5]^3-3^(9/2)*[.$H$3]^2*[.$H$4]*[.A42]))/(2*3^(9/4)*[.$H$3]^2)-(3^(9/2)*[.$H$3]^2*[.$H$4]*[.A42]-2*[.$H$5]^3)/(2*3^(9/2)*[.$H$3]^3))^(1/3)" office:value-type="float" office:value="-0.0018664230717102" calcext:value-type="float">
            <text:p>-0.0018664231</text:p>
          </table:table-cell>
          <table:table-cell table:formula="of:=([.L42]-[.M42])^(1/3)" office:value-type="float" office:value="-0.00186640131447025" calcext:value-type="float">
            <text:p>-0.0018664013</text:p>
          </table:table-cell>
          <table:table-cell table:formula="of:=SQRT(-[.$H$4]*[.A42]*(4*([.$H$5]/3^(3/2))^3-[.$H$3]^2*[.$H$4]*[.A42]))/(2*[.$H$3]^2)" office:value-type="float" office:value="1619.31468525899" calcext:value-type="float">
            <text:p>1619.314685259</text:p>
          </table:table-cell>
          <table:table-cell table:formula="of:=([.$H$4]*[.A42])/(2*[.$H$3])-([.$H$5]/([.$H$3]*3^(3/2)))^3" office:value-type="float" office:value="1619.31468526549" calcext:value-type="float">
            <text:p>1619.3146852655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8" calcext:value-type="float">
            <text:p>18</text:p>
          </table:table-cell>
          <table:table-cell table:formula="of:=LOG([.A43]/[.$H$7];2)/[.$H$6]" office:value-type="float" office:value="6.95199837713556" calcext:value-type="float">
            <text:p>6.9519983771</text:p>
          </table:table-cell>
          <table:table-cell table:formula="of:=SQRT(SQRT(3)*[.A43]/[.$H$2])" office:value-type="float" office:value="4.88308981256044" calcext:value-type="float">
            <text:p>4.8830898126</text:p>
          </table:table-cell>
          <table:table-cell table:formula="of:=[.$H$8]*POWER([.$H$9]*[.A43]+[.$H$10];1/3)" office:value-type="float" office:value="15.4221609360718" calcext:value-type="float">
            <text:p>15.4221609361</text:p>
          </table:table-cell>
          <table:table-cell table:formula="of:=-([.K43]+[.$H$5]^2/(27*[.$H$3]^2*[.K43])+[.$H$5]/(3^(3/2)*[.$H$3]))" office:value-type="float" office:value="15.2177280786582" calcext:value-type="float">
            <text:p>15.2177280787</text:p>
          </table:table-cell>
          <table:table-cell table:formula="of:=-([.J43]+[.$H$5]^2/(27*[.$H$3]^2*[.J43])+[.$H$5]/(3^(3/2)*[.$H$3]))" office:value-type="float" office:value="15.2177280786582" calcext:value-type="float">
            <text:p>15.2177280787</text:p>
          </table:table-cell>
          <table:table-cell table:number-columns-repeated="2"/>
          <table:table-cell table:formula="of:=(SQRT(-[.$H$4]*[.A43]*(4*[.$H$5]^3-3^(9/2)*[.$H$3]^2*[.$H$4]*[.A43]))/(2*3^(9/4)*[.$H$3]^2)-(3^(9/2)*[.$H$3]^2*[.$H$4]*[.A43]-2*[.$H$5]^3)/(2*3^(9/2)*[.$H$3]^3))^(1/3)" office:value-type="float" office:value="-0.00179518215711038" calcext:value-type="float">
            <text:p>-0.0017951822</text:p>
          </table:table-cell>
          <table:table-cell table:formula="of:=([.L43]-[.M43])^(1/3)" office:value-type="float" office:value="-0.00179518215711038" calcext:value-type="float">
            <text:p>-0.0017951822</text:p>
          </table:table-cell>
          <table:table-cell table:formula="of:=SQRT(-[.$H$4]*[.A43]*(4*([.$H$5]/3^(3/2))^3-[.$H$3]^2*[.$H$4]*[.A43]))/(2*[.$H$3]^2)" office:value-type="float" office:value="1819.80183346082" calcext:value-type="float">
            <text:p>1819.8018334608</text:p>
          </table:table-cell>
          <table:table-cell table:formula="of:=([.$H$4]*[.A43])/(2*[.$H$3])-([.$H$5]/([.$H$3]*3^(3/2)))^3" office:value-type="float" office:value="1819.80183346661" calcext:value-type="float">
            <text:p>1819.8018334666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3" calcext:value-type="float">
            <text:p>13</text:p>
          </table:table-cell>
          <table:table-cell table:formula="of:=LOG([.A44]/[.$H$7];2)/[.$H$6]" office:value-type="float" office:value="7.08762782910612" calcext:value-type="float">
            <text:p>7.0876278291</text:p>
          </table:table-cell>
          <table:table-cell table:formula="of:=SQRT(SQRT(3)*[.A44]/[.$H$2])" office:value-type="float" office:value="5.17860212836033" calcext:value-type="float">
            <text:p>5.1786021284</text:p>
          </table:table-cell>
          <table:table-cell table:formula="of:=[.$H$8]*POWER([.$H$9]*[.A44]+[.$H$10];1/3)" office:value-type="float" office:value="16.0382552022501" calcext:value-type="float">
            <text:p>16.0382552023</text:p>
          </table:table-cell>
          <table:table-cell table:formula="of:=-([.K44]+[.$H$5]^2/(27*[.$H$3]^2*[.K44])+[.$H$5]/(3^(3/2)*[.$H$3]))" office:value-type="float" office:value="15.8326188050081" calcext:value-type="float">
            <text:p>15.832618805</text:p>
          </table:table-cell>
          <table:table-cell table:formula="of:=-([.J44]+[.$H$5]^2/(27*[.$H$3]^2*[.J44])+[.$H$5]/(3^(3/2)*[.$H$3]))" office:value-type="float" office:value="15.8321474318791" calcext:value-type="float">
            <text:p>15.8321474319</text:p>
          </table:table-cell>
          <table:table-cell table:number-columns-repeated="2"/>
          <table:table-cell table:formula="of:=(SQRT(-[.$H$4]*[.A44]*(4*[.$H$5]^3-3^(9/2)*[.$H$3]^2*[.$H$4]*[.A44]))/(2*3^(9/4)*[.$H$3]^2)-(3^(9/2)*[.$H$3]^2*[.$H$4]*[.A44]-2*[.$H$5]^3)/(2*3^(9/2)*[.$H$3]^3))^(1/3)" office:value-type="float" office:value="-0.0017262225776291" calcext:value-type="float">
            <text:p>-0.0017262226</text:p>
          </table:table-cell>
          <table:table-cell table:formula="of:=([.L44]-[.M44])^(1/3)" office:value-type="float" office:value="-0.00172617170687958" calcext:value-type="float">
            <text:p>-0.0017261717</text:p>
          </table:table-cell>
          <table:table-cell table:formula="of:=SQRT(-[.$H$4]*[.A44]*(4*([.$H$5]/3^(3/2))^3-[.$H$3]^2*[.$H$4]*[.A44]))/(2*[.$H$3]^2)" office:value-type="float" office:value="2046.72684735943" calcext:value-type="float">
            <text:p>2046.7268473594</text:p>
          </table:table-cell>
          <table:table-cell table:formula="of:=([.$H$4]*[.A44])/(2*[.$H$3])-([.$H$5]/([.$H$3]*3^(3/2)))^3" office:value-type="float" office:value="2046.72684736458" calcext:value-type="float">
            <text:p>2046.7268473646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5" calcext:value-type="float">
            <text:p>15</text:p>
          </table:table-cell>
          <table:table-cell table:formula="of:=LOG([.A45]/[.$H$7];2)/[.$H$6]" office:value-type="float" office:value="7.2234297815746" calcext:value-type="float">
            <text:p>7.2234297816</text:p>
          </table:table-cell>
          <table:table-cell table:formula="of:=SQRT(SQRT(3)*[.A45]/[.$H$2])" office:value-type="float" office:value="5.49240853953509" calcext:value-type="float">
            <text:p>5.4924085395</text:p>
          </table:table-cell>
          <table:table-cell table:formula="of:=[.$H$8]*POWER([.$H$9]*[.A45]+[.$H$10];1/3)" office:value-type="float" office:value="16.6797925611059" calcext:value-type="float">
            <text:p>16.6797925611</text:p>
          </table:table-cell>
          <table:table-cell table:formula="of:=-([.K45]+[.$H$5]^2/(27*[.$H$3]^2*[.K45])+[.$H$5]/(3^(3/2)*[.$H$3]))" office:value-type="float" office:value="16.4718799386795" calcext:value-type="float">
            <text:p>16.4718799387</text:p>
          </table:table-cell>
          <table:table-cell table:formula="of:=-([.J45]+[.$H$5]^2/(27*[.$H$3]^2*[.J45])+[.$H$5]/(3^(3/2)*[.$H$3]))" office:value-type="float" office:value="16.4718799386795" calcext:value-type="float">
            <text:p>16.4718799387</text:p>
          </table:table-cell>
          <table:table-cell table:number-columns-repeated="2"/>
          <table:table-cell table:formula="of:=(SQRT(-[.$H$4]*[.A45]*(4*[.$H$5]^3-3^(9/2)*[.$H$3]^2*[.$H$4]*[.A45]))/(2*3^(9/4)*[.$H$3]^2)-(3^(9/2)*[.$H$3]^2*[.$H$4]*[.A45]-2*[.$H$5]^3)/(2*3^(9/2)*[.$H$3]^3))^(1/3)" office:value-type="float" office:value="-0.00165983587680545" calcext:value-type="float">
            <text:p>-0.0016598359</text:p>
          </table:table-cell>
          <table:table-cell table:formula="of:=([.L45]-[.M45])^(1/3)" office:value-type="float" office:value="-0.00165983587680545" calcext:value-type="float">
            <text:p>-0.0016598359</text:p>
          </table:table-cell>
          <table:table-cell table:formula="of:=SQRT(-[.$H$4]*[.A45]*(4*([.$H$5]/3^(3/2))^3-[.$H$3]^2*[.$H$4]*[.A45]))/(2*[.$H$3]^2)" office:value-type="float" office:value="2302.29288242956" calcext:value-type="float">
            <text:p>2302.2928824296</text:p>
          </table:table-cell>
          <table:table-cell table:formula="of:=([.$H$4]*[.A45])/(2*[.$H$3])-([.$H$5]/([.$H$3]*3^(3/2)))^3" office:value-type="float" office:value="2302.29288243414" calcext:value-type="float">
            <text:p>2302.2928824341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20" calcext:value-type="float">
            <text:p>20</text:p>
          </table:table-cell>
          <table:table-cell table:formula="of:=LOG([.A46]/[.$H$7];2)/[.$H$6]" office:value-type="float" office:value="7.35875603316189" calcext:value-type="float">
            <text:p>7.3587560332</text:p>
          </table:table-cell>
          <table:table-cell table:formula="of:=SQRT(SQRT(3)*[.A46]/[.$H$2])" office:value-type="float" office:value="5.82403024673555" calcext:value-type="float">
            <text:p>5.8240302467</text:p>
          </table:table-cell>
          <table:table-cell table:formula="of:=[.$H$8]*POWER([.$H$9]*[.A46]+[.$H$10];1/3)" office:value-type="float" office:value="17.3446085989986" calcext:value-type="float">
            <text:p>17.344608599</text:p>
          </table:table-cell>
          <table:table-cell table:formula="of:=-([.K46]+[.$H$5]^2/(27*[.$H$3]^2*[.K46])+[.$H$5]/(3^(3/2)*[.$H$3]))" office:value-type="float" office:value="17.1345294885589" calcext:value-type="float">
            <text:p>17.1345294886</text:p>
          </table:table-cell>
          <table:table-cell table:formula="of:=-([.J46]+[.$H$5]^2/(27*[.$H$3]^2*[.J46])+[.$H$5]/(3^(3/2)*[.$H$3]))" office:value-type="float" office:value="17.1345294885589" calcext:value-type="float">
            <text:p>17.1345294886</text:p>
          </table:table-cell>
          <table:table-cell table:number-columns-repeated="2"/>
          <table:table-cell table:formula="of:=(SQRT(-[.$H$4]*[.A46]*(4*[.$H$5]^3-3^(9/2)*[.$H$3]^2*[.$H$4]*[.A46]))/(2*3^(9/4)*[.$H$3]^2)-(3^(9/2)*[.$H$3]^2*[.$H$4]*[.A46]-2*[.$H$5]^3)/(2*3^(9/2)*[.$H$3]^3))^(1/3)" office:value-type="float" office:value="-0.00159624906581608" calcext:value-type="float">
            <text:p>-0.0015962491</text:p>
          </table:table-cell>
          <table:table-cell table:formula="of:=([.L46]-[.M46])^(1/3)" office:value-type="float" office:value="-0.00159624906581608" calcext:value-type="float">
            <text:p>-0.0015962491</text:p>
          </table:table-cell>
          <table:table-cell table:formula="of:=SQRT(-[.$H$4]*[.A46]*(4*([.$H$5]/3^(3/2))^3-[.$H$3]^2*[.$H$4]*[.A46]))/(2*[.$H$3]^2)" office:value-type="float" office:value="2588.70309414596" calcext:value-type="float">
            <text:p>2588.703094146</text:p>
          </table:table-cell>
          <table:table-cell table:formula="of:=([.$H$4]*[.A46])/(2*[.$H$3])-([.$H$5]/([.$H$3]*3^(3/2)))^3" office:value-type="float" office:value="2588.70309415002" calcext:value-type="float">
            <text:p>2588.70309415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22" calcext:value-type="float">
            <text:p>22</text:p>
          </table:table-cell>
          <table:table-cell table:formula="of:=LOG([.A47]/[.$H$7];2)/[.$H$6]" office:value-type="float" office:value="7.49393180099746" calcext:value-type="float">
            <text:p>7.493931801</text:p>
          </table:table-cell>
          <table:table-cell table:formula="of:=SQRT(SQRT(3)*[.A47]/[.$H$2])" office:value-type="float" office:value="6.17527208145316" calcext:value-type="float">
            <text:p>6.1752720815</text:p>
          </table:table-cell>
          <table:table-cell table:formula="of:=[.$H$8]*POWER([.$H$9]*[.A47]+[.$H$10];1/3)" office:value-type="float" office:value="18.035138740561" calcext:value-type="float">
            <text:p>18.0351387406</text:p>
          </table:table-cell>
          <table:table-cell table:formula="of:=-([.K47]+[.$H$5]^2/(27*[.$H$3]^2*[.K47])+[.$H$5]/(3^(3/2)*[.$H$3]))" office:value-type="float" office:value="17.8228013446333" calcext:value-type="float">
            <text:p>17.8228013446</text:p>
          </table:table-cell>
          <table:table-cell table:formula="of:=-([.J47]+[.$H$5]^2/(27*[.$H$3]^2*[.J47])+[.$H$5]/(3^(3/2)*[.$H$3]))" office:value-type="float" office:value="17.8235549650454" calcext:value-type="float">
            <text:p>17.823554965</text:p>
          </table:table-cell>
          <table:table-cell table:number-columns-repeated="2"/>
          <table:table-cell table:formula="of:=(SQRT(-[.$H$4]*[.A47]*(4*[.$H$5]^3-3^(9/2)*[.$H$3]^2*[.$H$4]*[.A47]))/(2*3^(9/4)*[.$H$3]^2)-(3^(9/2)*[.$H$3]^2*[.$H$4]*[.A47]-2*[.$H$5]^3)/(2*3^(9/2)*[.$H$3]^3))^(1/3)" office:value-type="float" office:value="-0.00153510040847455" calcext:value-type="float">
            <text:p>-0.0015351004</text:p>
          </table:table-cell>
          <table:table-cell table:formula="of:=([.L47]-[.M47])^(1/3)" office:value-type="float" office:value="-0.00153516473012084" calcext:value-type="float">
            <text:p>-0.0015351647</text:p>
          </table:table-cell>
          <table:table-cell table:formula="of:=SQRT(-[.$H$4]*[.A47]*(4*([.$H$5]/3^(3/2))^3-[.$H$3]^2*[.$H$4]*[.A47]))/(2*[.$H$3]^2)" office:value-type="float" office:value="2910.36379345809" calcext:value-type="float">
            <text:p>2910.3637934581</text:p>
          </table:table-cell>
          <table:table-cell table:formula="of:=([.$H$4]*[.A47])/(2*[.$H$3])-([.$H$5]/([.$H$3]*3^(3/2)))^3" office:value-type="float" office:value="2910.36379346171" calcext:value-type="float">
            <text:p>2910.3637934617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9" calcext:value-type="float">
            <text:p>19</text:p>
          </table:table-cell>
          <table:table-cell table:formula="of:=LOG([.A48]/[.$H$7];2)/[.$H$6]" office:value-type="float" office:value="7.62977472043088" calcext:value-type="float">
            <text:p>7.6297747204</text:p>
          </table:table-cell>
          <table:table-cell table:formula="of:=SQRT(SQRT(3)*[.A48]/[.$H$2])" office:value-type="float" office:value="6.54958968186475" calcext:value-type="float">
            <text:p>6.5495896819</text:p>
          </table:table-cell>
          <table:table-cell table:formula="of:=[.$H$8]*POWER([.$H$9]*[.A48]+[.$H$10];1/3)" office:value-type="float" office:value="18.7567742549261" calcext:value-type="float">
            <text:p>18.7567742549</text:p>
          </table:table-cell>
          <table:table-cell table:formula="of:=-([.K48]+[.$H$5]^2/(27*[.$H$3]^2*[.K48])+[.$H$5]/(3^(3/2)*[.$H$3]))" office:value-type="float" office:value="18.542993714751" calcext:value-type="float">
            <text:p>18.5429937148</text:p>
          </table:table-cell>
          <table:table-cell table:formula="of:=-([.J48]+[.$H$5]^2/(27*[.$H$3]^2*[.J48])+[.$H$5]/(3^(3/2)*[.$H$3]))" office:value-type="float" office:value="18.542993714751" calcext:value-type="float">
            <text:p>18.5429937148</text:p>
          </table:table-cell>
          <table:table-cell table:number-columns-repeated="2"/>
          <table:table-cell table:formula="of:=(SQRT(-[.$H$4]*[.A48]*(4*[.$H$5]^3-3^(9/2)*[.$H$3]^2*[.$H$4]*[.A48]))/(2*3^(9/4)*[.$H$3]^2)-(3^(9/2)*[.$H$3]^2*[.$H$4]*[.A48]-2*[.$H$5]^3)/(2*3^(9/2)*[.$H$3]^3))^(1/3)" office:value-type="float" office:value="-0.00147606044824524" calcext:value-type="float">
            <text:p>-0.0014760604</text:p>
          </table:table-cell>
          <table:table-cell table:formula="of:=([.L48]-[.M48])^(1/3)" office:value-type="float" office:value="-0.00147606044824524" calcext:value-type="float">
            <text:p>-0.0014760604</text:p>
          </table:table-cell>
          <table:table-cell table:formula="of:=SQRT(-[.$H$4]*[.A48]*(4*([.$H$5]/3^(3/2))^3-[.$H$3]^2*[.$H$4]*[.A48]))/(2*[.$H$3]^2)" office:value-type="float" office:value="3273.8844467902" calcext:value-type="float">
            <text:p>3273.8844467902</text:p>
          </table:table-cell>
          <table:table-cell table:formula="of:=([.$H$4]*[.A48])/(2*[.$H$3])-([.$H$5]/([.$H$3]*3^(3/2)))^3" office:value-type="float" office:value="3273.88444679341" calcext:value-type="float">
            <text:p>3273.8844467934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20" calcext:value-type="float">
            <text:p>20</text:p>
          </table:table-cell>
          <table:table-cell table:formula="of:=LOG([.A49]/[.$H$7];2)/[.$H$6]" office:value-type="float" office:value="7.76519681444895" calcext:value-type="float">
            <text:p>7.7651968144</text:p>
          </table:table-cell>
          <table:table-cell table:formula="of:=SQRT(SQRT(3)*[.A49]/[.$H$2])" office:value-type="float" office:value="6.94533044503955" calcext:value-type="float">
            <text:p>6.945330445</text:p>
          </table:table-cell>
          <table:table-cell table:formula="of:=[.$H$8]*POWER([.$H$9]*[.A49]+[.$H$10];1/3)" office:value-type="float" office:value="19.5049136367767" calcext:value-type="float">
            <text:p>19.5049136368</text:p>
          </table:table-cell>
          <table:table-cell table:formula="of:=-([.K49]+[.$H$5]^2/(27*[.$H$3]^2*[.K49])+[.$H$5]/(3^(3/2)*[.$H$3]))" office:value-type="float" office:value="19.2891637821698" calcext:value-type="float">
            <text:p>19.2891637822</text:p>
          </table:table-cell>
          <table:table-cell table:formula="of:=-([.J49]+[.$H$5]^2/(27*[.$H$3]^2*[.J49])+[.$H$5]/(3^(3/2)*[.$H$3]))" office:value-type="float" office:value="19.2881328585111" calcext:value-type="float">
            <text:p>19.2881328585</text:p>
          </table:table-cell>
          <table:table-cell table:number-columns-repeated="2"/>
          <table:table-cell table:formula="of:=(SQRT(-[.$H$4]*[.A49]*(4*[.$H$5]^3-3^(9/2)*[.$H$3]^2*[.$H$4]*[.A49]))/(2*3^(9/4)*[.$H$3]^2)-(3^(9/2)*[.$H$3]^2*[.$H$4]*[.A49]-2*[.$H$5]^3)/(2*3^(9/2)*[.$H$3]^3))^(1/3)" office:value-type="float" office:value="-0.0014195159424422" calcext:value-type="float">
            <text:p>-0.0014195159</text:p>
          </table:table-cell>
          <table:table-cell table:formula="of:=([.L49]-[.M49])^(1/3)" office:value-type="float" office:value="-0.00141944071238522" calcext:value-type="float">
            <text:p>-0.0014194407</text:p>
          </table:table-cell>
          <table:table-cell table:formula="of:=SQRT(-[.$H$4]*[.A49]*(4*([.$H$5]/3^(3/2))^3-[.$H$3]^2*[.$H$4]*[.A49]))/(2*[.$H$3]^2)" office:value-type="float" office:value="3681.468209617" calcext:value-type="float">
            <text:p>3681.468209617</text:p>
          </table:table-cell>
          <table:table-cell table:formula="of:=([.$H$4]*[.A49])/(2*[.$H$3])-([.$H$5]/([.$H$3]*3^(3/2)))^3" office:value-type="float" office:value="3681.46820961986" calcext:value-type="float">
            <text:p>3681.4682096199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9" calcext:value-type="float">
            <text:p>19</text:p>
          </table:table-cell>
          <table:table-cell table:formula="of:=LOG([.A50]/[.$H$7];2)/[.$H$6]" office:value-type="float" office:value="7.90059948113605" calcext:value-type="float">
            <text:p>7.9005994811</text:p>
          </table:table-cell>
          <table:table-cell table:formula="of:=SQRT(SQRT(3)*[.A50]/[.$H$2])" office:value-type="float" office:value="7.36492075927266" calcext:value-type="float">
            <text:p>7.3649207593</text:p>
          </table:table-cell>
          <table:table-cell table:formula="of:=[.$H$8]*POWER([.$H$9]*[.A50]+[.$H$10];1/3)" office:value-type="float" office:value="20.2827797689955" calcext:value-type="float">
            <text:p>20.282779769</text:p>
          </table:table-cell>
          <table:table-cell table:formula="of:=-([.K50]+[.$H$5]^2/(27*[.$H$3]^2*[.K50])+[.$H$5]/(3^(3/2)*[.$H$3]))" office:value-type="float" office:value="20.0635258743058" calcext:value-type="float">
            <text:p>20.0635258743</text:p>
          </table:table-cell>
          <table:table-cell table:formula="of:=-([.J50]+[.$H$5]^2/(27*[.$H$3]^2*[.J50])+[.$H$5]/(3^(3/2)*[.$H$3]))" office:value-type="float" office:value="20.0635258743058" calcext:value-type="float">
            <text:p>20.0635258743</text:p>
          </table:table-cell>
          <table:table-cell table:number-columns-repeated="2"/>
          <table:table-cell table:formula="of:=(SQRT(-[.$H$4]*[.A50]*(4*[.$H$5]^3-3^(9/2)*[.$H$3]^2*[.$H$4]*[.A50]))/(2*3^(9/4)*[.$H$3]^2)-(3^(9/2)*[.$H$3]^2*[.$H$4]*[.A50]-2*[.$H$5]^3)/(2*3^(9/2)*[.$H$3]^3))^(1/3)" office:value-type="float" office:value="-0.00136509920354182" calcext:value-type="float">
            <text:p>-0.0013650992</text:p>
          </table:table-cell>
          <table:table-cell table:formula="of:=([.L50]-[.M50])^(1/3)" office:value-type="float" office:value="-0.00136509920354182" calcext:value-type="float">
            <text:p>-0.0013650992</text:p>
          </table:table-cell>
          <table:table-cell table:formula="of:=SQRT(-[.$H$4]*[.A50]*(4*([.$H$5]/3^(3/2))^3-[.$H$3]^2*[.$H$4]*[.A50]))/(2*[.$H$3]^2)" office:value-type="float" office:value="4139.72454836274" calcext:value-type="float">
            <text:p>4139.7245483627</text:p>
          </table:table-cell>
          <table:table-cell table:formula="of:=([.$H$4]*[.A50])/(2*[.$H$3])-([.$H$5]/([.$H$3]*3^(3/2)))^3" office:value-type="float" office:value="4139.72454836528" calcext:value-type="float">
            <text:p>4139.7245483653</text:p>
          </table:table-cell>
          <table:table-cell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19" calcext:value-type="float">
            <text:p>19</text:p>
          </table:table-cell>
          <table:table-cell table:formula="of:=LOG([.A51]/[.$H$7];2)/[.$H$6]" office:value-type="float" office:value="8.03606164154795" calcext:value-type="float">
            <text:p>8.0360616415</text:p>
          </table:table-cell>
          <table:table-cell table:formula="of:=SQRT(SQRT(3)*[.A51]/[.$H$2])" office:value-type="float" office:value="7.81006119949671" calcext:value-type="float">
            <text:p>7.8100611995</text:p>
          </table:table-cell>
          <table:table-cell table:formula="of:=[.$H$8]*POWER([.$H$9]*[.A51]+[.$H$10];1/3)" office:value-type="float" office:value="21.092030018287" calcext:value-type="float">
            <text:p>21.0920300183</text:p>
          </table:table-cell>
          <table:table-cell table:formula="of:=-([.K51]+[.$H$5]^2/(27*[.$H$3]^2*[.K51])+[.$H$5]/(3^(3/2)*[.$H$3]))" office:value-type="float" office:value="20.8684427015361" calcext:value-type="float">
            <text:p>20.8684427015</text:p>
          </table:table-cell>
          <table:table-cell table:formula="of:=-([.J51]+[.$H$5]^2/(27*[.$H$3]^2*[.J51])+[.$H$5]/(3^(3/2)*[.$H$3]))" office:value-type="float" office:value="20.8684427015361" calcext:value-type="float">
            <text:p>20.8684427015</text:p>
          </table:table-cell>
          <table:table-cell table:number-columns-repeated="2"/>
          <table:table-cell table:formula="of:=(SQRT(-[.$H$4]*[.A51]*(4*[.$H$5]^3-3^(9/2)*[.$H$3]^2*[.$H$4]*[.A51]))/(2*3^(9/4)*[.$H$3]^2)-(3^(9/2)*[.$H$3]^2*[.$H$4]*[.A51]-2*[.$H$5]^3)/(2*3^(9/2)*[.$H$3]^3))^(1/3)" office:value-type="float" office:value="-0.00131285526392834" calcext:value-type="float">
            <text:p>-0.0013128553</text:p>
          </table:table-cell>
          <table:table-cell table:formula="of:=([.L51]-[.M51])^(1/3)" office:value-type="float" office:value="-0.00131285526392834" calcext:value-type="float">
            <text:p>-0.0013128553</text:p>
          </table:table-cell>
          <table:table-cell table:formula="of:=SQRT(-[.$H$4]*[.A51]*(4*([.$H$5]/3^(3/2))^3-[.$H$3]^2*[.$H$4]*[.A51]))/(2*[.$H$3]^2)" office:value-type="float" office:value="4655.26292945161" calcext:value-type="float">
            <text:p>4655.2629294516</text:p>
          </table:table-cell>
          <table:table-cell table:formula="of:=([.$H$4]*[.A51])/(2*[.$H$3])-([.$H$5]/([.$H$3]*3^(3/2)))^3" office:value-type="float" office:value="4655.26292945388" calcext:value-type="float">
            <text:p>4655.2629294539</text:p>
          </table:table-cell>
          <table:table-cell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22" calcext:value-type="float">
            <text:p>22</text:p>
          </table:table-cell>
          <table:table-cell table:formula="of:=LOG([.A52]/[.$H$7];2)/[.$H$6]" office:value-type="float" office:value="8.17194095035395" calcext:value-type="float">
            <text:p>8.1719409504</text:p>
          </table:table-cell>
          <table:table-cell table:formula="of:=SQRT(SQRT(3)*[.A52]/[.$H$2])" office:value-type="float" office:value="8.28360305019422" calcext:value-type="float">
            <text:p>8.2836030502</text:p>
          </table:table-cell>
          <table:table-cell table:formula="of:=[.$H$8]*POWER([.$H$9]*[.A52]+[.$H$10];1/3)" office:value-type="float" office:value="21.9362107029283" calcext:value-type="float">
            <text:p>21.9362107029</text:p>
          </table:table-cell>
          <table:table-cell table:formula="of:=-([.K52]+[.$H$5]^2/(27*[.$H$3]^2*[.K52])+[.$H$5]/(3^(3/2)*[.$H$3]))" office:value-type="float" office:value="21.7124377873719" calcext:value-type="float">
            <text:p>21.7124377874</text:p>
          </table:table-cell>
          <table:table-cell table:formula="of:=-([.J52]+[.$H$5]^2/(27*[.$H$3]^2*[.J52])+[.$H$5]/(3^(3/2)*[.$H$3]))" office:value-type="float" office:value="21.7091407131935" calcext:value-type="float">
            <text:p>21.7091407132</text:p>
          </table:table-cell>
          <table:table-cell table:number-columns-repeated="2"/>
          <table:table-cell table:formula="of:=(SQRT(-[.$H$4]*[.A52]*(4*[.$H$5]^3-3^(9/2)*[.$H$3]^2*[.$H$4]*[.A52]))/(2*3^(9/4)*[.$H$3]^2)-(3^(9/2)*[.$H$3]^2*[.$H$4]*[.A52]-2*[.$H$5]^3)/(2*3^(9/2)*[.$H$3]^3))^(1/3)" office:value-type="float" office:value="-0.00126239451440522" calcext:value-type="float">
            <text:p>-0.0012623945</text:p>
          </table:table-cell>
          <table:table-cell table:formula="of:=([.L52]-[.M52])^(1/3)" office:value-type="float" office:value="-0.00126220425147628" calcext:value-type="float">
            <text:p>-0.0012622043</text:p>
          </table:table-cell>
          <table:table-cell table:formula="of:=SQRT(-[.$H$4]*[.A52]*(4*([.$H$5]/3^(3/2))^3-[.$H$3]^2*[.$H$4]*[.A52]))/(2*[.$H$3]^2)" office:value-type="float" office:value="5236.89597478259" calcext:value-type="float">
            <text:p>5236.8959747826</text:p>
          </table:table-cell>
          <table:table-cell table:formula="of:=([.$H$4]*[.A52])/(2*[.$H$3])-([.$H$5]/([.$H$3]*3^(3/2)))^3" office:value-type="float" office:value="5236.8959747846" calcext:value-type="float">
            <text:p>5236.8959747846</text:p>
          </table:table-cell>
          <table:table-cell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23" calcext:value-type="float">
            <text:p>23</text:p>
          </table:table-cell>
          <table:table-cell table:formula="of:=LOG([.A53]/[.$H$7];2)/[.$H$6]" office:value-type="float" office:value="8.30782700007468" calcext:value-type="float">
            <text:p>8.3078270001</text:p>
          </table:table-cell>
          <table:table-cell table:formula="of:=SQRT(SQRT(3)*[.A53]/[.$H$2])" office:value-type="float" office:value="8.78588248217861" calcext:value-type="float">
            <text:p>8.7858824822</text:p>
          </table:table-cell>
          <table:table-cell table:formula="of:=[.$H$8]*POWER([.$H$9]*[.A53]+[.$H$10];1/3)" office:value-type="float" office:value="22.8142230220243" calcext:value-type="float">
            <text:p>22.814223022</text:p>
          </table:table-cell>
          <table:table-cell table:formula="of:=-([.K53]+[.$H$5]^2/(27*[.$H$3]^2*[.K53])+[.$H$5]/(3^(3/2)*[.$H$3]))" office:value-type="float" office:value="22.5858280481971" calcext:value-type="float">
            <text:p>22.5858280482</text:p>
          </table:table-cell>
          <table:table-cell table:formula="of:=-([.J53]+[.$H$5]^2/(27*[.$H$3]^2*[.J53])+[.$H$5]/(3^(3/2)*[.$H$3]))" office:value-type="float" office:value="22.5819721881226" calcext:value-type="float">
            <text:p>22.5819721881</text:p>
          </table:table-cell>
          <table:table-cell table:number-columns-repeated="2"/>
          <table:table-cell table:formula="of:=(SQRT(-[.$H$4]*[.A53]*(4*[.$H$5]^3-3^(9/2)*[.$H$3]^2*[.$H$4]*[.A53]))/(2*3^(9/4)*[.$H$3]^2)-(3^(9/2)*[.$H$3]^2*[.$H$4]*[.A53]-2*[.$H$5]^3)/(2*3^(9/2)*[.$H$3]^3))^(1/3)" office:value-type="float" office:value="-0.00121395198928313" calcext:value-type="float">
            <text:p>-0.001213952</text:p>
          </table:table-cell>
          <table:table-cell table:formula="of:=([.L53]-[.M53])^(1/3)" office:value-type="float" office:value="-0.00121374623470473" calcext:value-type="float">
            <text:p>-0.0012137462</text:p>
          </table:table-cell>
          <table:table-cell table:formula="of:=SQRT(-[.$H$4]*[.A53]*(4*([.$H$5]/3^(3/2))^3-[.$H$3]^2*[.$H$4]*[.A53]))/(2*[.$H$3]^2)" office:value-type="float" office:value="5891.23315077987" calcext:value-type="float">
            <text:p>5891.2331507799</text:p>
          </table:table-cell>
          <table:table-cell table:formula="of:=([.$H$4]*[.A53])/(2*[.$H$3])-([.$H$5]/([.$H$3]*3^(3/2)))^3" office:value-type="float" office:value="5891.23315078166" calcext:value-type="float">
            <text:p>5891.2331507817</text:p>
          </table:table-cell>
          <table:table-cell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25" calcext:value-type="float">
            <text:p>25</text:p>
          </table:table-cell>
          <table:table-cell table:formula="of:=LOG([.A54]/[.$H$7];2)/[.$H$6]" office:value-type="float" office:value="8.44367108134211" calcext:value-type="float">
            <text:p>8.4436710813</text:p>
          </table:table-cell>
          <table:table-cell table:formula="of:=SQRT(SQRT(3)*[.A54]/[.$H$2])" office:value-type="float" office:value="9.31844839477687" calcext:value-type="float">
            <text:p>9.3184483948</text:p>
          </table:table-cell>
          <table:table-cell table:formula="of:=[.$H$8]*POWER([.$H$9]*[.A54]+[.$H$10];1/3)" office:value-type="float" office:value="23.7270908070476" calcext:value-type="float">
            <text:p>23.727090807</text:p>
          </table:table-cell>
          <table:table-cell table:formula="of:=-([.K54]+[.$H$5]^2/(27*[.$H$3]^2*[.K54])+[.$H$5]/(3^(3/2)*[.$H$3]))" office:value-type="float" office:value="23.4992741586625" calcext:value-type="float">
            <text:p>23.4992741587</text:p>
          </table:table-cell>
          <table:table-cell table:formula="of:=-([.J54]+[.$H$5]^2/(27*[.$H$3]^2*[.J54])+[.$H$5]/(3^(3/2)*[.$H$3]))" office:value-type="float" office:value="23.4947608810775" calcext:value-type="float">
            <text:p>23.4947608811</text:p>
          </table:table-cell>
          <table:table-cell table:number-columns-repeated="2"/>
          <table:table-cell table:formula="of:=(SQRT(-[.$H$4]*[.A54]*(4*[.$H$5]^3-3^(9/2)*[.$H$3]^2*[.$H$4]*[.A54]))/(2*3^(9/4)*[.$H$3]^2)-(3^(9/2)*[.$H$3]^2*[.$H$4]*[.A54]-2*[.$H$5]^3)/(2*3^(9/2)*[.$H$3]^3))^(1/3)" office:value-type="float" office:value="-0.00116711558184431" calcext:value-type="float">
            <text:p>-0.0011671156</text:p>
          </table:table-cell>
          <table:table-cell table:formula="of:=([.L54]-[.M54])^(1/3)" office:value-type="float" office:value="-0.00116689297730299" calcext:value-type="float">
            <text:p>-0.001166893</text:p>
          </table:table-cell>
          <table:table-cell table:formula="of:=SQRT(-[.$H$4]*[.A54]*(4*([.$H$5]/3^(3/2))^3-[.$H$3]^2*[.$H$4]*[.A54]))/(2*[.$H$3]^2)" office:value-type="float" office:value="6627.08707934242" calcext:value-type="float">
            <text:p>6627.0870793424</text:p>
          </table:table-cell>
          <table:table-cell table:formula="of:=([.$H$4]*[.A54])/(2*[.$H$3])-([.$H$5]/([.$H$3]*3^(3/2)))^3" office:value-type="float" office:value="6627.08707934401" calcext:value-type="float">
            <text:p>6627.087079344</text:p>
          </table:table-cell>
          <table:table-cell/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20" calcext:value-type="float">
            <text:p>20</text:p>
          </table:table-cell>
          <table:table-cell table:formula="of:=LOG([.A55]/[.$H$7];2)/[.$H$6]" office:value-type="float" office:value="8.57961108249596" calcext:value-type="float">
            <text:p>8.5796110825</text:p>
          </table:table-cell>
          <table:table-cell table:formula="of:=SQRT(SQRT(3)*[.A55]/[.$H$2])" office:value-type="float" office:value="9.88370707512544" calcext:value-type="float">
            <text:p>9.8837070751</text:p>
          </table:table-cell>
          <table:table-cell table:formula="of:=[.$H$8]*POWER([.$H$9]*[.A55]+[.$H$10];1/3)" office:value-type="float" office:value="24.6771688779116" calcext:value-type="float">
            <text:p>24.6771688779</text:p>
          </table:table-cell>
          <table:table-cell table:formula="of:=-([.K55]+[.$H$5]^2/(27*[.$H$3]^2*[.K55])+[.$H$5]/(3^(3/2)*[.$H$3]))" office:value-type="float" office:value="24.4409253161256" calcext:value-type="float">
            <text:p>24.4409253161</text:p>
          </table:table-cell>
          <table:table-cell table:formula="of:=-([.J55]+[.$H$5]^2/(27*[.$H$3]^2*[.J55])+[.$H$5]/(3^(3/2)*[.$H$3]))" office:value-type="float" office:value="24.4409253161256" calcext:value-type="float">
            <text:p>24.4409253161</text:p>
          </table:table-cell>
          <table:table-cell table:number-columns-repeated="2"/>
          <table:table-cell table:formula="of:=(SQRT(-[.$H$4]*[.A55]*(4*[.$H$5]^3-3^(9/2)*[.$H$3]^2*[.$H$4]*[.A55]))/(2*3^(9/4)*[.$H$3]^2)-(3^(9/2)*[.$H$3]^2*[.$H$4]*[.A55]-2*[.$H$5]^3)/(2*3^(9/2)*[.$H$3]^3))^(1/3)" office:value-type="float" office:value="-0.00112223479340472" calcext:value-type="float">
            <text:p>-0.0011222348</text:p>
          </table:table-cell>
          <table:table-cell table:formula="of:=([.L55]-[.M55])^(1/3)" office:value-type="float" office:value="-0.00112223479340472" calcext:value-type="float">
            <text:p>-0.0011222348</text:p>
          </table:table-cell>
          <table:table-cell table:formula="of:=SQRT(-[.$H$4]*[.A55]*(4*([.$H$5]/3^(3/2))^3-[.$H$3]^2*[.$H$4]*[.A55]))/(2*[.$H$3]^2)" office:value-type="float" office:value="7455.47353784393" calcext:value-type="float">
            <text:p>7455.4735378439</text:p>
          </table:table-cell>
          <table:table-cell table:formula="of:=([.$H$4]*[.A55])/(2*[.$H$3])-([.$H$5]/([.$H$3]*3^(3/2)))^3" office:value-type="float" office:value="7455.47353784534" calcext:value-type="float">
            <text:p>7455.4735378453</text:p>
          </table:table-cell>
          <table:table-cell/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float" office:value="27" calcext:value-type="float">
            <text:p>27</text:p>
          </table:table-cell>
          <table:table-cell table:formula="of:=LOG([.A56]/[.$H$7];2)/[.$H$6]" office:value-type="float" office:value="8.71555108364981" calcext:value-type="float">
            <text:p>8.7155510836</text:p>
          </table:table-cell>
          <table:table-cell table:formula="of:=SQRT(SQRT(3)*[.A56]/[.$H$2])" office:value-type="float" office:value="10.483254444124" calcext:value-type="float">
            <text:p>10.4832544441</text:p>
          </table:table-cell>
          <table:table-cell table:formula="of:=[.$H$8]*POWER([.$H$9]*[.A56]+[.$H$10];1/3)" office:value-type="float" office:value="25.6652898908319" calcext:value-type="float">
            <text:p>25.6652898908</text:p>
          </table:table-cell>
          <table:table-cell table:formula="of:=-([.K56]+[.$H$5]^2/(27*[.$H$3]^2*[.K56])+[.$H$5]/(3^(3/2)*[.$H$3]))" office:value-type="float" office:value="25.4343914004547" calcext:value-type="float">
            <text:p>25.4343914005</text:p>
          </table:table-cell>
          <table:table-cell table:formula="of:=-([.J56]+[.$H$5]^2/(27*[.$H$3]^2*[.J56])+[.$H$5]/(3^(3/2)*[.$H$3]))" office:value-type="float" office:value="25.4220369549204" calcext:value-type="float">
            <text:p>25.4220369549</text:p>
          </table:table-cell>
          <table:table-cell table:number-columns-repeated="2"/>
          <table:table-cell table:formula="of:=(SQRT(-[.$H$4]*[.A56]*(4*[.$H$5]^3-3^(9/2)*[.$H$3]^2*[.$H$4]*[.A56]))/(2*3^(9/4)*[.$H$3]^2)-(3^(9/2)*[.$H$3]^2*[.$H$4]*[.A56]-2*[.$H$5]^3)/(2*3^(9/2)*[.$H$3]^3))^(1/3)" office:value-type="float" office:value="-0.00107920199333532" calcext:value-type="float">
            <text:p>-0.001079202</text:p>
          </table:table-cell>
          <table:table-cell table:formula="of:=([.L56]-[.M56])^(1/3)" office:value-type="float" office:value="-0.00107868114287154" calcext:value-type="float">
            <text:p>-0.0010786811</text:p>
          </table:table-cell>
          <table:table-cell table:formula="of:=SQRT(-[.$H$4]*[.A56]*(4*([.$H$5]/3^(3/2))^3-[.$H$3]^2*[.$H$4]*[.A56]))/(2*[.$H$3]^2)" office:value-type="float" office:value="8387.40830365808" calcext:value-type="float">
            <text:p>8387.4083036581</text:p>
          </table:table-cell>
          <table:table-cell table:formula="of:=([.$H$4]*[.A56])/(2*[.$H$3])-([.$H$5]/([.$H$3]*3^(3/2)))^3" office:value-type="float" office:value="8387.40830365934" calcext:value-type="float">
            <text:p>8387.4083036593</text:p>
          </table:table-cell>
          <table:table-cell/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float" office:value="19" calcext:value-type="float">
            <text:p>19</text:p>
          </table:table-cell>
          <table:table-cell table:formula="of:=LOG([.A57]/[.$H$7];2)/[.$H$6]" office:value-type="float" office:value="8.85125526430841" calcext:value-type="float">
            <text:p>8.8512552643</text:p>
          </table:table-cell>
          <table:table-cell table:formula="of:=SQRT(SQRT(3)*[.A57]/[.$H$2])" office:value-type="float" office:value="11.1180345670221" calcext:value-type="float">
            <text:p>11.118034567</text:p>
          </table:table-cell>
          <table:table-cell table:formula="of:=[.$H$8]*POWER([.$H$9]*[.A57]+[.$H$10];1/3)" office:value-type="float" office:value="26.6911592244316" calcext:value-type="float">
            <text:p>26.6911592244</text:p>
          </table:table-cell>
          <table:table-cell table:formula="of:=-([.K57]+[.$H$5]^2/(27*[.$H$3]^2*[.K57])+[.$H$5]/(3^(3/2)*[.$H$3]))" office:value-type="float" office:value="26.4497630273847" calcext:value-type="float">
            <text:p>26.4497630274</text:p>
          </table:table-cell>
          <table:table-cell table:formula="of:=-([.J57]+[.$H$5]^2/(27*[.$H$3]^2*[.J57])+[.$H$5]/(3^(3/2)*[.$H$3]))" office:value-type="float" office:value="26.4497630273847" calcext:value-type="float">
            <text:p>26.4497630274</text:p>
          </table:table-cell>
          <table:table-cell table:number-columns-repeated="2"/>
          <table:table-cell table:formula="of:=(SQRT(-[.$H$4]*[.A57]*(4*[.$H$5]^3-3^(9/2)*[.$H$3]^2*[.$H$4]*[.A57]))/(2*3^(9/4)*[.$H$3]^2)-(3^(9/2)*[.$H$3]^2*[.$H$4]*[.A57]-2*[.$H$5]^3)/(2*3^(9/2)*[.$H$3]^3))^(1/3)" office:value-type="float" office:value="-0.00103752725336905" calcext:value-type="float">
            <text:p>-0.0010375273</text:p>
          </table:table-cell>
          <table:table-cell table:formula="of:=([.L57]-[.M57])^(1/3)" office:value-type="float" office:value="-0.00103752725336905" calcext:value-type="float">
            <text:p>-0.0010375273</text:p>
          </table:table-cell>
          <table:table-cell table:formula="of:=SQRT(-[.$H$4]*[.A57]*(4*([.$H$5]/3^(3/2))^3-[.$H$3]^2*[.$H$4]*[.A57]))/(2*[.$H$3]^2)" office:value-type="float" office:value="9433.90715415857" calcext:value-type="float">
            <text:p>9433.9071541586</text:p>
          </table:table-cell>
          <table:table-cell table:formula="of:=([.$H$4]*[.A57])/(2*[.$H$3])-([.$H$5]/([.$H$3]*3^(3/2)))^3" office:value-type="float" office:value="9433.90715415969" calcext:value-type="float">
            <text:p>9433.9071541597</text:p>
          </table:table-cell>
          <table:table-cell/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float" office:value="24" calcext:value-type="float">
            <text:p>24</text:p>
          </table:table-cell>
          <table:table-cell table:formula="of:=LOG([.A58]/[.$H$7];2)/[.$H$6]" office:value-type="float" office:value="8.98713536686958" calcext:value-type="float">
            <text:p>8.9871353669</text:p>
          </table:table-cell>
          <table:table-cell table:formula="of:=SQRT(SQRT(3)*[.A58]/[.$H$2])" office:value-type="float" office:value="11.7921504541929" calcext:value-type="float">
            <text:p>11.7921504542</text:p>
          </table:table-cell>
          <table:table-cell table:formula="of:=[.$H$8]*POWER([.$H$9]*[.A58]+[.$H$10];1/3)" office:value-type="float" office:value="27.7594440349655" calcext:value-type="float">
            <text:p>27.759444035</text:p>
          </table:table-cell>
          <table:table-cell table:formula="of:=-([.K58]+[.$H$5]^2/(27*[.$H$3]^2*[.K58])+[.$H$5]/(3^(3/2)*[.$H$3]))" office:value-type="float" office:value="27.4948032789533" calcext:value-type="float">
            <text:p>27.494803279</text:p>
          </table:table-cell>
          <table:table-cell table:formula="of:=-([.J58]+[.$H$5]^2/(27*[.$H$3]^2*[.J58])+[.$H$5]/(3^(3/2)*[.$H$3]))" office:value-type="float" office:value="27.5285955929489" calcext:value-type="float">
            <text:p>27.5285955929</text:p>
          </table:table-cell>
          <table:table-cell table:number-columns-repeated="2"/>
          <table:table-cell table:formula="of:=(SQRT(-[.$H$4]*[.A58]*(4*[.$H$5]^3-3^(9/2)*[.$H$3]^2*[.$H$4]*[.A58]))/(2*3^(9/4)*[.$H$3]^2)-(3^(9/2)*[.$H$3]^2*[.$H$4]*[.A58]-2*[.$H$5]^3)/(2*3^(9/2)*[.$H$3]^3))^(1/3)" office:value-type="float" office:value="-0.000997108053015599" calcext:value-type="float">
            <text:p>-0.0009971081</text:p>
          </table:table-cell>
          <table:table-cell table:formula="of:=([.L58]-[.M58])^(1/3)" office:value-type="float" office:value="-0.000998326268097633" calcext:value-type="float">
            <text:p>-0.0009983263</text:p>
          </table:table-cell>
          <table:table-cell table:formula="of:=SQRT(-[.$H$4]*[.A58]*(4*([.$H$5]/3^(3/2))^3-[.$H$3]^2*[.$H$4]*[.A58]))/(2*[.$H$3]^2)" office:value-type="float" office:value="10612.5953331433" calcext:value-type="float">
            <text:p>10612.5953331433</text:p>
          </table:table-cell>
          <table:table-cell table:formula="of:=([.$H$4]*[.A58])/(2*[.$H$3])-([.$H$5]/([.$H$3]*3^(3/2)))^3" office:value-type="float" office:value="10612.5953331443" calcext:value-type="float">
            <text:p>10612.5953331443</text:p>
          </table:table-cell>
          <table:table-cell/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float" office:value="34" calcext:value-type="float">
            <text:p>34</text:p>
          </table:table-cell>
          <table:table-cell table:formula="of:=LOG([.A59]/[.$H$7];2)/[.$H$6]" office:value-type="float" office:value="9.12304874542882" calcext:value-type="float">
            <text:p>9.1230487454</text:p>
          </table:table-cell>
          <table:table-cell table:formula="of:=SQRT(SQRT(3)*[.A59]/[.$H$2])" office:value-type="float" office:value="12.5073200741377" calcext:value-type="float">
            <text:p>12.5073200741</text:p>
          </table:table-cell>
          <table:table-cell table:formula="of:=[.$H$8]*POWER([.$H$9]*[.A59]+[.$H$10];1/3)" office:value-type="float" office:value="28.870763251561" calcext:value-type="float">
            <text:p>28.8707632516</text:p>
          </table:table-cell>
          <table:table-cell table:formula="of:=-([.K59]+[.$H$5]^2/(27*[.$H$3]^2*[.K59])+[.$H$5]/(3^(3/2)*[.$H$3]))" office:value-type="float" office:value="28.6264673540312" calcext:value-type="float">
            <text:p>28.626467354</text:p>
          </table:table-cell>
          <table:table-cell table:formula="of:=-([.J59]+[.$H$5]^2/(27*[.$H$3]^2*[.J59])+[.$H$5]/(3^(3/2)*[.$H$3]))" office:value-type="float" office:value="28.6264673540312" calcext:value-type="float">
            <text:p>28.626467354</text:p>
          </table:table-cell>
          <table:table-cell table:number-columns-repeated="2"/>
          <table:table-cell table:formula="of:=(SQRT(-[.$H$4]*[.A59]*(4*[.$H$5]^3-3^(9/2)*[.$H$3]^2*[.$H$4]*[.A59]))/(2*3^(9/4)*[.$H$3]^2)-(3^(9/2)*[.$H$3]^2*[.$H$4]*[.A59]-2*[.$H$5]^3)/(2*3^(9/2)*[.$H$3]^3))^(1/3)" office:value-type="float" office:value="-0.000959085450176758" calcext:value-type="float">
            <text:p>-0.0009590855</text:p>
          </table:table-cell>
          <table:table-cell table:formula="of:=([.L59]-[.M59])^(1/3)" office:value-type="float" office:value="-0.000959085450176758" calcext:value-type="float">
            <text:p>-0.0009590855</text:p>
          </table:table-cell>
          <table:table-cell table:formula="of:=SQRT(-[.$H$4]*[.A59]*(4*([.$H$5]/3^(3/2))^3-[.$H$3]^2*[.$H$4]*[.A59]))/(2*[.$H$3]^2)" office:value-type="float" office:value="11938.8949289354" calcext:value-type="float">
            <text:p>11938.8949289354</text:p>
          </table:table-cell>
          <table:table-cell table:formula="of:=([.$H$4]*[.A59])/(2*[.$H$3])-([.$H$5]/([.$H$3]*3^(3/2)))^3" office:value-type="float" office:value="11938.8949289363" calcext:value-type="float">
            <text:p>11938.8949289363</text:p>
          </table:table-cell>
          <table:table-cell/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float" office:value="24" calcext:value-type="float">
            <text:p>24</text:p>
          </table:table-cell>
          <table:table-cell table:formula="of:=LOG([.A60]/[.$H$7];2)/[.$H$6]" office:value-type="float" office:value="9.25891774999466" calcext:value-type="float">
            <text:p>9.25891775</text:p>
          </table:table-cell>
          <table:table-cell table:formula="of:=SQRT(SQRT(3)*[.A60]/[.$H$2])" office:value-type="float" office:value="13.2656082427078" calcext:value-type="float">
            <text:p>13.2656082427</text:p>
          </table:table-cell>
          <table:table-cell table:formula="of:=[.$H$8]*POWER([.$H$9]*[.A60]+[.$H$10];1/3)" office:value-type="float" office:value="30.026188117517" calcext:value-type="float">
            <text:p>30.0261881175</text:p>
          </table:table-cell>
          <table:table-cell table:formula="of:=-([.K60]+[.$H$5]^2/(27*[.$H$3]^2*[.K60])+[.$H$5]/(3^(3/2)*[.$H$3]))" office:value-type="float" office:value="29.7818773284135" calcext:value-type="float">
            <text:p>29.7818773284</text:p>
          </table:table-cell>
          <table:table-cell table:formula="of:=-([.J60]+[.$H$5]^2/(27*[.$H$3]^2*[.J60])+[.$H$5]/(3^(3/2)*[.$H$3]))" office:value-type="float" office:value="29.7587528357367" calcext:value-type="float">
            <text:p>29.7587528357</text:p>
          </table:table-cell>
          <table:table-cell table:number-columns-repeated="2"/>
          <table:table-cell table:formula="of:=(SQRT(-[.$H$4]*[.A60]*(4*[.$H$5]^3-3^(9/2)*[.$H$3]^2*[.$H$4]*[.A60]))/(2*3^(9/4)*[.$H$3]^2)-(3^(9/2)*[.$H$3]^2*[.$H$4]*[.A60]-2*[.$H$5]^3)/(2*3^(9/2)*[.$H$3]^3))^(1/3)" office:value-type="float" office:value="-0.000922793737715972" calcext:value-type="float">
            <text:p>-0.0009227937</text:p>
          </table:table-cell>
          <table:table-cell table:formula="of:=([.L60]-[.M60])^(1/3)" office:value-type="float" office:value="-0.000922081155395744" calcext:value-type="float">
            <text:p>-0.0009220812</text:p>
          </table:table-cell>
          <table:table-cell table:formula="of:=SQRT(-[.$H$4]*[.A60]*(4*([.$H$5]/3^(3/2))^3-[.$H$3]^2*[.$H$4]*[.A60]))/(2*[.$H$3]^2)" office:value-type="float" office:value="13430.4311853329" calcext:value-type="float">
            <text:p>13430.4311853329</text:p>
          </table:table-cell>
          <table:table-cell table:formula="of:=([.$H$4]*[.A60])/(2*[.$H$3])-([.$H$5]/([.$H$3]*3^(3/2)))^3" office:value-type="float" office:value="13430.4311853337" calcext:value-type="float">
            <text:p>13430.4311853337</text:p>
          </table:table-cell>
          <table:table-cell/>
        </table:table-row>
        <table:table-row table:style-name="ro1">
          <table:table-cell office:value-type="float" office:value="6858" calcext:value-type="float">
            <text:p>6858</text:p>
          </table:table-cell>
          <table:table-cell office:value-type="float" office:value="33" calcext:value-type="float">
            <text:p>33</text:p>
          </table:table-cell>
          <table:table-cell table:formula="of:=LOG([.A61]/[.$H$7];2)/[.$H$6]" office:value-type="float" office:value="9.39485775114851" calcext:value-type="float">
            <text:p>9.3948577511</text:p>
          </table:table-cell>
          <table:table-cell table:formula="of:=SQRT(SQRT(3)*[.A61]/[.$H$2])" office:value-type="float" office:value="14.0703023174743" calcext:value-type="float">
            <text:p>14.0703023175</text:p>
          </table:table-cell>
          <table:table-cell table:formula="of:=[.$H$8]*POWER([.$H$9]*[.A61]+[.$H$10];1/3)" office:value-type="float" office:value="31.2284940855803" calcext:value-type="float">
            <text:p>31.2284940856</text:p>
          </table:table-cell>
          <table:table-cell table:formula="of:=-([.K61]+[.$H$5]^2/(27*[.$H$3]^2*[.K61])+[.$H$5]/(3^(3/2)*[.$H$3]))" office:value-type="float" office:value="30.9839936574382" calcext:value-type="float">
            <text:p>30.9839936574</text:p>
          </table:table-cell>
          <table:table-cell table:formula="of:=-([.J61]+[.$H$5]^2/(27*[.$H$3]^2*[.J61])+[.$H$5]/(3^(3/2)*[.$H$3]))" office:value-type="float" office:value="30.9299633793534" calcext:value-type="float">
            <text:p>30.9299633794</text:p>
          </table:table-cell>
          <table:table-cell table:number-columns-repeated="2"/>
          <table:table-cell table:formula="of:=(SQRT(-[.$H$4]*[.A61]*(4*[.$H$5]^3-3^(9/2)*[.$H$3]^2*[.$H$4]*[.A61]))/(2*3^(9/4)*[.$H$3]^2)-(3^(9/2)*[.$H$3]^2*[.$H$4]*[.A61]-2*[.$H$5]^3)/(2*3^(9/2)*[.$H$3]^3))^(1/3)" office:value-type="float" office:value="-0.000888035442967708" calcext:value-type="float">
            <text:p>-0.0008880354</text:p>
          </table:table-cell>
          <table:table-cell table:formula="of:=([.L61]-[.M61])^(1/3)" office:value-type="float" office:value="-0.000886495048820553" calcext:value-type="float">
            <text:p>-0.000886495</text:p>
          </table:table-cell>
          <table:table-cell table:formula="of:=SQRT(-[.$H$4]*[.A61]*(4*([.$H$5]/3^(3/2))^3-[.$H$3]^2*[.$H$4]*[.A61]))/(2*[.$H$3]^2)" office:value-type="float" office:value="15109.235657083" calcext:value-type="float">
            <text:p>15109.235657083</text:p>
          </table:table-cell>
          <table:table-cell table:formula="of:=([.$H$4]*[.A61])/(2*[.$H$3])-([.$H$5]/([.$H$3]*3^(3/2)))^3" office:value-type="float" office:value="15109.2356570837" calcext:value-type="float">
            <text:p>15109.2356570837</text:p>
          </table:table-cell>
          <table:table-cell/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float" office:value="29" calcext:value-type="float">
            <text:p>29</text:p>
          </table:table-cell>
          <table:table-cell table:formula="of:=LOG([.A62]/[.$H$7];2)/[.$H$6]" office:value-type="float" office:value="9.53076035316648" calcext:value-type="float">
            <text:p>9.5307603532</text:p>
          </table:table-cell>
          <table:table-cell table:formula="of:=SQRT(SQRT(3)*[.A62]/[.$H$2])" office:value-type="float" office:value="14.9235674803278" calcext:value-type="float">
            <text:p>14.9235674803</text:p>
          </table:table-cell>
          <table:table-cell table:formula="of:=[.$H$8]*POWER([.$H$9]*[.A62]+[.$H$10];1/3)" office:value-type="float" office:value="32.4785918701298" calcext:value-type="float">
            <text:p>32.4785918701</text:p>
          </table:table-cell>
          <table:table-cell table:formula="of:=-([.K62]+[.$H$5]^2/(27*[.$H$3]^2*[.K62])+[.$H$5]/(3^(3/2)*[.$H$3]))" office:value-type="float" office:value="32.1820453243912" calcext:value-type="float">
            <text:p>32.1820453244</text:p>
          </table:table-cell>
          <table:table-cell table:formula="of:=-([.J62]+[.$H$5]^2/(27*[.$H$3]^2*[.J62])+[.$H$5]/(3^(3/2)*[.$H$3]))" office:value-type="float" office:value="32.1820453243912" calcext:value-type="float">
            <text:p>32.1820453244</text:p>
          </table:table-cell>
          <table:table-cell table:number-columns-repeated="2"/>
          <table:table-cell table:formula="of:=(SQRT(-[.$H$4]*[.A62]*(4*[.$H$5]^3-3^(9/2)*[.$H$3]^2*[.$H$4]*[.A62]))/(2*3^(9/4)*[.$H$3]^2)-(3^(9/2)*[.$H$3]^2*[.$H$4]*[.A62]-2*[.$H$5]^3)/(2*3^(9/2)*[.$H$3]^3))^(1/3)" office:value-type="float" office:value="-0.000853660968894149" calcext:value-type="float">
            <text:p>-0.000853661</text:p>
          </table:table-cell>
          <table:table-cell table:formula="of:=([.L62]-[.M62])^(1/3)" office:value-type="float" office:value="-0.000853660968894149" calcext:value-type="float">
            <text:p>-0.000853661</text:p>
          </table:table-cell>
          <table:table-cell table:formula="of:=SQRT(-[.$H$4]*[.A62]*(4*([.$H$5]/3^(3/2))^3-[.$H$3]^2*[.$H$4]*[.A62]))/(2*[.$H$3]^2)" office:value-type="float" office:value="16997.3398989332" calcext:value-type="float">
            <text:p>16997.3398989332</text:p>
          </table:table-cell>
          <table:table-cell table:formula="of:=([.$H$4]*[.A62])/(2*[.$H$3])-([.$H$5]/([.$H$3]*3^(3/2)))^3" office:value-type="float" office:value="16997.3398989338" calcext:value-type="float">
            <text:p>16997.3398989338</text:p>
          </table:table-cell>
          <table:table-cell/>
        </table:table-row>
        <table:table-row table:style-name="ro1">
          <table:table-cell office:value-type="float" office:value="8679" calcext:value-type="float">
            <text:p>8679</text:p>
          </table:table-cell>
          <table:table-cell office:value-type="float" office:value="33" calcext:value-type="float">
            <text:p>33</text:p>
          </table:table-cell>
          <table:table-cell table:formula="of:=LOG([.A63]/[.$H$7];2)/[.$H$6]" office:value-type="float" office:value="9.66665048692061" calcext:value-type="float">
            <text:p>9.6666504869</text:p>
          </table:table-cell>
          <table:table-cell table:formula="of:=SQRT(SQRT(3)*[.A63]/[.$H$2])" office:value-type="float" office:value="15.8284916942467" calcext:value-type="float">
            <text:p>15.8284916942</text:p>
          </table:table-cell>
          <table:table-cell table:formula="of:=[.$H$8]*POWER([.$H$9]*[.A63]+[.$H$10];1/3)" office:value-type="float" office:value="33.778610280119" calcext:value-type="float">
            <text:p>33.7786102801</text:p>
          </table:table-cell>
          <table:table-cell table:formula="of:=-([.K63]+[.$H$5]^2/(27*[.$H$3]^2*[.K63])+[.$H$5]/(3^(3/2)*[.$H$3]))" office:value-type="float" office:value="33.4772627983293" calcext:value-type="float">
            <text:p>33.4772627983</text:p>
          </table:table-cell>
          <table:table-cell table:formula="of:=-([.J63]+[.$H$5]^2/(27*[.$H$3]^2*[.J63])+[.$H$5]/(3^(3/2)*[.$H$3]))" office:value-type="float" office:value="33.4772627983293" calcext:value-type="float">
            <text:p>33.4772627983</text:p>
          </table:table-cell>
          <table:table-cell table:number-columns-repeated="2"/>
          <table:table-cell table:formula="of:=(SQRT(-[.$H$4]*[.A63]*(4*[.$H$5]^3-3^(9/2)*[.$H$3]^2*[.$H$4]*[.A63]))/(2*3^(9/4)*[.$H$3]^2)-(3^(9/2)*[.$H$3]^2*[.$H$4]*[.A63]-2*[.$H$5]^3)/(2*3^(9/2)*[.$H$3]^3))^(1/3)" office:value-type="float" office:value="-0.000820794777050528" calcext:value-type="float">
            <text:p>-0.0008207948</text:p>
          </table:table-cell>
          <table:table-cell table:formula="of:=([.L63]-[.M63])^(1/3)" office:value-type="float" office:value="-0.000820794777050528" calcext:value-type="float">
            <text:p>-0.0008207948</text:p>
          </table:table-cell>
          <table:table-cell table:formula="of:=SQRT(-[.$H$4]*[.A63]*(4*([.$H$5]/3^(3/2))^3-[.$H$3]^2*[.$H$4]*[.A63]))/(2*[.$H$3]^2)" office:value-type="float" office:value="19121.1817765803" calcext:value-type="float">
            <text:p>19121.1817765803</text:p>
          </table:table-cell>
          <table:table-cell table:formula="of:=([.$H$4]*[.A63])/(2*[.$H$3])-([.$H$5]/([.$H$3]*3^(3/2)))^3" office:value-type="float" office:value="19121.1817765808" calcext:value-type="float">
            <text:p>19121.1817765808</text:p>
          </table:table-cell>
          <table:table-cell/>
        </table:table-row>
        <table:table-row table:style-name="ro1">
          <table:table-cell office:value-type="float" office:value="9763" calcext:value-type="float">
            <text:p>9763</text:p>
          </table:table-cell>
          <table:table-cell office:value-type="float" office:value="37" calcext:value-type="float">
            <text:p>37</text:p>
          </table:table-cell>
          <table:table-cell table:formula="of:=LOG([.A64]/[.$H$7];2)/[.$H$6]" office:value-type="float" office:value="9.80248705252429" calcext:value-type="float">
            <text:p>9.8024870525</text:p>
          </table:table-cell>
          <table:table-cell table:formula="of:=SQRT(SQRT(3)*[.A64]/[.$H$2])" office:value-type="float" office:value="16.7878984362223" calcext:value-type="float">
            <text:p>16.7878984362</text:p>
          </table:table-cell>
          <table:table-cell table:formula="of:=[.$H$8]*POWER([.$H$9]*[.A64]+[.$H$10];1/3)" office:value-type="float" office:value="35.1301209340592" calcext:value-type="float">
            <text:p>35.1301209341</text:p>
          </table:table-cell>
          <table:table-cell table:formula="of:=-([.K64]+[.$H$5]^2/(27*[.$H$3]^2*[.K64])+[.$H$5]/(3^(3/2)*[.$H$3]))" office:value-type="float" office:value="34.7479505299449" calcext:value-type="float">
            <text:p>34.7479505299</text:p>
          </table:table-cell>
          <table:table-cell table:formula="of:=-([.J64]+[.$H$5]^2/(27*[.$H$3]^2*[.J64])+[.$H$5]/(3^(3/2)*[.$H$3]))" office:value-type="float" office:value="34.8339423656934" calcext:value-type="float">
            <text:p>34.8339423657</text:p>
          </table:table-cell>
          <table:table-cell table:number-columns-repeated="2"/>
          <table:table-cell table:formula="of:=(SQRT(-[.$H$4]*[.A64]*(4*[.$H$5]^3-3^(9/2)*[.$H$3]^2*[.$H$4]*[.A64]))/(2*3^(9/4)*[.$H$3]^2)-(3^(9/2)*[.$H$3]^2*[.$H$4]*[.A64]-2*[.$H$5]^3)/(2*3^(9/2)*[.$H$3]^3))^(1/3)" office:value-type="float" office:value="-0.000788977547619098" calcext:value-type="float">
            <text:p>-0.0007889775</text:p>
          </table:table-cell>
          <table:table-cell table:formula="of:=([.L64]-[.M64])^(1/3)" office:value-type="float" office:value="-0.000790920849921261" calcext:value-type="float">
            <text:p>-0.0007909208</text:p>
          </table:table-cell>
          <table:table-cell table:formula="of:=SQRT(-[.$H$4]*[.A64]*(4*([.$H$5]/3^(3/2))^3-[.$H$3]^2*[.$H$4]*[.A64]))/(2*[.$H$3]^2)" office:value-type="float" office:value="21509.4023111959" calcext:value-type="float">
            <text:p>21509.4023111959</text:p>
          </table:table-cell>
          <table:table-cell table:formula="of:=([.$H$4]*[.A64])/(2*[.$H$3])-([.$H$5]/([.$H$3]*3^(3/2)))^3" office:value-type="float" office:value="21509.4023111964" calcext:value-type="float">
            <text:p>21509.4023111964</text:p>
          </table:table-cell>
          <table:table-cell/>
        </table:table-row>
        <table:table-row table:style-name="ro1">
          <table:table-cell office:value-type="float" office:value="10983" calcext:value-type="float">
            <text:p>10983</text:p>
          </table:table-cell>
          <table:table-cell office:value-type="float" office:value="32" calcext:value-type="float">
            <text:p>32</text:p>
          </table:table-cell>
          <table:table-cell table:formula="of:=LOG([.A65]/[.$H$7];2)/[.$H$6]" office:value-type="float" office:value="9.93838764722056" calcext:value-type="float">
            <text:p>9.9383876472</text:p>
          </table:table-cell>
          <table:table-cell table:formula="of:=SQRT(SQRT(3)*[.A65]/[.$H$2])" office:value-type="float" office:value="17.8059512614598" calcext:value-type="float">
            <text:p>17.8059512615</text:p>
          </table:table-cell>
          <table:table-cell table:formula="of:=[.$H$8]*POWER([.$H$9]*[.A65]+[.$H$10];1/3)" office:value-type="float" office:value="36.5363823043223" calcext:value-type="float">
            <text:p>36.5363823043</text:p>
          </table:table-cell>
          <table:table-cell table:formula="of:=-([.K65]+[.$H$5]^2/(27*[.$H$3]^2*[.K65])+[.$H$5]/(3^(3/2)*[.$H$3]))" office:value-type="float" office:value="36.3370284818776" calcext:value-type="float">
            <text:p>36.3370284819</text:p>
          </table:table-cell>
          <table:table-cell table:formula="of:=-([.J65]+[.$H$5]^2/(27*[.$H$3]^2*[.J65])+[.$H$5]/(3^(3/2)*[.$H$3]))" office:value-type="float" office:value="36.1347989308757" calcext:value-type="float">
            <text:p>36.1347989309</text:p>
          </table:table-cell>
          <table:table-cell table:number-columns-repeated="2"/>
          <table:table-cell table:formula="of:=(SQRT(-[.$H$4]*[.A65]*(4*[.$H$5]^3-3^(9/2)*[.$H$3]^2*[.$H$4]*[.A65]))/(2*3^(9/4)*[.$H$3]^2)-(3^(9/2)*[.$H$3]^2*[.$H$4]*[.A65]-2*[.$H$5]^3)/(2*3^(9/2)*[.$H$3]^3))^(1/3)" office:value-type="float" office:value="-0.000760703086470917" calcext:value-type="float">
            <text:p>-0.0007607031</text:p>
          </table:table-cell>
          <table:table-cell table:formula="of:=([.L65]-[.M65])^(1/3)" office:value-type="float" office:value="-0.00075648857845961" calcext:value-type="float">
            <text:p>-0.0007564886</text:p>
          </table:table-cell>
          <table:table-cell table:formula="of:=SQRT(-[.$H$4]*[.A65]*(4*([.$H$5]/3^(3/2))^3-[.$H$3]^2*[.$H$4]*[.A65]))/(2*[.$H$3]^2)" office:value-type="float" office:value="24197.2519903758" calcext:value-type="float">
            <text:p>24197.2519903758</text:p>
          </table:table-cell>
          <table:table-cell table:formula="of:=([.$H$4]*[.A65])/(2*[.$H$3])-([.$H$5]/([.$H$3]*3^(3/2)))^3" office:value-type="float" office:value="24197.2519903762" calcext:value-type="float">
            <text:p>24197.2519903762</text:p>
          </table:table-cell>
          <table:table-cell/>
        </table:table-row>
        <table:table-row table:style-name="ro1">
          <table:table-cell office:value-type="float" office:value="12355" calcext:value-type="float">
            <text:p>12355</text:p>
          </table:table-cell>
          <table:table-cell office:value-type="float" office:value="34" calcext:value-type="float">
            <text:p>34</text:p>
          </table:table-cell>
          <table:table-cell table:formula="of:=LOG([.A66]/[.$H$7];2)/[.$H$6]" office:value-type="float" office:value="10.0742459121729" calcext:value-type="float">
            <text:p>10.0742459122</text:p>
          </table:table-cell>
          <table:table-cell table:formula="of:=SQRT(SQRT(3)*[.A66]/[.$H$2])" office:value-type="float" office:value="18.8853945892558" calcext:value-type="float">
            <text:p>18.8853945893</text:p>
          </table:table-cell>
          <table:table-cell table:formula="of:=[.$H$8]*POWER([.$H$9]*[.A66]+[.$H$10];1/3)" office:value-type="float" office:value="37.9984718765706" calcext:value-type="float">
            <text:p>37.9984718766</text:p>
          </table:table-cell>
          <table:table-cell table:formula="of:=-([.K66]+[.$H$5]^2/(27*[.$H$3]^2*[.K66])+[.$H$5]/(3^(3/2)*[.$H$3]))" office:value-type="float" office:value="37.6535259961932" calcext:value-type="float">
            <text:p>37.6535259962</text:p>
          </table:table-cell>
          <table:table-cell table:formula="of:=-([.J66]+[.$H$5]^2/(27*[.$H$3]^2*[.J66])+[.$H$5]/(3^(3/2)*[.$H$3]))" office:value-type="float" office:value="37.5364409215446" calcext:value-type="float">
            <text:p>37.5364409215</text:p>
          </table:table-cell>
          <table:table-cell table:number-columns-repeated="2"/>
          <table:table-cell table:formula="of:=(SQRT(-[.$H$4]*[.A66]*(4*[.$H$5]^3-3^(9/2)*[.$H$3]^2*[.$H$4]*[.A66]))/(2*3^(9/4)*[.$H$3]^2)-(3^(9/2)*[.$H$3]^2*[.$H$4]*[.A66]-2*[.$H$5]^3)/(2*3^(9/2)*[.$H$3]^3))^(1/3)" office:value-type="float" office:value="-0.000732421875" calcext:value-type="float">
            <text:p>-0.0007324219</text:p>
          </table:table-cell>
          <table:table-cell table:formula="of:=([.L66]-[.M66])^(1/3)" office:value-type="float" office:value="-0.000730154300503038" calcext:value-type="float">
            <text:p>-0.0007301543</text:p>
          </table:table-cell>
          <table:table-cell table:formula="of:=SQRT(-[.$H$4]*[.A66]*(4*([.$H$5]/3^(3/2))^3-[.$H$3]^2*[.$H$4]*[.A66]))/(2*[.$H$3]^2)" office:value-type="float" office:value="27219.9813017158" calcext:value-type="float">
            <text:p>27219.9813017158</text:p>
          </table:table-cell>
          <table:table-cell table:formula="of:=([.$H$4]*[.A66])/(2*[.$H$3])-([.$H$5]/([.$H$3]*3^(3/2)))^3" office:value-type="float" office:value="27219.9813017162" calcext:value-type="float">
            <text:p>27219.9813017162</text:p>
          </table:table-cell>
          <table:table-cell/>
        </table:table-row>
        <table:table-row table:style-name="ro1">
          <table:table-cell office:value-type="float" office:value="13899" calcext:value-type="float">
            <text:p>13899</text:p>
          </table:table-cell>
          <table:table-cell office:value-type="float" office:value="44" calcext:value-type="float">
            <text:p>44</text:p>
          </table:table-cell>
          <table:table-cell table:formula="of:=LOG([.A67]/[.$H$7];2)/[.$H$6]" office:value-type="float" office:value="10.2101547742035" calcext:value-type="float">
            <text:p>10.2101547742</text:p>
          </table:table-cell>
          <table:table-cell table:formula="of:=SQRT(SQRT(3)*[.A67]/[.$H$2])" office:value-type="float" office:value="20.0307156530497" calcext:value-type="float">
            <text:p>20.030715653</text:p>
          </table:table-cell>
          <table:table-cell table:formula="of:=[.$H$8]*POWER([.$H$9]*[.A67]+[.$H$10];1/3)" office:value-type="float" office:value="39.5196479106831" calcext:value-type="float">
            <text:p>39.5196479107</text:p>
          </table:table-cell>
          <table:table-cell table:formula="of:=-([.K67]+[.$H$5]^2/(27*[.$H$3]^2*[.K67])+[.$H$5]/(3^(3/2)*[.$H$3]))" office:value-type="float" office:value="39.1831700926537" calcext:value-type="float">
            <text:p>39.1831700927</text:p>
          </table:table-cell>
          <table:table-cell table:formula="of:=-([.J67]+[.$H$5]^2/(27*[.$H$3]^2*[.J67])+[.$H$5]/(3^(3/2)*[.$H$3]))" office:value-type="float" office:value="39.0460681526438" calcext:value-type="float">
            <text:p>39.0460681526</text:p>
          </table:table-cell>
          <table:table-cell table:number-columns-repeated="2"/>
          <table:table-cell table:formula="of:=(SQRT(-[.$H$4]*[.A67]*(4*[.$H$5]^3-3^(9/2)*[.$H$3]^2*[.$H$4]*[.A67]))/(2*3^(9/4)*[.$H$3]^2)-(3^(9/2)*[.$H$3]^2*[.$H$4]*[.A67]-2*[.$H$5]^3)/(2*3^(9/2)*[.$H$3]^3))^(1/3)" office:value-type="float" office:value="-0.000704223423001665" calcext:value-type="float">
            <text:p>-0.0007042234</text:p>
          </table:table-cell>
          <table:table-cell table:formula="of:=([.L67]-[.M67])^(1/3)" office:value-type="float" office:value="-0.000701769662957133" calcext:value-type="float">
            <text:p>-0.0007017697</text:p>
          </table:table-cell>
          <table:table-cell table:formula="of:=SQRT(-[.$H$4]*[.A67]*(4*([.$H$5]/3^(3/2))^3-[.$H$3]^2*[.$H$4]*[.A67]))/(2*[.$H$3]^2)" office:value-type="float" office:value="30621.6533547107" calcext:value-type="float">
            <text:p>30621.6533547107</text:p>
          </table:table-cell>
          <table:table-cell table:formula="of:=([.$H$4]*[.A67])/(2*[.$H$3])-([.$H$5]/([.$H$3]*3^(3/2)))^3" office:value-type="float" office:value="30621.653354711" calcext:value-type="float">
            <text:p>30621.653354711</text:p>
          </table:table-cell>
          <table:table-cell/>
        </table:table-row>
        <table:table-row table:style-name="ro1">
          <table:table-cell office:value-type="float" office:value="15636" calcext:value-type="float">
            <text:p>15636</text:p>
          </table:table-cell>
          <table:table-cell office:value-type="float" office:value="51" calcext:value-type="float">
            <text:p>51</text:p>
          </table:table-cell>
          <table:table-cell table:formula="of:=LOG([.A68]/[.$H$7];2)/[.$H$6]" office:value-type="float" office:value="10.3460670954314" calcext:value-type="float">
            <text:p>10.3460670954</text:p>
          </table:table-cell>
          <table:table-cell table:formula="of:=SQRT(SQRT(3)*[.A68]/[.$H$2])" office:value-type="float" office:value="21.2455275399894" calcext:value-type="float">
            <text:p>21.24552754</text:p>
          </table:table-cell>
          <table:table-cell table:formula="of:=[.$H$8]*POWER([.$H$9]*[.A68]+[.$H$10];1/3)" office:value-type="float" office:value="41.1017615757159" calcext:value-type="float">
            <text:p>41.1017615757</text:p>
          </table:table-cell>
          <table:table-cell table:formula="of:=-([.K68]+[.$H$5]^2/(27*[.$H$3]^2*[.K68])+[.$H$5]/(3^(3/2)*[.$H$3]))" office:value-type="float" office:value="40.8307865906238" calcext:value-type="float">
            <text:p>40.8307865906</text:p>
          </table:table-cell>
          <table:table-cell table:formula="of:=-([.J68]+[.$H$5]^2/(27*[.$H$3]^2*[.J68])+[.$H$5]/(3^(3/2)*[.$H$3]))" office:value-type="float" office:value="40.510495320348" calcext:value-type="float">
            <text:p>40.5104953203</text:p>
          </table:table-cell>
          <table:table-cell table:number-columns-repeated="2"/>
          <table:table-cell table:formula="of:=(SQRT(-[.$H$4]*[.A68]*(4*[.$H$5]^3-3^(9/2)*[.$H$3]^2*[.$H$4]*[.A68]))/(2*3^(9/4)*[.$H$3]^2)-(3^(9/2)*[.$H$3]^2*[.$H$4]*[.A68]-2*[.$H$5]^3)/(2*3^(9/2)*[.$H$3]^3))^(1/3)" office:value-type="float" office:value="-0.0006788693562648" calcext:value-type="float">
            <text:p>-0.0006788694</text:p>
          </table:table-cell>
          <table:table-cell table:formula="of:=([.L68]-[.M68])^(1/3)" office:value-type="float" office:value="-0.000673565472749297" calcext:value-type="float">
            <text:p>-0.0006735655</text:p>
          </table:table-cell>
          <table:table-cell table:formula="of:=SQRT(-[.$H$4]*[.A68]*(4*([.$H$5]/3^(3/2))^3-[.$H$3]^2*[.$H$4]*[.A68]))/(2*[.$H$3]^2)" office:value-type="float" office:value="34448.5344143299" calcext:value-type="float">
            <text:p>34448.5344143299</text:p>
          </table:table-cell>
          <table:table-cell table:formula="of:=([.$H$4]*[.A68])/(2*[.$H$3])-([.$H$5]/([.$H$3]*3^(3/2)))^3" office:value-type="float" office:value="34448.5344143302" calcext:value-type="float">
            <text:p>34448.5344143302</text:p>
          </table:table-cell>
          <table:table-cell/>
        </table:table-row>
        <table:table-row table:style-name="ro1">
          <table:table-cell office:value-type="float" office:value="17590" calcext:value-type="float">
            <text:p>17590</text:p>
          </table:table-cell>
          <table:table-cell office:value-type="float" office:value="46" calcext:value-type="float">
            <text:p>46</text:p>
          </table:table-cell>
          <table:table-cell table:formula="of:=LOG([.A69]/[.$H$7];2)/[.$H$6]" office:value-type="float" office:value="10.4819742898875" calcext:value-type="float">
            <text:p>10.4819742899</text:p>
          </table:table-cell>
          <table:table-cell table:formula="of:=SQRT(SQRT(3)*[.A69]/[.$H$2])" office:value-type="float" office:value="22.5339646256995" calcext:value-type="float">
            <text:p>22.5339646257</text:p>
          </table:table-cell>
          <table:table-cell table:formula="of:=[.$H$8]*POWER([.$H$9]*[.A69]+[.$H$10];1/3)" office:value-type="float" office:value="42.7471496474435" calcext:value-type="float">
            <text:p>42.7471496474</text:p>
          </table:table-cell>
          <table:table-cell table:formula="of:=-([.K69]+[.$H$5]^2/(27*[.$H$3]^2*[.K69])+[.$H$5]/(3^(3/2)*[.$H$3]))" office:value-type="float" office:value="42.599987423354" calcext:value-type="float">
            <text:p>42.5999874234</text:p>
          </table:table-cell>
          <table:table-cell table:formula="of:=-([.J69]+[.$H$5]^2/(27*[.$H$3]^2*[.J69])+[.$H$5]/(3^(3/2)*[.$H$3]))" office:value-type="float" office:value="42.2215174516677" calcext:value-type="float">
            <text:p>42.2215174517</text:p>
          </table:table-cell>
          <table:table-cell table:number-columns-repeated="2"/>
          <table:table-cell table:formula="of:=(SQRT(-[.$H$4]*[.A69]*(4*[.$H$5]^3-3^(9/2)*[.$H$3]^2*[.$H$4]*[.A69]))/(2*3^(9/4)*[.$H$3]^2)-(3^(9/2)*[.$H$3]^2*[.$H$4]*[.A69]-2*[.$H$5]^3)/(2*3^(9/2)*[.$H$3]^3))^(1/3)" office:value-type="float" office:value="-0.000651465246270006" calcext:value-type="float">
            <text:p>-0.0006514652</text:p>
          </table:table-cell>
          <table:table-cell table:formula="of:=([.L69]-[.M69])^(1/3)" office:value-type="float" office:value="-0.00064569976473318" calcext:value-type="float">
            <text:p>-0.0006456998</text:p>
          </table:table-cell>
          <table:table-cell table:formula="of:=SQRT(-[.$H$4]*[.A69]*(4*([.$H$5]/3^(3/2))^3-[.$H$3]^2*[.$H$4]*[.A69]))/(2*[.$H$3]^2)" office:value-type="float" office:value="38753.5002119672" calcext:value-type="float">
            <text:p>38753.5002119672</text:p>
          </table:table-cell>
          <table:table-cell table:formula="of:=([.$H$4]*[.A69])/(2*[.$H$3])-([.$H$5]/([.$H$3]*3^(3/2)))^3" office:value-type="float" office:value="38753.5002119674" calcext:value-type="float">
            <text:p>38753.5002119674</text:p>
          </table:table-cell>
          <table:table-cell/>
        </table:table-row>
        <table:table-row table:style-name="ro1">
          <table:table-cell office:value-type="float" office:value="19788" calcext:value-type="float">
            <text:p>19788</text:p>
          </table:table-cell>
          <table:table-cell office:value-type="float" office:value="45" calcext:value-type="float">
            <text:p>45</text:p>
          </table:table-cell>
          <table:table-cell table:formula="of:=LOG([.A70]/[.$H$7];2)/[.$H$6]" office:value-type="float" office:value="10.6178705473269" calcext:value-type="float">
            <text:p>10.6178705473</text:p>
          </table:table-cell>
          <table:table-cell table:formula="of:=SQRT(SQRT(3)*[.A70]/[.$H$2])" office:value-type="float" office:value="23.9004258609803" calcext:value-type="float">
            <text:p>23.900425861</text:p>
          </table:table-cell>
          <table:table-cell table:formula="of:=[.$H$8]*POWER([.$H$9]*[.A70]+[.$H$10];1/3)" office:value-type="float" office:value="44.4582655565589" calcext:value-type="float">
            <text:p>44.4582655566</text:p>
          </table:table-cell>
          <table:table-cell table:formula="of:=-([.K70]+[.$H$5]^2/(27*[.$H$3]^2*[.K70])+[.$H$5]/(3^(3/2)*[.$H$3]))" office:value-type="float" office:value="43.8224976004113" calcext:value-type="float">
            <text:p>43.8224976004</text:p>
          </table:table-cell>
          <table:table-cell table:formula="of:=-([.J70]+[.$H$5]^2/(27*[.$H$3]^2*[.J70])+[.$H$5]/(3^(3/2)*[.$H$3]))" office:value-type="float" office:value="44.2624010026996" calcext:value-type="float">
            <text:p>44.2624010027</text:p>
          </table:table-cell>
          <table:table-cell table:number-columns-repeated="2"/>
          <table:table-cell table:formula="of:=(SQRT(-[.$H$4]*[.A70]*(4*[.$H$5]^3-3^(9/2)*[.$H$3]^2*[.$H$4]*[.A70]))/(2*3^(9/4)*[.$H$3]^2)-(3^(9/2)*[.$H$3]^2*[.$H$4]*[.A70]-2*[.$H$5]^3)/(2*3^(9/2)*[.$H$3]^3))^(1/3)" office:value-type="float" office:value="-0.000621538497272887" calcext:value-type="float">
            <text:p>-0.0006215385</text:p>
          </table:table-cell>
          <table:table-cell table:formula="of:=([.L70]-[.M70])^(1/3)" office:value-type="float" office:value="-0.000627754294594296" calcext:value-type="float">
            <text:p>-0.0006277543</text:p>
          </table:table-cell>
          <table:table-cell table:formula="of:=SQRT(-[.$H$4]*[.A70]*(4*([.$H$5]/3^(3/2))^3-[.$H$3]^2*[.$H$4]*[.A70]))/(2*[.$H$3]^2)" office:value-type="float" office:value="43596.0359454404" calcext:value-type="float">
            <text:p>43596.0359454404</text:p>
          </table:table-cell>
          <table:table-cell table:formula="of:=([.$H$4]*[.A70])/(2*[.$H$3])-([.$H$5]/([.$H$3]*3^(3/2)))^3" office:value-type="float" office:value="43596.0359454406" calcext:value-type="float">
            <text:p>43596.0359454406</text:p>
          </table:table-cell>
          <table:table-cell/>
        </table:table-row>
        <table:table-row table:style-name="ro1">
          <table:table-cell office:value-type="float" office:value="22261" calcext:value-type="float">
            <text:p>22261</text:p>
          </table:table-cell>
          <table:table-cell office:value-type="float" office:value="42" calcext:value-type="float">
            <text:p>42</text:p>
          </table:table-cell>
          <table:table-cell table:formula="of:=LOG([.A71]/[.$H$7];2)/[.$H$6]" office:value-type="float" office:value="10.7537846254973" calcext:value-type="float">
            <text:p>10.7537846255</text:p>
          </table:table-cell>
          <table:table-cell table:formula="of:=SQRT(SQRT(3)*[.A71]/[.$H$2])" office:value-type="float" office:value="25.3499451108185" calcext:value-type="float">
            <text:p>25.3499451108</text:p>
          </table:table-cell>
          <table:table-cell table:formula="of:=[.$H$8]*POWER([.$H$9]*[.A71]+[.$H$10];1/3)" office:value-type="float" office:value="46.2381133134011" calcext:value-type="float">
            <text:p>46.2381133134</text:p>
          </table:table-cell>
          <table:table-cell table:formula="of:=-([.K71]+[.$H$5]^2/(27*[.$H$3]^2*[.K71])+[.$H$5]/(3^(3/2)*[.$H$3]))" office:value-type="float" office:value="45.6965210228988" calcext:value-type="float">
            <text:p>45.6965210229</text:p>
          </table:table-cell>
          <table:table-cell table:formula="of:=-([.J71]+[.$H$5]^2/(27*[.$H$3]^2*[.J71])+[.$H$5]/(3^(3/2)*[.$H$3]))" office:value-type="float" office:value="45.6965210228988" calcext:value-type="float">
            <text:p>45.6965210229</text:p>
          </table:table-cell>
          <table:table-cell table:number-columns-repeated="2"/>
          <table:table-cell table:formula="of:=(SQRT(-[.$H$4]*[.A71]*(4*[.$H$5]^3-3^(9/2)*[.$H$3]^2*[.$H$4]*[.A71]))/(2*3^(9/4)*[.$H$3]^2)-(3^(9/2)*[.$H$3]^2*[.$H$4]*[.A71]-2*[.$H$5]^3)/(2*3^(9/2)*[.$H$3]^3))^(1/3)" office:value-type="float" office:value="-0.000602102557209588" calcext:value-type="float">
            <text:p>-0.0006021026</text:p>
          </table:table-cell>
          <table:table-cell table:formula="of:=([.L71]-[.M71])^(1/3)" office:value-type="float" office:value="-0.000602102557209588" calcext:value-type="float">
            <text:p>-0.0006021026</text:p>
          </table:table-cell>
          <table:table-cell table:formula="of:=SQRT(-[.$H$4]*[.A71]*(4*([.$H$5]/3^(3/2))^3-[.$H$3]^2*[.$H$4]*[.A71]))/(2*[.$H$3]^2)" office:value-type="float" office:value="49044.4394344665" calcext:value-type="float">
            <text:p>49044.4394344665</text:p>
          </table:table-cell>
          <table:table-cell table:formula="of:=([.$H$4]*[.A71])/(2*[.$H$3])-([.$H$5]/([.$H$3]*3^(3/2)))^3" office:value-type="float" office:value="49044.4394344667" calcext:value-type="float">
            <text:p>49044.4394344667</text:p>
          </table:table-cell>
          <table:table-cell/>
        </table:table-row>
        <table:table-row table:style-name="ro1">
          <table:table-cell office:value-type="float" office:value="25043" calcext:value-type="float">
            <text:p>25043</text:p>
          </table:table-cell>
          <table:table-cell office:value-type="float" office:value="47" calcext:value-type="float">
            <text:p>47</text:p>
          </table:table-cell>
          <table:table-cell table:formula="of:=LOG([.A72]/[.$H$7];2)/[.$H$6]" office:value-type="float" office:value="10.8896958226532" calcext:value-type="float">
            <text:p>10.8896958227</text:p>
          </table:table-cell>
          <table:table-cell table:formula="of:=SQRT(SQRT(3)*[.A72]/[.$H$2])" office:value-type="float" office:value="26.8873416232581" calcext:value-type="float">
            <text:p>26.8873416233</text:p>
          </table:table-cell>
          <table:table-cell table:formula="of:=[.$H$8]*POWER([.$H$9]*[.A72]+[.$H$10];1/3)" office:value-type="float" office:value="48.089175704115" calcext:value-type="float">
            <text:p>48.0891757041</text:p>
          </table:table-cell>
          <table:table-cell table:formula="of:=-([.K72]+[.$H$5]^2/(27*[.$H$3]^2*[.K72])+[.$H$5]/(3^(3/2)*[.$H$3]))" office:value-type="float" office:value="47.3358026156401" calcext:value-type="float">
            <text:p>47.3358026156</text:p>
          </table:table-cell>
          <table:table-cell table:formula="of:=-([.J72]+[.$H$5]^2/(27*[.$H$3]^2*[.J72])+[.$H$5]/(3^(3/2)*[.$H$3]))" office:value-type="float" office:value="46.7634480130336" calcext:value-type="float">
            <text:p>46.763448013</text:p>
          </table:table-cell>
          <table:table-cell table:number-columns-repeated="2"/>
          <table:table-cell table:formula="of:=(SQRT(-[.$H$4]*[.A72]*(4*[.$H$5]^3-3^(9/2)*[.$H$3]^2*[.$H$4]*[.A72]))/(2*3^(9/4)*[.$H$3]^2)-(3^(9/2)*[.$H$3]^2*[.$H$4]*[.A72]-2*[.$H$5]^3)/(2*3^(9/2)*[.$H$3]^3))^(1/3)" office:value-type="float" office:value="-0.000588413638714656" calcext:value-type="float">
            <text:p>-0.0005884136</text:p>
          </table:table-cell>
          <table:table-cell table:formula="of:=([.L72]-[.M72])^(1/3)" office:value-type="float" office:value="-0.000581323627429761" calcext:value-type="float">
            <text:p>-0.0005813236</text:p>
          </table:table-cell>
          <table:table-cell table:formula="of:=SQRT(-[.$H$4]*[.A72]*(4*([.$H$5]/3^(3/2))^3-[.$H$3]^2*[.$H$4]*[.A72]))/(2*[.$H$3]^2)" office:value-type="float" office:value="55173.6179651864" calcext:value-type="float">
            <text:p>55173.6179651864</text:p>
          </table:table-cell>
          <table:table-cell table:formula="of:=([.$H$4]*[.A72])/(2*[.$H$3])-([.$H$5]/([.$H$3]*3^(3/2)))^3" office:value-type="float" office:value="55173.6179651866" calcext:value-type="float">
            <text:p>55173.6179651866</text:p>
          </table:table-cell>
          <table:table-cell/>
        </table:table-row>
        <table:table-row table:style-name="ro1">
          <table:table-cell office:value-type="float" office:value="28173" calcext:value-type="float">
            <text:p>28173</text:p>
          </table:table-cell>
          <table:table-cell office:value-type="float" office:value="51" calcext:value-type="float">
            <text:p>51</text:p>
          </table:table-cell>
          <table:table-cell table:formula="of:=LOG([.A73]/[.$H$7];2)/[.$H$6]" office:value-type="float" office:value="11.0256204613809" calcext:value-type="float">
            <text:p>11.0256204614</text:p>
          </table:table-cell>
          <table:table-cell table:formula="of:=SQRT(SQRT(3)*[.A73]/[.$H$2])" office:value-type="float" office:value="28.518142588429" calcext:value-type="float">
            <text:p>28.5181425884</text:p>
          </table:table-cell>
          <table:table-cell table:formula="of:=[.$H$8]*POWER([.$H$9]*[.A73]+[.$H$10];1/3)" office:value-type="float" office:value="50.0145363158948" calcext:value-type="float">
            <text:p>50.0145363159</text:p>
          </table:table-cell>
          <table:table-cell table:formula="of:=-([.K73]+[.$H$5]^2/(27*[.$H$3]^2*[.K73])+[.$H$5]/(3^(3/2)*[.$H$3]))" office:value-type="string" office:string-value="" calcext:value-type="error">
            <text:p>#DIV/0!</text:p>
          </table:table-cell>
          <table:table-cell table:formula="of:=-([.J73]+[.$H$5]^2/(27*[.$H$3]^2*[.J73])+[.$H$5]/(3^(3/2)*[.$H$3]))" office:value-type="string" office:string-value="" calcext:value-type="error">
            <text:p>#DIV/0!</text:p>
          </table:table-cell>
          <table:table-cell table:number-columns-repeated="2"/>
          <table:table-cell table:formula="of:=(SQRT(-[.$H$4]*[.A73]*(4*[.$H$5]^3-3^(9/2)*[.$H$3]^2*[.$H$4]*[.A73]))/(2*3^(9/4)*[.$H$3]^2)-(3^(9/2)*[.$H$3]^2*[.$H$4]*[.A73]-2*[.$H$5]^3)/(2*3^(9/2)*[.$H$3]^3))^(1/3)" office:value-type="float" office:value="0" calcext:value-type="float">
            <text:p>0</text:p>
          </table:table-cell>
          <table:table-cell table:formula="of:=([.L73]-[.M73])^(1/3)" office:value-type="float" office:value="0" calcext:value-type="float">
            <text:p>0</text:p>
          </table:table-cell>
          <table:table-cell table:formula="of:=SQRT(-[.$H$4]*[.A73]*(4*([.$H$5]/3^(3/2))^3-[.$H$3]^2*[.$H$4]*[.A73]))/(2*[.$H$3]^2)" office:value-type="float" office:value="62069.4946011151" calcext:value-type="float">
            <text:p>62069.4946011151</text:p>
          </table:table-cell>
          <table:table-cell table:formula="of:=([.$H$4]*[.A73])/(2*[.$H$3])-([.$H$5]/([.$H$3]*3^(3/2)))^3" office:value-type="float" office:value="62069.4946011153" calcext:value-type="float">
            <text:p>62069.4946011153</text:p>
          </table:table-cell>
          <table:table-cell/>
        </table:table-row>
        <table:table-row table:style-name="ro1">
          <table:table-cell office:value-type="float" office:value="31694" calcext:value-type="float">
            <text:p>31694</text:p>
          </table:table-cell>
          <table:table-cell office:value-type="float" office:value="56" calcext:value-type="float">
            <text:p>56</text:p>
          </table:table-cell>
          <table:table-cell table:formula="of:=LOG([.A74]/[.$H$7];2)/[.$H$6]" office:value-type="float" office:value="11.161537703009" calcext:value-type="float">
            <text:p>11.161537703</text:p>
          </table:table-cell>
          <table:table-cell table:formula="of:=SQRT(SQRT(3)*[.A74]/[.$H$2])" office:value-type="float" office:value="30.2477597779538" calcext:value-type="float">
            <text:p>30.247759778</text:p>
          </table:table-cell>
          <table:table-cell table:formula="of:=[.$H$8]*POWER([.$H$9]*[.A74]+[.$H$10];1/3)" office:value-type="float" office:value="52.0168720351835" calcext:value-type="float">
            <text:p>52.0168720352</text:p>
          </table:table-cell>
          <table:table-cell table:formula="of:=-([.K74]+[.$H$5]^2/(27*[.$H$3]^2*[.K74])+[.$H$5]/(3^(3/2)*[.$H$3]))" office:value-type="string" office:string-value="" calcext:value-type="error">
            <text:p>#DIV/0!</text:p>
          </table:table-cell>
          <table:table-cell table:formula="of:=-([.J74]+[.$H$5]^2/(27*[.$H$3]^2*[.J74])+[.$H$5]/(3^(3/2)*[.$H$3]))" office:value-type="string" office:string-value="" calcext:value-type="error">
            <text:p>#DIV/0!</text:p>
          </table:table-cell>
          <table:table-cell table:number-columns-repeated="2"/>
          <table:table-cell table:formula="of:=(SQRT(-[.$H$4]*[.A74]*(4*[.$H$5]^3-3^(9/2)*[.$H$3]^2*[.$H$4]*[.A74]))/(2*3^(9/4)*[.$H$3]^2)-(3^(9/2)*[.$H$3]^2*[.$H$4]*[.A74]-2*[.$H$5]^3)/(2*3^(9/2)*[.$H$3]^3))^(1/3)" office:value-type="float" office:value="0" calcext:value-type="float">
            <text:p>0</text:p>
          </table:table-cell>
          <table:table-cell table:formula="of:=([.L74]-[.M74])^(1/3)" office:value-type="float" office:value="0" calcext:value-type="float">
            <text:p>0</text:p>
          </table:table-cell>
          <table:table-cell table:formula="of:=SQRT(-[.$H$4]*[.A74]*(4*([.$H$5]/3^(3/2))^3-[.$H$3]^2*[.$H$4]*[.A74]))/(2*[.$H$3]^2)" office:value-type="float" office:value="69826.8050276661" calcext:value-type="float">
            <text:p>69826.8050276661</text:p>
          </table:table-cell>
          <table:table-cell table:formula="of:=([.$H$4]*[.A74])/(2*[.$H$3])-([.$H$5]/([.$H$3]*3^(3/2)))^3" office:value-type="float" office:value="69826.8050276663" calcext:value-type="float">
            <text:p>69826.8050276663</text:p>
          </table:table-cell>
          <table:table-cell/>
        </table:table-row>
        <table:table-row table:style-name="ro1">
          <table:table-cell office:value-type="float" office:value="35655" calcext:value-type="float">
            <text:p>35655</text:p>
          </table:table-cell>
          <table:table-cell office:value-type="float" office:value="52" calcext:value-type="float">
            <text:p>52</text:p>
          </table:table-cell>
          <table:table-cell table:formula="of:=LOG([.A75]/[.$H$7];2)/[.$H$6]" office:value-type="float" office:value="11.2974534268408" calcext:value-type="float">
            <text:p>11.2974534268</text:p>
          </table:table-cell>
          <table:table-cell table:formula="of:=SQRT(SQRT(3)*[.A75]/[.$H$2])" office:value-type="float" office:value="32.0822566599952" calcext:value-type="float">
            <text:p>32.08225666</text:p>
          </table:table-cell>
          <table:table-cell table:formula="of:=[.$H$8]*POWER([.$H$9]*[.A75]+[.$H$10];1/3)" office:value-type="float" office:value="54.0993477006191" calcext:value-type="float">
            <text:p>54.0993477006</text:p>
          </table:table-cell>
          <table:table-cell table:formula="of:=-([.K75]+[.$H$5]^2/(27*[.$H$3]^2*[.K75])+[.$H$5]/(3^(3/2)*[.$H$3]))" office:value-type="string" office:string-value="" calcext:value-type="error">
            <text:p>#DIV/0!</text:p>
          </table:table-cell>
          <table:table-cell table:formula="of:=-([.J75]+[.$H$5]^2/(27*[.$H$3]^2*[.J75])+[.$H$5]/(3^(3/2)*[.$H$3]))" office:value-type="string" office:string-value="" calcext:value-type="error">
            <text:p>#DIV/0!</text:p>
          </table:table-cell>
          <table:table-cell table:number-columns-repeated="2"/>
          <table:table-cell table:formula="of:=(SQRT(-[.$H$4]*[.A75]*(4*[.$H$5]^3-3^(9/2)*[.$H$3]^2*[.$H$4]*[.A75]))/(2*3^(9/4)*[.$H$3]^2)-(3^(9/2)*[.$H$3]^2*[.$H$4]*[.A75]-2*[.$H$5]^3)/(2*3^(9/2)*[.$H$3]^3))^(1/3)" office:value-type="float" office:value="0" calcext:value-type="float">
            <text:p>0</text:p>
          </table:table-cell>
          <table:table-cell table:formula="of:=([.L75]-[.M75])^(1/3)" office:value-type="float" office:value="0" calcext:value-type="float">
            <text:p>0</text:p>
          </table:table-cell>
          <table:table-cell table:formula="of:=SQRT(-[.$H$4]*[.A75]*(4*([.$H$5]/3^(3/2))^3-[.$H$3]^2*[.$H$4]*[.A75]))/(2*[.$H$3]^2)" office:value-type="float" office:value="78553.5038631017" calcext:value-type="float">
            <text:p>78553.5038631017</text:p>
          </table:table-cell>
          <table:table-cell table:formula="of:=([.$H$4]*[.A75])/(2*[.$H$3])-([.$H$5]/([.$H$3]*3^(3/2)))^3" office:value-type="float" office:value="78553.5038631018" calcext:value-type="float">
            <text:p>78553.5038631018</text:p>
          </table:table-cell>
          <table:table-cell/>
        </table:table-row>
        <table:table-row table:style-name="ro1">
          <table:table-cell office:value-type="float" office:value="40111" calcext:value-type="float">
            <text:p>40111</text:p>
          </table:table-cell>
          <table:table-cell office:value-type="float" office:value="55" calcext:value-type="float">
            <text:p>55</text:p>
          </table:table-cell>
          <table:table-cell table:formula="of:=LOG([.A76]/[.$H$7];2)/[.$H$6]" office:value-type="float" office:value="11.433368250973" calcext:value-type="float">
            <text:p>11.433368251</text:p>
          </table:table-cell>
          <table:table-cell table:formula="of:=SQRT(SQRT(3)*[.A76]/[.$H$2])" office:value-type="float" office:value="34.028000710786" calcext:value-type="float">
            <text:p>34.0280007108</text:p>
          </table:table-cell>
          <table:table-cell table:formula="of:=[.$H$8]*POWER([.$H$9]*[.A76]+[.$H$10];1/3)" office:value-type="float" office:value="56.2651798662376" calcext:value-type="float">
            <text:p>56.2651798662</text:p>
          </table:table-cell>
          <table:table-cell table:formula="of:=-([.K76]+[.$H$5]^2/(27*[.$H$3]^2*[.K76])+[.$H$5]/(3^(3/2)*[.$H$3]))" office:value-type="string" office:string-value="" calcext:value-type="error">
            <text:p>#DIV/0!</text:p>
          </table:table-cell>
          <table:table-cell table:formula="of:=-([.J76]+[.$H$5]^2/(27*[.$H$3]^2*[.J76])+[.$H$5]/(3^(3/2)*[.$H$3]))" office:value-type="string" office:string-value="" calcext:value-type="error">
            <text:p>#DIV/0!</text:p>
          </table:table-cell>
          <table:table-cell table:number-columns-repeated="2"/>
          <table:table-cell table:formula="of:=(SQRT(-[.$H$4]*[.A76]*(4*[.$H$5]^3-3^(9/2)*[.$H$3]^2*[.$H$4]*[.A76]))/(2*3^(9/4)*[.$H$3]^2)-(3^(9/2)*[.$H$3]^2*[.$H$4]*[.A76]-2*[.$H$5]^3)/(2*3^(9/2)*[.$H$3]^3))^(1/3)" office:value-type="float" office:value="0" calcext:value-type="float">
            <text:p>0</text:p>
          </table:table-cell>
          <table:table-cell table:formula="of:=([.L76]-[.M76])^(1/3)" office:value-type="float" office:value="0" calcext:value-type="float">
            <text:p>0</text:p>
          </table:table-cell>
          <table:table-cell table:formula="of:=SQRT(-[.$H$4]*[.A76]*(4*([.$H$5]/3^(3/2))^3-[.$H$3]^2*[.$H$4]*[.A76]))/(2*[.$H$3]^2)" office:value-type="float" office:value="88370.7646585324" calcext:value-type="float">
            <text:p>88370.7646585324</text:p>
          </table:table-cell>
          <table:table-cell table:formula="of:=([.$H$4]*[.A76])/(2*[.$H$3])-([.$H$5]/([.$H$3]*3^(3/2)))^3" office:value-type="float" office:value="88370.7646585325" calcext:value-type="float">
            <text:p>88370.7646585325</text:p>
          </table:table-cell>
          <table:table-cell/>
        </table:table-row>
        <table:table-row table:style-name="ro1">
          <table:table-cell office:value-type="float" office:value="45124" calcext:value-type="float">
            <text:p>45124</text:p>
          </table:table-cell>
          <table:table-cell office:value-type="float" office:value="64" calcext:value-type="float">
            <text:p>64</text:p>
          </table:table-cell>
          <table:table-cell table:formula="of:=LOG([.A77]/[.$H$7];2)/[.$H$6]" office:value-type="float" office:value="11.569285872091" calcext:value-type="float">
            <text:p>11.5692858721</text:p>
          </table:table-cell>
          <table:table-cell table:formula="of:=SQRT(SQRT(3)*[.A77]/[.$H$2])" office:value-type="float" office:value="36.0917951527163" calcext:value-type="float">
            <text:p>36.0917951527</text:p>
          </table:table-cell>
          <table:table-cell table:formula="of:=[.$H$8]*POWER([.$H$9]*[.A77]+[.$H$10];1/3)" office:value-type="float" office:value="58.5177669833152" calcext:value-type="float">
            <text:p>58.5177669833</text:p>
          </table:table-cell>
          <table:table-cell table:formula="of:=-([.K77]+[.$H$5]^2/(27*[.$H$3]^2*[.K77])+[.$H$5]/(3^(3/2)*[.$H$3]))" office:value-type="string" office:string-value="" calcext:value-type="error">
            <text:p>#DIV/0!</text:p>
          </table:table-cell>
          <table:table-cell table:formula="of:=-([.J77]+[.$H$5]^2/(27*[.$H$3]^2*[.J77])+[.$H$5]/(3^(3/2)*[.$H$3]))" office:value-type="string" office:string-value="" calcext:value-type="error">
            <text:p>#DIV/0!</text:p>
          </table:table-cell>
          <table:table-cell table:number-columns-repeated="2"/>
          <table:table-cell table:formula="of:=(SQRT(-[.$H$4]*[.A77]*(4*[.$H$5]^3-3^(9/2)*[.$H$3]^2*[.$H$4]*[.A77]))/(2*3^(9/4)*[.$H$3]^2)-(3^(9/2)*[.$H$3]^2*[.$H$4]*[.A77]-2*[.$H$5]^3)/(2*3^(9/2)*[.$H$3]^3))^(1/3)" office:value-type="float" office:value="0" calcext:value-type="float">
            <text:p>0</text:p>
          </table:table-cell>
          <table:table-cell table:formula="of:=([.L77]-[.M77])^(1/3)" office:value-type="float" office:value="0" calcext:value-type="float">
            <text:p>0</text:p>
          </table:table-cell>
          <table:table-cell table:formula="of:=SQRT(-[.$H$4]*[.A77]*(4*([.$H$5]/3^(3/2))^3-[.$H$3]^2*[.$H$4]*[.A77]))/(2*[.$H$3]^2)" office:value-type="float" office:value="99415.1830533919" calcext:value-type="float">
            <text:p>99415.1830533919</text:p>
          </table:table-cell>
          <table:table-cell table:formula="of:=([.$H$4]*[.A77])/(2*[.$H$3])-([.$H$5]/([.$H$3]*3^(3/2)))^3" office:value-type="float" office:value="99415.183053392" calcext:value-type="float">
            <text:p>99415.183053392</text:p>
          </table:table-cell>
          <table:table-cell/>
        </table:table-row>
        <table:table-row table:style-name="ro1">
          <table:table-cell office:value-type="float" office:value="50764" calcext:value-type="float">
            <text:p>50764</text:p>
          </table:table-cell>
          <table:table-cell office:value-type="float" office:value="63" calcext:value-type="float">
            <text:p>63</text:p>
          </table:table-cell>
          <table:table-cell table:formula="of:=LOG([.A78]/[.$H$7];2)/[.$H$6]" office:value-type="float" office:value="11.7052145054414" calcext:value-type="float">
            <text:p>11.7052145054</text:p>
          </table:table-cell>
          <table:table-cell table:formula="of:=SQRT(SQRT(3)*[.A78]/[.$H$2])" office:value-type="float" office:value="38.2809411229284" calcext:value-type="float">
            <text:p>38.2809411229</text:p>
          </table:table-cell>
          <table:table-cell table:formula="of:=[.$H$8]*POWER([.$H$9]*[.A78]+[.$H$10];1/3)" office:value-type="float" office:value="60.8607304162992" calcext:value-type="float">
            <text:p>60.8607304163</text:p>
          </table:table-cell>
          <table:table-cell table:formula="of:=-([.K78]+[.$H$5]^2/(27*[.$H$3]^2*[.K78])+[.$H$5]/(3^(3/2)*[.$H$3]))" office:value-type="string" office:string-value="" calcext:value-type="error">
            <text:p>#DIV/0!</text:p>
          </table:table-cell>
          <table:table-cell table:formula="of:=-([.J78]+[.$H$5]^2/(27*[.$H$3]^2*[.J78])+[.$H$5]/(3^(3/2)*[.$H$3]))" office:value-type="string" office:string-value="" calcext:value-type="error">
            <text:p>#DIV/0!</text:p>
          </table:table-cell>
          <table:table-cell table:number-columns-repeated="2"/>
          <table:table-cell table:formula="of:=(SQRT(-[.$H$4]*[.A78]*(4*[.$H$5]^3-3^(9/2)*[.$H$3]^2*[.$H$4]*[.A78]))/(2*3^(9/4)*[.$H$3]^2)-(3^(9/2)*[.$H$3]^2*[.$H$4]*[.A78]-2*[.$H$5]^3)/(2*3^(9/2)*[.$H$3]^3))^(1/3)" office:value-type="float" office:value="0" calcext:value-type="float">
            <text:p>0</text:p>
          </table:table-cell>
          <table:table-cell table:formula="of:=([.L78]-[.M78])^(1/3)" office:value-type="float" office:value="0" calcext:value-type="float">
            <text:p>0</text:p>
          </table:table-cell>
          <table:table-cell table:formula="of:=SQRT(-[.$H$4]*[.A78]*(4*([.$H$5]/3^(3/2))^3-[.$H$3]^2*[.$H$4]*[.A78]))/(2*[.$H$3]^2)" office:value-type="float" office:value="111840.979930912" calcext:value-type="float">
            <text:p>111840.979930912</text:p>
          </table:table-cell>
          <table:table-cell table:formula="of:=([.$H$4]*[.A78])/(2*[.$H$3])-([.$H$5]/([.$H$3]*3^(3/2)))^3" office:value-type="float" office:value="111840.979930912" calcext:value-type="float">
            <text:p>111840.979930912</text:p>
          </table:table-cell>
          <table:table-cell table:style-name="ce2"/>
        </table:table-row>
        <table:table-row table:style-name="ro1">
          <table:table-cell office:value-type="float" office:value="57109" calcext:value-type="float">
            <text:p>57109</text:p>
          </table:table-cell>
          <table:table-cell office:value-type="float" office:value="75" calcext:value-type="float">
            <text:p>75</text:p>
          </table:table-cell>
          <table:table-cell table:formula="of:=LOG([.A79]/[.$H$7];2)/[.$H$6]" office:value-type="float" office:value="11.8411444017871" calcext:value-type="float">
            <text:p>11.8411444018</text:p>
          </table:table-cell>
          <table:table-cell table:formula="of:=SQRT(SQRT(3)*[.A79]/[.$H$2])" office:value-type="float" office:value="40.6028918447629" calcext:value-type="float">
            <text:p>40.6028918448</text:p>
          </table:table-cell>
          <table:table-cell table:formula="of:=[.$H$8]*POWER([.$H$9]*[.A79]+[.$H$10];1/3)" office:value-type="float" office:value="63.2975256723384" calcext:value-type="float">
            <text:p>63.2975256723</text:p>
          </table:table-cell>
          <table:table-cell table:formula="of:=-([.K79]+[.$H$5]^2/(27*[.$H$3]^2*[.K79])+[.$H$5]/(3^(3/2)*[.$H$3]))" office:value-type="string" office:string-value="" calcext:value-type="error">
            <text:p>#DIV/0!</text:p>
          </table:table-cell>
          <table:table-cell table:formula="of:=-([.J79]+[.$H$5]^2/(27*[.$H$3]^2*[.J79])+[.$H$5]/(3^(3/2)*[.$H$3]))" office:value-type="string" office:string-value="" calcext:value-type="error">
            <text:p>#DIV/0!</text:p>
          </table:table-cell>
          <table:table-cell table:number-columns-repeated="2"/>
          <table:table-cell table:formula="of:=(SQRT(-[.$H$4]*[.A79]*(4*[.$H$5]^3-3^(9/2)*[.$H$3]^2*[.$H$4]*[.A79]))/(2*3^(9/4)*[.$H$3]^2)-(3^(9/2)*[.$H$3]^2*[.$H$4]*[.A79]-2*[.$H$5]^3)/(2*3^(9/2)*[.$H$3]^3))^(1/3)" office:value-type="float" office:value="0" calcext:value-type="float">
            <text:p>0</text:p>
          </table:table-cell>
          <table:table-cell table:formula="of:=([.L79]-[.M79])^(1/3)" office:value-type="float" office:value="0" calcext:value-type="float">
            <text:p>0</text:p>
          </table:table-cell>
          <table:table-cell table:formula="of:=SQRT(-[.$H$4]*[.A79]*(4*([.$H$5]/3^(3/2))^3-[.$H$3]^2*[.$H$4]*[.A79]))/(2*[.$H$3]^2)" office:value-type="float" office:value="125820.001418122" calcext:value-type="float">
            <text:p>125820.001418122</text:p>
          </table:table-cell>
          <table:table-cell table:formula="of:=([.$H$4]*[.A79])/(2*[.$H$3])-([.$H$5]/([.$H$3]*3^(3/2)))^3" office:value-type="float" office:value="125820.001418122" calcext:value-type="float">
            <text:p>125820.001418122</text:p>
          </table:table-cell>
          <table:table-cell/>
        </table:table-row>
        <table:table-row table:style-name="ro1">
          <table:table-cell office:value-type="float" office:value="64247" calcext:value-type="float">
            <text:p>64247</text:p>
          </table:table-cell>
          <table:table-cell office:value-type="float" office:value="58" calcext:value-type="float">
            <text:p>58</text:p>
          </table:table-cell>
          <table:table-cell table:formula="of:=LOG([.A80]/[.$H$7];2)/[.$H$6]" office:value-type="float" office:value="11.9770731752725" calcext:value-type="float">
            <text:p>11.9770731753</text:p>
          </table:table-cell>
          <table:table-cell table:formula="of:=SQRT(SQRT(3)*[.A80]/[.$H$2])" office:value-type="float" office:value="43.0656607662218" calcext:value-type="float">
            <text:p>43.0656607662</text:p>
          </table:table-cell>
          <table:table-cell table:formula="of:=[.$H$8]*POWER([.$H$9]*[.A80]+[.$H$10];1/3)" office:value-type="float" office:value="65.8318661232456" calcext:value-type="float">
            <text:p>65.8318661232</text:p>
          </table:table-cell>
          <table:table-cell table:formula="of:=-([.K80]+[.$H$5]^2/(27*[.$H$3]^2*[.K80])+[.$H$5]/(3^(3/2)*[.$H$3]))" office:value-type="string" office:string-value="" calcext:value-type="error">
            <text:p>#DIV/0!</text:p>
          </table:table-cell>
          <table:table-cell table:formula="of:=-([.J80]+[.$H$5]^2/(27*[.$H$3]^2*[.J80])+[.$H$5]/(3^(3/2)*[.$H$3]))" office:value-type="string" office:string-value="" calcext:value-type="error">
            <text:p>#DIV/0!</text:p>
          </table:table-cell>
          <table:table-cell table:number-columns-repeated="2"/>
          <table:table-cell table:formula="of:=(SQRT(-[.$H$4]*[.A80]*(4*[.$H$5]^3-3^(9/2)*[.$H$3]^2*[.$H$4]*[.A80]))/(2*3^(9/4)*[.$H$3]^2)-(3^(9/2)*[.$H$3]^2*[.$H$4]*[.A80]-2*[.$H$5]^3)/(2*3^(9/2)*[.$H$3]^3))^(1/3)" office:value-type="float" office:value="0" calcext:value-type="float">
            <text:p>0</text:p>
          </table:table-cell>
          <table:table-cell table:formula="of:=([.L80]-[.M80])^(1/3)" office:value-type="float" office:value="0" calcext:value-type="float">
            <text:p>0</text:p>
          </table:table-cell>
          <table:table-cell table:formula="of:=SQRT(-[.$H$4]*[.A80]*(4*([.$H$5]/3^(3/2))^3-[.$H$3]^2*[.$H$4]*[.A80]))/(2*[.$H$3]^2)" office:value-type="float" office:value="141546.125196799" calcext:value-type="float">
            <text:p>141546.125196799</text:p>
          </table:table-cell>
          <table:table-cell table:formula="of:=([.$H$4]*[.A80])/(2*[.$H$3])-([.$H$5]/([.$H$3]*3^(3/2)))^3" office:value-type="float" office:value="141546.125196799" calcext:value-type="float">
            <text:p>141546.125196799</text:p>
          </table:table-cell>
          <table:table-cell table:style-name="ce2"/>
        </table:table-row>
        <table:table-row table:style-name="ro1">
          <table:table-cell office:value-type="float" office:value="72277" calcext:value-type="float">
            <text:p>72277</text:p>
          </table:table-cell>
          <table:table-cell office:value-type="float" office:value="73" calcext:value-type="float">
            <text:p>73</text:p>
          </table:table-cell>
          <table:table-cell table:formula="of:=LOG([.A81]/[.$H$7];2)/[.$H$6]" office:value-type="float" office:value="12.1129992040643" calcext:value-type="float">
            <text:p>12.1129992041</text:p>
          </table:table-cell>
          <table:table-cell table:formula="of:=SQRT(SQRT(3)*[.A81]/[.$H$2])" office:value-type="float" office:value="45.6777546548747" calcext:value-type="float">
            <text:p>45.6777546549</text:p>
          </table:table-cell>
          <table:table-cell table:formula="of:=[.$H$8]*POWER([.$H$9]*[.A81]+[.$H$10];1/3)" office:value-type="float" office:value="68.46762358895" calcext:value-type="float">
            <text:p>68.467623589</text:p>
          </table:table-cell>
          <table:table-cell table:formula="of:=-([.K81]+[.$H$5]^2/(27*[.$H$3]^2*[.K81])+[.$H$5]/(3^(3/2)*[.$H$3]))" office:value-type="string" office:string-value="" calcext:value-type="error">
            <text:p>#DIV/0!</text:p>
          </table:table-cell>
          <table:table-cell table:formula="of:=-([.J81]+[.$H$5]^2/(27*[.$H$3]^2*[.J81])+[.$H$5]/(3^(3/2)*[.$H$3]))" office:value-type="string" office:string-value="" calcext:value-type="error">
            <text:p>#DIV/0!</text:p>
          </table:table-cell>
          <table:table-cell table:number-columns-repeated="2"/>
          <table:table-cell table:formula="of:=(SQRT(-[.$H$4]*[.A81]*(4*[.$H$5]^3-3^(9/2)*[.$H$3]^2*[.$H$4]*[.A81]))/(2*3^(9/4)*[.$H$3]^2)-(3^(9/2)*[.$H$3]^2*[.$H$4]*[.A81]-2*[.$H$5]^3)/(2*3^(9/2)*[.$H$3]^3))^(1/3)" office:value-type="float" office:value="0" calcext:value-type="float">
            <text:p>0</text:p>
          </table:table-cell>
          <table:table-cell table:formula="of:=([.L81]-[.M81])^(1/3)" office:value-type="float" office:value="0" calcext:value-type="float">
            <text:p>0</text:p>
          </table:table-cell>
          <table:table-cell table:formula="of:=SQRT(-[.$H$4]*[.A81]*(4*([.$H$5]/3^(3/2))^3-[.$H$3]^2*[.$H$4]*[.A81]))/(2*[.$H$3]^2)" office:value-type="float" office:value="159237.463658941" calcext:value-type="float">
            <text:p>159237.463658941</text:p>
          </table:table-cell>
          <table:table-cell table:formula="of:=([.$H$4]*[.A81])/(2*[.$H$3])-([.$H$5]/([.$H$3]*3^(3/2)))^3" office:value-type="float" office:value="159237.463658942" calcext:value-type="float">
            <text:p>159237.463658942</text:p>
          </table:table-cell>
          <table:table-cell/>
        </table:table-row>
        <table:table-row table:style-name="ro1">
          <table:table-cell office:value-type="float" office:value="81311" calcext:value-type="float">
            <text:p>81311</text:p>
          </table:table-cell>
          <table:table-cell office:value-type="float" office:value="63" calcext:value-type="float">
            <text:p>63</text:p>
          </table:table-cell>
          <table:table-cell table:formula="of:=LOG([.A82]/[.$H$7];2)/[.$H$6]" office:value-type="float" office:value="12.2489303337893" calcext:value-type="float">
            <text:p>12.2489303338</text:p>
          </table:table-cell>
          <table:table-cell table:formula="of:=SQRT(SQRT(3)*[.A82]/[.$H$2])" office:value-type="float" office:value="48.4483888989498" calcext:value-type="float">
            <text:p>48.4483888989</text:p>
          </table:table-cell>
          <table:table-cell table:formula="of:=[.$H$8]*POWER([.$H$9]*[.A82]+[.$H$10];1/3)" office:value-type="float" office:value="71.2090156653168" calcext:value-type="float">
            <text:p>71.2090156653</text:p>
          </table:table-cell>
          <table:table-cell table:formula="of:=-([.K82]+[.$H$5]^2/(27*[.$H$3]^2*[.K82])+[.$H$5]/(3^(3/2)*[.$H$3]))" office:value-type="string" office:string-value="" calcext:value-type="error">
            <text:p>#DIV/0!</text:p>
          </table:table-cell>
          <table:table-cell table:formula="of:=-([.J82]+[.$H$5]^2/(27*[.$H$3]^2*[.J82])+[.$H$5]/(3^(3/2)*[.$H$3]))" office:value-type="string" office:string-value="" calcext:value-type="error">
            <text:p>#DIV/0!</text:p>
          </table:table-cell>
          <table:table-cell table:number-columns-repeated="2"/>
          <table:table-cell table:formula="of:=(SQRT(-[.$H$4]*[.A82]*(4*[.$H$5]^3-3^(9/2)*[.$H$3]^2*[.$H$4]*[.A82]))/(2*3^(9/4)*[.$H$3]^2)-(3^(9/2)*[.$H$3]^2*[.$H$4]*[.A82]-2*[.$H$5]^3)/(2*3^(9/2)*[.$H$3]^3))^(1/3)" office:value-type="float" office:value="0" calcext:value-type="float">
            <text:p>0</text:p>
          </table:table-cell>
          <table:table-cell table:formula="of:=([.L82]-[.M82])^(1/3)" office:value-type="float" office:value="0" calcext:value-type="float">
            <text:p>0</text:p>
          </table:table-cell>
          <table:table-cell table:formula="of:=SQRT(-[.$H$4]*[.A82]*(4*([.$H$5]/3^(3/2))^3-[.$H$3]^2*[.$H$4]*[.A82]))/(2*[.$H$3]^2)" office:value-type="float" office:value="179140.770217721" calcext:value-type="float">
            <text:p>179140.770217721</text:p>
          </table:table-cell>
          <table:table-cell table:formula="of:=([.$H$4]*[.A82])/(2*[.$H$3])-([.$H$5]/([.$H$3]*3^(3/2)))^3" office:value-type="float" office:value="179140.770217721" calcext:value-type="float">
            <text:p>179140.770217721</text:p>
          </table:table-cell>
          <table:table-cell/>
        </table:table-row>
        <table:table-row table:style-name="ro1">
          <table:table-cell office:value-type="float" office:value="91474" calcext:value-type="float">
            <text:p>91474</text:p>
          </table:table-cell>
          <table:table-cell office:value-type="float" office:value="71" calcext:value-type="float">
            <text:p>71</text:p>
          </table:table-cell>
          <table:table-cell table:formula="of:=LOG([.A83]/[.$H$7];2)/[.$H$6]" office:value-type="float" office:value="12.3848592948476" calcext:value-type="float">
            <text:p>12.3848592948</text:p>
          </table:table-cell>
          <table:table-cell table:formula="of:=SQRT(SQRT(3)*[.A83]/[.$H$2])" office:value-type="float" office:value="51.3870307197506" calcext:value-type="float">
            <text:p>51.3870307198</text:p>
          </table:table-cell>
          <table:table-cell table:formula="of:=[.$H$8]*POWER([.$H$9]*[.A83]+[.$H$10];1/3)" office:value-type="float" office:value="74.0601246290114" calcext:value-type="float">
            <text:p>74.060124629</text:p>
          </table:table-cell>
          <table:table-cell table:formula="of:=-([.K83]+[.$H$5]^2/(27*[.$H$3]^2*[.K83])+[.$H$5]/(3^(3/2)*[.$H$3]))" office:value-type="string" office:string-value="" calcext:value-type="error">
            <text:p>#DIV/0!</text:p>
          </table:table-cell>
          <table:table-cell table:formula="of:=-([.J83]+[.$H$5]^2/(27*[.$H$3]^2*[.J83])+[.$H$5]/(3^(3/2)*[.$H$3]))" office:value-type="string" office:string-value="" calcext:value-type="error">
            <text:p>#DIV/0!</text:p>
          </table:table-cell>
          <table:table-cell table:number-columns-repeated="2"/>
          <table:table-cell table:formula="of:=(SQRT(-[.$H$4]*[.A83]*(4*[.$H$5]^3-3^(9/2)*[.$H$3]^2*[.$H$4]*[.A83]))/(2*3^(9/4)*[.$H$3]^2)-(3^(9/2)*[.$H$3]^2*[.$H$4]*[.A83]-2*[.$H$5]^3)/(2*3^(9/2)*[.$H$3]^3))^(1/3)" office:value-type="float" office:value="0" calcext:value-type="float">
            <text:p>0</text:p>
          </table:table-cell>
          <table:table-cell table:formula="of:=([.L83]-[.M83])^(1/3)" office:value-type="float" office:value="0" calcext:value-type="float">
            <text:p>0</text:p>
          </table:table-cell>
          <table:table-cell table:formula="of:=SQRT(-[.$H$4]*[.A83]*(4*([.$H$5]/3^(3/2))^3-[.$H$3]^2*[.$H$4]*[.A83]))/(2*[.$H$3]^2)" office:value-type="float" office:value="201531.439307479" calcext:value-type="float">
            <text:p>201531.439307479</text:p>
          </table:table-cell>
          <table:table-cell table:formula="of:=([.$H$4]*[.A83])/(2*[.$H$3])-([.$H$5]/([.$H$3]*3^(3/2)))^3" office:value-type="float" office:value="201531.439307479" calcext:value-type="float">
            <text:p>201531.439307479</text:p>
          </table:table-cell>
          <table:table-cell/>
        </table:table-row>
        <table:table-row table:style-name="ro1">
          <table:table-cell office:value-type="float" office:value="102908" calcext:value-type="float">
            <text:p>102908</text:p>
          </table:table-cell>
          <table:table-cell office:value-type="float" office:value="89" calcext:value-type="float">
            <text:p>89</text:p>
          </table:table-cell>
          <table:table-cell table:formula="of:=LOG([.A84]/[.$H$7];2)/[.$H$6]" office:value-type="float" office:value="12.5207964921509" calcext:value-type="float">
            <text:p>12.5207964922</text:p>
          </table:table-cell>
          <table:table-cell table:formula="of:=SQRT(SQRT(3)*[.A84]/[.$H$2])" office:value-type="float" office:value="54.504110625606" calcext:value-type="float">
            <text:p>54.5041106256</text:p>
          </table:table-cell>
          <table:table-cell table:formula="of:=[.$H$8]*POWER([.$H$9]*[.A84]+[.$H$10];1/3)" office:value-type="float" office:value="77.0255712129217" calcext:value-type="float">
            <text:p>77.0255712129</text:p>
          </table:table-cell>
          <table:table-cell table:formula="of:=-([.K84]+[.$H$5]^2/(27*[.$H$3]^2*[.K84])+[.$H$5]/(3^(3/2)*[.$H$3]))" office:value-type="string" office:string-value="" calcext:value-type="error">
            <text:p>#DIV/0!</text:p>
          </table:table-cell>
          <table:table-cell table:formula="of:=-([.J84]+[.$H$5]^2/(27*[.$H$3]^2*[.J84])+[.$H$5]/(3^(3/2)*[.$H$3]))" office:value-type="string" office:string-value="" calcext:value-type="error">
            <text:p>#DIV/0!</text:p>
          </table:table-cell>
          <table:table-cell table:number-columns-repeated="2"/>
          <table:table-cell table:formula="of:=(SQRT(-[.$H$4]*[.A84]*(4*[.$H$5]^3-3^(9/2)*[.$H$3]^2*[.$H$4]*[.A84]))/(2*3^(9/4)*[.$H$3]^2)-(3^(9/2)*[.$H$3]^2*[.$H$4]*[.A84]-2*[.$H$5]^3)/(2*3^(9/2)*[.$H$3]^3))^(1/3)" office:value-type="float" office:value="0" calcext:value-type="float">
            <text:p>0</text:p>
          </table:table-cell>
          <table:table-cell table:formula="of:=([.L84]-[.M84])^(1/3)" office:value-type="float" office:value="0" calcext:value-type="float">
            <text:p>0</text:p>
          </table:table-cell>
          <table:table-cell table:formula="of:=SQRT(-[.$H$4]*[.A84]*(4*([.$H$5]/3^(3/2))^3-[.$H$3]^2*[.$H$4]*[.A84]))/(2*[.$H$3]^2)" office:value-type="float" office:value="226722.319005628" calcext:value-type="float">
            <text:p>226722.319005628</text:p>
          </table:table-cell>
          <table:table-cell table:formula="of:=([.$H$4]*[.A84])/(2*[.$H$3])-([.$H$5]/([.$H$3]*3^(3/2)))^3" office:value-type="float" office:value="226722.319005628" calcext:value-type="float">
            <text:p>226722.319005628</text:p>
          </table:table-cell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5" loext:min-decimal-places="15" number:min-integer-digits="1"/>
    </number:number-style>
    <number:number-style style:name="N136">
      <number:number number:decimal-places="16" loext:min-decimal-places="16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number:number-style style:name="N139">
      <number:number number:decimal-places="19" loext:min-decimal-places="19" number:min-integer-digits="1"/>
    </number:number-style>
    <number:number-style style:name="N140">
      <number:number number:decimal-places="20" loext:min-decimal-places="2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 style:data-style-name="N2" text:time-value="16:14:04.348154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6T11:46:25.555936875</dc:date>
    <meta:editing-duration>P1DT10H35M45S</meta:editing-duration>
    <meta:editing-cycles>26</meta:editing-cycles>
    <meta:generator>LibreOffice/5.1.6.2$Linux_X86_64 LibreOffice_project/10m0$Build-2</meta:generator>
    <meta:document-statistic meta:table-count="1" meta:cell-count="940" meta:object-count="1"/>
  </office:meta>
</office:document-meta>
</file>

<file path=Basic/Standard/myfn.xml><?xml version="1.0" encoding="utf-8"?>
<!DOCTYPE module  PUBLIC '-//OpenOffice.org//DTD OfficeDocument 1.0//EN'  'module.dtd'>
<script:module xmlns:script="http://openoffice.org/2000/script" script:name="myfn" script:language="StarBasic">REM  *****  BASIC  *****

Function CRAZYCALC(valA as Double,valB as Double,valT as Double)
	dim valX as Double
	valX=-(-(SQR(-valB*(4.*valT^3-3^(9./2)*valA^2*valB))/(2.*3^(9./4)*valA^2)-(3.^(9./2)*valA^2*valB-2.*valT^3.)/(2.*3.^(9./2)*valA^3.)))^(1./3)
	CRAZYCALC=valX+valT^2/(27*valA^2*valX)+valT/(3^(1.5)*valA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yf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834cm" svg:height="18.469cm" xlink:href=".." xlink:type="simple" chart:class="chart:scatter" chart:style-name="ch1">
        <chart:legend chart:legend-position="end" svg:x="30.537cm" svg:y="7.69cm" style:legend-expansion="high" chart:style-name="ch2"/>
        <chart:plot-area chart:style-name="ch3" table:cell-range-address="bench.A1:bench.G89" chart:data-source-has-labels="row" svg:x="0.656cm" svg:y="0.369cm" svg:width="29.225cm" svg:height="17.731cm">
          <chartooo:coordinate-region svg:x="1.277cm" svg:y="0.568cm" svg:width="27.862cm" svg:height="16.8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nch.B2:bench.B89" chart:label-cell-address="bench.B1:bench.B1" chart:class="chart:scatter">
            <chart:domain table:cell-range-address="bench.A2:bench.A89"/>
            <chart:data-point chart:repeated="88"/>
          </chart:series>
          <chart:series chart:style-name="ch7" chart:values-cell-range-address="bench.C2:bench.C89" chart:label-cell-address="bench.C1:bench.C1" chart:class="chart:scatter">
            <chart:data-point chart:repeated="88"/>
          </chart:series>
          <chart:series chart:style-name="ch8" chart:values-cell-range-address="bench.D2:bench.D89" chart:label-cell-address="bench.D1:bench.D1" chart:class="chart:scatter">
            <chart:data-point chart:repeated="88"/>
          </chart:series>
          <chart:series chart:style-name="ch9" chart:values-cell-range-address="bench.E2:bench.E89" chart:label-cell-address="bench.E1:bench.E1" chart:class="chart:scatter">
            <chart:data-point chart:repeated="88"/>
          </chart:series>
          <chart:series chart:style-name="ch10" chart:values-cell-range-address="bench.F2:bench.F89" chart:label-cell-address="bench.F1:bench.F1" chart:class="chart:scatter">
            <chart:data-point chart:repeated="88"/>
          </chart:series>
          <chart:series chart:style-name="ch11" chart:values-cell-range-address="bench.G2:bench.G89" chart:label-cell-address="bench.G1:bench.G1" chart:class="chart:scatter">
            <chart:data-point chart:repeated="8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al</text:p>
                <draw:g>
                  <svg:desc>bench.B1:bench.B1</svg:desc>
                </draw:g>
              </table:table-cell>
              <table:table-cell office:value-type="string">
                <text:p>log</text:p>
                <draw:g>
                  <svg:desc>bench.C1:bench.C1</svg:desc>
                </draw:g>
              </table:table-cell>
              <table:table-cell office:value-type="string">
                <text:p>sqrt</text:p>
                <draw:g>
                  <svg:desc>bench.D1:bench.D1</svg:desc>
                </draw:g>
              </table:table-cell>
              <table:table-cell office:value-type="string">
                <text:p>cbrt</text:p>
                <draw:g>
                  <svg:desc>bench.E1:bench.E1</svg:desc>
                </draw:g>
              </table:table-cell>
              <table:table-cell office:value-type="string">
                <text:p>other2</text:p>
                <draw:g>
                  <svg:desc>bench.F1:bench.F1</svg:desc>
                </draw:g>
              </table:table-cell>
              <table:table-cell office:value-type="string">
                <text:p>other3</text:p>
                <draw:g>
                  <svg:desc>bench.G1:bench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bench.A2:bench.A89</svg:desc>
                </draw:g>
              </table:table-cell>
              <table:table-cell office:value-type="float" office:value="3">
                <text:p>3</text:p>
                <draw:g>
                  <svg:desc>bench.B2:bench.B89</svg:desc>
                </draw:g>
              </table:table-cell>
              <table:table-cell office:value-type="float" office:value="1.85754247590989">
                <text:p>1.85754247590989</text:p>
                <draw:g>
                  <svg:desc>bench.C2:bench.C89</svg:desc>
                </draw:g>
              </table:table-cell>
              <table:table-cell office:value-type="float" office:value="0.537284965911771">
                <text:p>0.537284965911771</text:p>
                <draw:g>
                  <svg:desc>bench.D2:bench.D89</svg:desc>
                </draw:g>
              </table:table-cell>
              <table:table-cell office:value-type="float" office:value="3.54121162900952">
                <text:p>3.54121162900952</text:p>
                <draw:g>
                  <svg:desc>bench.E2:bench.E89</svg:desc>
                </draw:g>
              </table:table-cell>
              <table:table-cell office:value-type="float" office:value="NaN">
                <text:p>NaN</text:p>
                <draw:g>
                  <svg:desc>bench.F2:bench.F89</svg:desc>
                </draw:g>
              </table:table-cell>
              <table:table-cell office:value-type="float" office:value="3.37343509882896">
                <text:p>3.37343509882896</text:p>
                <draw:g>
                  <svg:desc>bench.G2:bench.G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.96754529490984">
                <text:p>1.96754529490984</text:p>
              </table:table-cell>
              <table:table-cell office:value-type="float" office:value="0.563509226237064">
                <text:p>0.563509226237064</text:p>
              </table:table-cell>
              <table:table-cell office:value-type="float" office:value="3.65552234924938">
                <text:p>3.65552234924938</text:p>
              </table:table-cell>
              <table:table-cell office:value-type="float" office:value="3.48722018182358">
                <text:p>3.48722018182358</text:p>
              </table:table-cell>
              <table:table-cell office:value-type="float" office:value="3.48722017190742">
                <text:p>3.487220171907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2.06797000057692">
                <text:p>2.06797000057692</text:p>
              </table:table-cell>
              <table:table-cell office:value-type="float" office:value="0.588566191276542">
                <text:p>0.588566191276542</text:p>
              </table:table-cell>
              <table:table-cell office:value-type="float" office:value="3.76309888285608">
                <text:p>3.76309888285608</text:p>
              </table:table-cell>
              <table:table-cell office:value-type="float" office:value="3.59431436823745">
                <text:p>3.59431436823745</text:p>
              </table:table-cell>
              <table:table-cell office:value-type="float" office:value="3.59431434596241">
                <text:p>3.594314345962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2.16035177451287">
                <text:p>2.16035177451287</text:p>
              </table:table-cell>
              <table:table-cell office:value-type="float" office:value="0.612599114407829">
                <text:p>0.612599114407829</text:p>
              </table:table-cell>
              <table:table-cell office:value-type="float" office:value="3.86485316931421">
                <text:p>3.86485316931421</text:p>
              </table:table-cell>
              <table:table-cell office:value-type="float" office:value="3.69562251564076">
                <text:p>3.69562251564076</text:p>
              </table:table-cell>
              <table:table-cell office:value-type="float" office:value="3.69562250324738">
                <text:p>3.69562250324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2.24588393764608">
                <text:p>2.24588393764608</text:p>
              </table:table-cell>
              <table:table-cell office:value-type="float" office:value="0.635724144918799">
                <text:p>0.635724144918799</text:p>
              </table:table-cell>
              <table:table-cell office:value-type="float" office:value="3.961514290943">
                <text:p>3.961514290943</text:p>
              </table:table-cell>
              <table:table-cell office:value-type="float" office:value="3.7918682540453">
                <text:p>3.7918682540453</text:p>
              </table:table-cell>
              <table:table-cell office:value-type="float" office:value="3.7918682540453">
                <text:p>3.79186825404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2.32551247648682">
                <text:p>2.32551247648682</text:p>
              </table:table-cell>
              <table:table-cell office:value-type="float" office:value="0.658037006476246">
                <text:p>0.658037006476246</text:p>
              </table:table-cell>
              <table:table-cell office:value-type="float" office:value="4.05367538762268">
                <text:p>4.05367538762268</text:p>
              </table:table-cell>
              <table:table-cell office:value-type="float" office:value="3.88364043573978">
                <text:p>3.88364043573978</text:p>
              </table:table-cell>
              <table:table-cell office:value-type="float" office:value="3.88364040573643">
                <text:p>3.883640405736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.4">
                <text:p>2.4</text:p>
              </table:table-cell>
              <table:table-cell office:value-type="float" office:value="0.679617697938849">
                <text:p>0.679617697938849</text:p>
              </table:table-cell>
              <table:table-cell office:value-type="float" office:value="4.14182624719581">
                <text:p>4.14182624719581</text:p>
              </table:table-cell>
              <table:table-cell office:value-type="float" office:value="3.97142538313999">
                <text:p>3.97142538313999</text:p>
              </table:table-cell>
              <table:table-cell office:value-type="float" office:value="3.97142538313999">
                <text:p>3.97142538313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2.53594000115385">
                <text:p>2.53594000115385</text:p>
              </table:table-cell>
              <table:table-cell office:value-type="float" office:value="0.720843424240426">
                <text:p>0.720843424240426</text:p>
              </table:table-cell>
              <table:table-cell office:value-type="float" office:value="4.30767288734189">
                <text:p>4.30767288734189</text:p>
              </table:table-cell>
              <table:table-cell office:value-type="float" office:value="4.13659838331769">
                <text:p>4.13659838331769</text:p>
              </table:table-cell>
              <table:table-cell office:value-type="float" office:value="4.13659838331769">
                <text:p>4.13659838331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.65754247590989">
                <text:p>2.65754247590989</text:p>
              </table:table-cell>
              <table:table-cell office:value-type="float" office:value="0.759835685651593">
                <text:p>0.759835685651593</text:p>
              </table:table-cell>
              <table:table-cell office:value-type="float" office:value="4.46164707352161">
                <text:p>4.46164707352161</text:p>
              </table:table-cell>
              <table:table-cell office:value-type="float" office:value="4.2899630296785">
                <text:p>4.2899630296785</text:p>
              </table:table-cell>
              <table:table-cell office:value-type="float" office:value="4.28996294158719">
                <text:p>4.289962941587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2.76754529490984">
                <text:p>2.76754529490984</text:p>
              </table:table-cell>
              <table:table-cell office:value-type="float" office:value="0.796922390266824">
                <text:p>0.796922390266824</text:p>
              </table:table-cell>
              <table:table-cell office:value-type="float" office:value="4.60566955618045">
                <text:p>4.60566955618045</text:p>
              </table:table-cell>
              <table:table-cell office:value-type="float" office:value="4.4334277915315">
                <text:p>4.4334277915315</text:p>
              </table:table-cell>
              <table:table-cell office:value-type="float" office:value="4.43342769149324">
                <text:p>4.433427691493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.86797000057693">
                <text:p>2.86797000057693</text:p>
              </table:table-cell>
              <table:table-cell office:value-type="float" office:value="0.832358290057563">
                <text:p>0.832358290057563</text:p>
              </table:table-cell>
              <table:table-cell office:value-type="float" office:value="4.74120749534626">
                <text:p>4.74120749534626</text:p>
              </table:table-cell>
              <table:table-cell office:value-type="float" office:value="4.56845077066293">
                <text:p>4.56845077066293</text:p>
              </table:table-cell>
              <table:table-cell office:value-type="float" office:value="4.56845071448606">
                <text:p>4.56845071448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3.00391000173077">
                <text:p>3.00391000173077</text:p>
              </table:table-cell>
              <table:table-cell office:value-type="float" office:value="0.882849286914813">
                <text:p>0.882849286914813</text:p>
              </table:table-cell>
              <table:table-cell office:value-type="float" office:value="4.93105450640109">
                <text:p>4.93105450640109</text:p>
              </table:table-cell>
              <table:table-cell office:value-type="float" office:value="4.75759128420728">
                <text:p>4.75759128420728</text:p>
              </table:table-cell>
              <table:table-cell office:value-type="float" office:value="4.75759128420728">
                <text:p>4.757591284207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3.12551247648681">
                <text:p>3.12551247648681</text:p>
              </table:table-cell>
              <table:table-cell office:value-type="float" office:value="0.930604859102099">
                <text:p>0.930604859102099</text:p>
              </table:table-cell>
              <table:table-cell office:value-type="float" office:value="5.10731095030658">
                <text:p>5.10731095030658</text:p>
              </table:table-cell>
              <table:table-cell office:value-type="float" office:value="4.93320578630469">
                <text:p>4.93320578630469</text:p>
              </table:table-cell>
              <table:table-cell office:value-type="float" office:value="4.93320578630469">
                <text:p>4.933205786304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3.23551529548676">
                <text:p>3.23551529548676</text:p>
              </table:table-cell>
              <table:table-cell office:value-type="float" office:value="0.976026610376419">
                <text:p>0.976026610376419</text:p>
              </table:table-cell>
              <table:table-cell office:value-type="float" office:value="5.27217553745404">
                <text:p>5.27217553745404</text:p>
              </table:table-cell>
              <table:table-cell office:value-type="float" office:value="5.09748096502081">
                <text:p>5.09748096502081</text:p>
              </table:table-cell>
              <table:table-cell office:value-type="float" office:value="5.09748062135408">
                <text:p>5.097480621354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3.36756269250316">
                <text:p>3.36756269250316</text:p>
              </table:table-cell>
              <table:table-cell office:value-type="float" office:value="1.03348826698749">
                <text:p>1.03348826698749</text:p>
              </table:table-cell>
              <table:table-cell office:value-type="float" office:value="5.47712252596232">
                <text:p>5.47712252596232</text:p>
              </table:table-cell>
              <table:table-cell office:value-type="float" office:value="5.30170856193995">
                <text:p>5.30170856193995</text:p>
              </table:table-cell>
              <table:table-cell office:value-type="float" office:value="5.30170836177236">
                <text:p>5.30170836177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3.48604160369447">
                <text:p>3.48604160369447</text:p>
              </table:table-cell>
              <table:table-cell office:value-type="float" office:value="1.08791913846514">
                <text:p>1.08791913846514</text:p>
              </table:table-cell>
              <table:table-cell office:value-type="float" office:value="5.66778238741306">
                <text:p>5.66778238741306</text:p>
              </table:table-cell>
              <table:table-cell office:value-type="float" office:value="5.49171095499012">
                <text:p>5.49171095499012</text:p>
              </table:table-cell>
              <table:table-cell office:value-type="float" office:value="5.49171095499012">
                <text:p>5.49171095499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3.61884956484561">
                <text:p>3.61884956484561</text:p>
              </table:table-cell>
              <table:table-cell office:value-type="float" office:value="1.15234787244831">
                <text:p>1.15234787244831</text:p>
              </table:table-cell>
              <table:table-cell office:value-type="float" office:value="5.88940145034134">
                <text:p>5.88940145034134</text:p>
              </table:table-cell>
              <table:table-cell office:value-type="float" office:value="5.71257867144282">
                <text:p>5.71257867144282</text:p>
              </table:table-cell>
              <table:table-cell office:value-type="float" office:value="5.71257893906939">
                <text:p>5.712578939069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6">
                <text:p>6</text:p>
              </table:table-cell>
              <table:table-cell office:value-type="float" office:value="3.7379402735772">
                <text:p>3.7379402735772</text:p>
              </table:table-cell>
              <table:table-cell office:value-type="float" office:value="1.21336028715034">
                <text:p>1.21336028715034</text:p>
              </table:table-cell>
              <table:table-cell office:value-type="float" office:value="6.09548977513733">
                <text:p>6.09548977513733</text:p>
              </table:table-cell>
              <table:table-cell office:value-type="float" office:value="5.91798002118934">
                <text:p>5.91798002118934</text:p>
              </table:table-cell>
              <table:table-cell office:value-type="float" office:value="5.91798002118934">
                <text:p>5.917980021189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3.86631201133179">
                <text:p>3.86631201133179</text:p>
              </table:table-cell>
              <table:table-cell office:value-type="float" office:value="1.28275027467954">
                <text:p>1.28275027467954</text:p>
              </table:table-cell>
              <table:table-cell office:value-type="float" office:value="6.32572294875739">
                <text:p>6.32572294875739</text:p>
              </table:table-cell>
              <table:table-cell office:value-type="float" office:value="6.14745759830215">
                <text:p>6.14745759830215</text:p>
              </table:table-cell>
              <table:table-cell office:value-type="float" office:value="6.14745759830215">
                <text:p>6.147457598302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.3592353958777">
                <text:p>1.3592353958777</text:p>
              </table:table-cell>
              <table:table-cell office:value-type="float" office:value="6.57473934186812">
                <text:p>6.57473934186812</text:p>
              </table:table-cell>
              <table:table-cell office:value-type="float" office:value="6.39566827038432">
                <text:p>6.39566827038432</text:p>
              </table:table-cell>
              <table:table-cell office:value-type="float" office:value="6.39566827038432">
                <text:p>6.395668270384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4.13594000115385">
                <text:p>4.13594000115385</text:p>
              </table:table-cell>
              <table:table-cell office:value-type="float" office:value="1.44168684848085">
                <text:p>1.44168684848085</text:p>
              </table:table-cell>
              <table:table-cell office:value-type="float" office:value="6.8380044729014">
                <text:p>6.8380044729014</text:p>
              </table:table-cell>
              <table:table-cell office:value-type="float" office:value="6.65809444498265">
                <text:p>6.65809444498265</text:p>
              </table:table-cell>
              <table:table-cell office:value-type="float" office:value="6.65809444498265">
                <text:p>6.658094444982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">
                <text:p>81</text:p>
              </table:table-cell>
              <table:table-cell office:value-type="float" office:value="6">
                <text:p>6</text:p>
              </table:table-cell>
              <table:table-cell office:value-type="float" office:value="4.2718800023077">
                <text:p>4.2718800023077</text:p>
              </table:table-cell>
              <table:table-cell office:value-type="float" office:value="1.52913982036241">
                <text:p>1.52913982036241</text:p>
              </table:table-cell>
              <table:table-cell office:value-type="float" office:value="7.11181124301938">
                <text:p>7.11181124301938</text:p>
              </table:table-cell>
              <table:table-cell office:value-type="float" office:value="6.93104014022309">
                <text:p>6.93104014022309</text:p>
              </table:table-cell>
              <table:table-cell office:value-type="float" office:value="6.93104127867864">
                <text:p>6.931041278678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">
                <text:p>91</text:p>
              </table:table-cell>
              <table:table-cell office:value-type="float" office:value="5">
                <text:p>5</text:p>
              </table:table-cell>
              <table:table-cell office:value-type="float" office:value="4.40623571215896">
                <text:p>4.40623571215896</text:p>
              </table:table-cell>
              <table:table-cell office:value-type="float" office:value="1.62078491010152">
                <text:p>1.62078491010152</text:p>
              </table:table-cell>
              <table:table-cell office:value-type="float" office:value="7.39319814441785">
                <text:p>7.39319814441785</text:p>
              </table:table-cell>
              <table:table-cell office:value-type="float" office:value="7.21155413708891">
                <text:p>7.21155413708891</text:p>
              </table:table-cell>
              <table:table-cell office:value-type="float" office:value="7.21155413708891">
                <text:p>7.211554137088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">
                <text:p>102</text:p>
              </table:table-cell>
              <table:table-cell office:value-type="float" office:value="7">
                <text:p>7</text:p>
              </table:table-cell>
              <table:table-cell office:value-type="float" office:value="4.5379402735772">
                <text:p>4.5379402735772</text:p>
              </table:table-cell>
              <table:table-cell office:value-type="float" office:value="1.71595057413292">
                <text:p>1.71595057413292</text:p>
              </table:table-cell>
              <table:table-cell office:value-type="float" office:value="7.67983587711449">
                <text:p>7.67983587711449</text:p>
              </table:table-cell>
              <table:table-cell office:value-type="float" office:value="7.49731198204761">
                <text:p>7.49731198204761</text:p>
              </table:table-cell>
              <table:table-cell office:value-type="float" office:value="7.49731353029257">
                <text:p>7.497313530292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10">
                <text:p>10</text:p>
              </table:table-cell>
              <table:table-cell office:value-type="float" office:value="4.66631201133179">
                <text:p>4.66631201133179</text:p>
              </table:table-cell>
              <table:table-cell office:value-type="float" office:value="1.81408283558962">
                <text:p>1.81408283558962</text:p>
              </table:table-cell>
              <table:table-cell office:value-type="float" office:value="7.96991149894251">
                <text:p>7.96991149894251</text:p>
              </table:table-cell>
              <table:table-cell office:value-type="float" office:value="7.78651079446623">
                <text:p>7.78651079446623</text:p>
              </table:table-cell>
              <table:table-cell office:value-type="float" office:value="7.78650899864983">
                <text:p>7.786508998649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">
                <text:p>128</text:p>
              </table:table-cell>
              <table:table-cell office:value-type="float" office:value="7">
                <text:p>7</text:p>
              </table:table-cell>
              <table:table-cell office:value-type="float" office:value="4.8">
                <text:p>4.8</text:p>
              </table:table-cell>
              <table:table-cell office:value-type="float" office:value="1.9222491313078">
                <text:p>1.9222491313078</text:p>
              </table:table-cell>
              <table:table-cell office:value-type="float" office:value="8.28365249439161">
                <text:p>8.28365249439161</text:p>
              </table:table-cell>
              <table:table-cell office:value-type="float" office:value="8.09931200077364">
                <text:p>8.09931200077364</text:p>
              </table:table-cell>
              <table:table-cell office:value-type="float" office:value="8.09931200077364">
                <text:p>8.099312000773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4">
                <text:p>144</text:p>
              </table:table-cell>
              <table:table-cell office:value-type="float" office:value="11">
                <text:p>11</text:p>
              </table:table-cell>
              <table:table-cell office:value-type="float" office:value="4.93594000115385">
                <text:p>4.93594000115385</text:p>
              </table:table-cell>
              <table:table-cell office:value-type="float" office:value="2.03885309381655">
                <text:p>2.03885309381655</text:p>
              </table:table-cell>
              <table:table-cell office:value-type="float" office:value="8.61534577468377">
                <text:p>8.61534577468377</text:p>
              </table:table-cell>
              <table:table-cell office:value-type="float" office:value="8.430016977685">
                <text:p>8.430016977685</text:p>
              </table:table-cell>
              <table:table-cell office:value-type="float" office:value="8.43001207315267">
                <text:p>8.430012073152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2">
                <text:p>162</text:p>
              </table:table-cell>
              <table:table-cell office:value-type="float" office:value="6">
                <text:p>6</text:p>
              </table:table-cell>
              <table:table-cell office:value-type="float" office:value="5.0718800023077">
                <text:p>5.0718800023077</text:p>
              </table:table-cell>
              <table:table-cell office:value-type="float" office:value="2.16253027272128">
                <text:p>2.16253027272128</text:p>
              </table:table-cell>
              <table:table-cell office:value-type="float" office:value="8.96032068795914">
                <text:p>8.96032068795914</text:p>
              </table:table-cell>
              <table:table-cell office:value-type="float" office:value="8.77398205020048">
                <text:p>8.77398205020048</text:p>
              </table:table-cell>
              <table:table-cell office:value-type="float" office:value="8.77396483408483">
                <text:p>8.773964834084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2">
                <text:p>182</text:p>
              </table:table-cell>
              <table:table-cell office:value-type="float" office:value="11">
                <text:p>11</text:p>
              </table:table-cell>
              <table:table-cell office:value-type="float" office:value="5.20623571215896">
                <text:p>5.20623571215896</text:p>
              </table:table-cell>
              <table:table-cell office:value-type="float" office:value="2.29213600155523">
                <text:p>2.29213600155523</text:p>
              </table:table-cell>
              <table:table-cell office:value-type="float" office:value="9.31484596819577">
                <text:p>9.31484596819577</text:p>
              </table:table-cell>
              <table:table-cell office:value-type="float" office:value="9.12746852566996">
                <text:p>9.12746852566996</text:p>
              </table:table-cell>
              <table:table-cell office:value-type="float" office:value="9.12746182320625">
                <text:p>9.12746182320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4">
                <text:p>204</text:p>
              </table:table-cell>
              <table:table-cell office:value-type="float" office:value="8">
                <text:p>8</text:p>
              </table:table-cell>
              <table:table-cell office:value-type="float" office:value="5.3379402735772">
                <text:p>5.3379402735772</text:p>
              </table:table-cell>
              <table:table-cell office:value-type="float" office:value="2.42672057430067">
                <text:p>2.42672057430067</text:p>
              </table:table-cell>
              <table:table-cell office:value-type="float" office:value="9.67598688131441">
                <text:p>9.67598688131441</text:p>
              </table:table-cell>
              <table:table-cell office:value-type="float" office:value="9.48755981496998">
                <text:p>9.48755981496998</text:p>
              </table:table-cell>
              <table:table-cell office:value-type="float" office:value="9.48755981496998">
                <text:p>9.487559814969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9">
                <text:p>229</text:p>
              </table:table-cell>
              <table:table-cell office:value-type="float" office:value="7">
                <text:p>7</text:p>
              </table:table-cell>
              <table:table-cell office:value-type="float" office:value="5.47136303047756">
                <text:p>5.47136303047756</text:p>
              </table:table-cell>
              <table:table-cell office:value-type="float" office:value="2.57112049157973">
                <text:p>2.57112049157973</text:p>
              </table:table-cell>
              <table:table-cell office:value-type="float" office:value="10.0561183487471">
                <text:p>10.0561183487471</text:p>
              </table:table-cell>
              <table:table-cell office:value-type="float" office:value="9.86659555247933">
                <text:p>9.86659555247933</text:p>
              </table:table-cell>
              <table:table-cell office:value-type="float" office:value="9.86659555247933">
                <text:p>9.866595552479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7">
                <text:p>257</text:p>
              </table:table-cell>
              <table:table-cell office:value-type="float" office:value="10">
                <text:p>10</text:p>
              </table:table-cell>
              <table:table-cell office:value-type="float" office:value="5.6044996393551">
                <text:p>5.6044996393551</text:p>
              </table:table-cell>
              <table:table-cell office:value-type="float" office:value="2.72377513005143">
                <text:p>2.72377513005143</text:p>
              </table:table-cell>
              <table:table-cell office:value-type="float" office:value="10.4503200071336">
                <text:p>10.4503200071336</text:p>
              </table:table-cell>
              <table:table-cell office:value-type="float" office:value="10.2596844018108">
                <text:p>10.2596844018108</text:p>
              </table:table-cell>
              <table:table-cell office:value-type="float" office:value="10.2596631640121">
                <text:p>10.25966316401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9">
                <text:p>289</text:p>
              </table:table-cell>
              <table:table-cell office:value-type="float" office:value="8">
                <text:p>8</text:p>
              </table:table-cell>
              <table:table-cell office:value-type="float" office:value="5.73994054600054">
                <text:p>5.73994054600054</text:p>
              </table:table-cell>
              <table:table-cell office:value-type="float" office:value="2.88837521624011">
                <text:p>2.88837521624011</text:p>
              </table:table-cell>
              <table:table-cell office:value-type="float" office:value="10.8672042394961">
                <text:p>10.8672042394961</text:p>
              </table:table-cell>
              <table:table-cell office:value-type="float" office:value="10.6753687268327">
                <text:p>10.6753687268327</text:p>
              </table:table-cell>
              <table:table-cell office:value-type="float" office:value="10.6753687268327">
                <text:p>10.67536872683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5">
                <text:p>325</text:p>
              </table:table-cell>
              <table:table-cell office:value-type="float" office:value="15">
                <text:p>15</text:p>
              </table:table-cell>
              <table:table-cell office:value-type="float" office:value="5.87543672633265">
                <text:p>5.87543672633265</text:p>
              </table:table-cell>
              <table:table-cell office:value-type="float" office:value="3.06299557203915">
                <text:p>3.06299557203915</text:p>
              </table:table-cell>
              <table:table-cell office:value-type="float" office:value="11.300899222663">
                <text:p>11.300899222663</text:p>
              </table:table-cell>
              <table:table-cell office:value-type="float" office:value="11.1078192268945">
                <text:p>11.1078192268945</text:p>
              </table:table-cell>
              <table:table-cell office:value-type="float" office:value="11.1078192268945">
                <text:p>11.10781922689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5">
                <text:p>365</text:p>
              </table:table-cell>
              <table:table-cell office:value-type="float" office:value="13">
                <text:p>13</text:p>
              </table:table-cell>
              <table:table-cell office:value-type="float" office:value="6.0094021230139">
                <text:p>6.0094021230139</text:p>
              </table:table-cell>
              <table:table-cell office:value-type="float" office:value="3.24601947201656">
                <text:p>3.24601947201656</text:p>
              </table:table-cell>
              <table:table-cell office:value-type="float" office:value="11.7467079108135">
                <text:p>11.7467079108135</text:p>
              </table:table-cell>
              <table:table-cell office:value-type="float" office:value="11.5523568951593">
                <text:p>11.5523568951593</text:p>
              </table:table-cell>
              <table:table-cell office:value-type="float" office:value="11.5523908009799">
                <text:p>11.55239080097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0">
                <text:p>410</text:p>
              </table:table-cell>
              <table:table-cell office:value-type="float" office:value="10">
                <text:p>10</text:p>
              </table:table-cell>
              <table:table-cell office:value-type="float" office:value="6.14358407960436">
                <text:p>6.14358407960436</text:p>
              </table:table-cell>
              <table:table-cell office:value-type="float" office:value="3.44030238763794">
                <text:p>3.44030238763794</text:p>
              </table:table-cell>
              <table:table-cell office:value-type="float" office:value="12.2108669909944">
                <text:p>12.2108669909944</text:p>
              </table:table-cell>
              <table:table-cell office:value-type="float" office:value="12.01523482356">
                <text:p>12.01523482356</text:p>
              </table:table-cell>
              <table:table-cell office:value-type="float" office:value="12.01523482356">
                <text:p>12.015234823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1">
                <text:p>461</text:p>
              </table:table-cell>
              <table:table-cell office:value-type="float" office:value="15">
                <text:p>15</text:p>
              </table:table-cell>
              <table:table-cell office:value-type="float" office:value="6.27889835234347">
                <text:p>6.27889835234347</text:p>
              </table:table-cell>
              <table:table-cell office:value-type="float" office:value="3.64800270076941">
                <text:p>3.64800270076941</text:p>
              </table:table-cell>
              <table:table-cell office:value-type="float" office:value="12.697518576135">
                <text:p>12.697518576135</text:p>
              </table:table-cell>
              <table:table-cell office:value-type="float" office:value="12.500590541035">
                <text:p>12.500590541035</text:p>
              </table:table-cell>
              <table:table-cell office:value-type="float" office:value="12.5004979586266">
                <text:p>12.50049795862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8">
                <text:p>518</text:p>
              </table:table-cell>
              <table:table-cell office:value-type="float" office:value="11">
                <text:p>11</text:p>
              </table:table-cell>
              <table:table-cell office:value-type="float" office:value="6.41344663014924">
                <text:p>6.41344663014924</text:p>
              </table:table-cell>
              <table:table-cell office:value-type="float" office:value="3.86695900831795">
                <text:p>3.86695900831795</text:p>
              </table:table-cell>
              <table:table-cell office:value-type="float" office:value="13.200644485888">
                <text:p>13.200644485888</text:p>
              </table:table-cell>
              <table:table-cell office:value-type="float" office:value="13.0023769914739">
                <text:p>13.0023769914739</text:p>
              </table:table-cell>
              <table:table-cell office:value-type="float" office:value="13.0021606859192">
                <text:p>13.00216068591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2">
                <text:p>582</text:p>
              </table:table-cell>
              <table:table-cell office:value-type="float" office:value="14">
                <text:p>14</text:p>
              </table:table-cell>
              <table:table-cell office:value-type="float" office:value="6.54790027432663">
                <text:p>6.54790027432663</text:p>
              </table:table-cell>
              <table:table-cell office:value-type="float" office:value="4.09888921946155">
                <text:p>4.09888921946155</text:p>
              </table:table-cell>
              <table:table-cell office:value-type="float" office:value="13.7233311531424">
                <text:p>13.7233311531424</text:p>
              </table:table-cell>
              <table:table-cell office:value-type="float" office:value="13.5235635415327">
                <text:p>13.5235635415327</text:p>
              </table:table-cell>
              <table:table-cell office:value-type="float" office:value="13.5235635415327">
                <text:p>13.52356354153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4">
                <text:p>654</text:p>
              </table:table-cell>
              <table:table-cell office:value-type="float" office:value="14">
                <text:p>14</text:p>
              </table:table-cell>
              <table:table-cell office:value-type="float" office:value="6.68251746039847">
                <text:p>6.68251746039847</text:p>
              </table:table-cell>
              <table:table-cell office:value-type="float" office:value="4.34503783671682">
                <text:p>4.34503783671682</text:p>
              </table:table-cell>
              <table:table-cell office:value-type="float" office:value="14.2673877541112">
                <text:p>14.2673877541112</text:p>
              </table:table-cell>
              <table:table-cell office:value-type="float" office:value="14.066201822736">
                <text:p>14.066201822736</text:p>
              </table:table-cell>
              <table:table-cell office:value-type="float" office:value="14.066201822736">
                <text:p>14.0662018227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5">
                <text:p>735</text:p>
              </table:table-cell>
              <table:table-cell office:value-type="float" office:value="15">
                <text:p>15</text:p>
              </table:table-cell>
              <table:table-cell office:value-type="float" office:value="6.81728035177898">
                <text:p>6.81728035177898</text:p>
              </table:table-cell>
              <table:table-cell office:value-type="float" office:value="4.60625904533372">
                <text:p>4.60625904533372</text:p>
              </table:table-cell>
              <table:table-cell office:value-type="float" office:value="14.8336374925073">
                <text:p>14.8336374925073</text:p>
              </table:table-cell>
              <table:table-cell office:value-type="float" office:value="14.6308405025988">
                <text:p>14.6308405025988</text:p>
              </table:table-cell>
              <table:table-cell office:value-type="float" office:value="14.6306680545743">
                <text:p>14.63066805457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6">
                <text:p>826</text:p>
              </table:table-cell>
              <table:table-cell office:value-type="float" office:value="18">
                <text:p>18</text:p>
              </table:table-cell>
              <table:table-cell office:value-type="float" office:value="6.95199837713556">
                <text:p>6.95199837713556</text:p>
              </table:table-cell>
              <table:table-cell office:value-type="float" office:value="4.88308981256044">
                <text:p>4.88308981256044</text:p>
              </table:table-cell>
              <table:table-cell office:value-type="float" office:value="15.4221609360718">
                <text:p>15.4221609360718</text:p>
              </table:table-cell>
              <table:table-cell office:value-type="float" office:value="15.2177280786582">
                <text:p>15.2177280786582</text:p>
              </table:table-cell>
              <table:table-cell office:value-type="float" office:value="15.2177280786582">
                <text:p>15.21772807865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9">
                <text:p>929</text:p>
              </table:table-cell>
              <table:table-cell office:value-type="float" office:value="13">
                <text:p>13</text:p>
              </table:table-cell>
              <table:table-cell office:value-type="float" office:value="7.08762782910612">
                <text:p>7.08762782910612</text:p>
              </table:table-cell>
              <table:table-cell office:value-type="float" office:value="5.17860212836033">
                <text:p>5.17860212836033</text:p>
              </table:table-cell>
              <table:table-cell office:value-type="float" office:value="16.0382552022501">
                <text:p>16.0382552022501</text:p>
              </table:table-cell>
              <table:table-cell office:value-type="float" office:value="15.8326188050081">
                <text:p>15.8326188050081</text:p>
              </table:table-cell>
              <table:table-cell office:value-type="float" office:value="15.8321474318791">
                <text:p>15.83214743187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45">
                <text:p>1045</text:p>
              </table:table-cell>
              <table:table-cell office:value-type="float" office:value="15">
                <text:p>15</text:p>
              </table:table-cell>
              <table:table-cell office:value-type="float" office:value="7.2234297815746">
                <text:p>7.2234297815746</text:p>
              </table:table-cell>
              <table:table-cell office:value-type="float" office:value="5.49240853953509">
                <text:p>5.49240853953509</text:p>
              </table:table-cell>
              <table:table-cell office:value-type="float" office:value="16.6797925611059">
                <text:p>16.6797925611059</text:p>
              </table:table-cell>
              <table:table-cell office:value-type="float" office:value="16.4718799386795">
                <text:p>16.4718799386795</text:p>
              </table:table-cell>
              <table:table-cell office:value-type="float" office:value="16.4718799386795">
                <text:p>16.47187993867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75">
                <text:p>1175</text:p>
              </table:table-cell>
              <table:table-cell office:value-type="float" office:value="20">
                <text:p>20</text:p>
              </table:table-cell>
              <table:table-cell office:value-type="float" office:value="7.35875603316189">
                <text:p>7.35875603316189</text:p>
              </table:table-cell>
              <table:table-cell office:value-type="float" office:value="5.82403024673555">
                <text:p>5.82403024673555</text:p>
              </table:table-cell>
              <table:table-cell office:value-type="float" office:value="17.3446085989986">
                <text:p>17.3446085989986</text:p>
              </table:table-cell>
              <table:table-cell office:value-type="float" office:value="17.1345294885589">
                <text:p>17.1345294885589</text:p>
              </table:table-cell>
              <table:table-cell office:value-type="float" office:value="17.1345294885589">
                <text:p>17.13452948855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21">
                <text:p>1321</text:p>
              </table:table-cell>
              <table:table-cell office:value-type="float" office:value="22">
                <text:p>22</text:p>
              </table:table-cell>
              <table:table-cell office:value-type="float" office:value="7.49393180099746">
                <text:p>7.49393180099746</text:p>
              </table:table-cell>
              <table:table-cell office:value-type="float" office:value="6.17527208145316">
                <text:p>6.17527208145316</text:p>
              </table:table-cell>
              <table:table-cell office:value-type="float" office:value="18.035138740561">
                <text:p>18.035138740561</text:p>
              </table:table-cell>
              <table:table-cell office:value-type="float" office:value="17.8228013446333">
                <text:p>17.8228013446333</text:p>
              </table:table-cell>
              <table:table-cell office:value-type="float" office:value="17.8235549650454">
                <text:p>17.82355496504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86">
                <text:p>1486</text:p>
              </table:table-cell>
              <table:table-cell office:value-type="float" office:value="19">
                <text:p>19</text:p>
              </table:table-cell>
              <table:table-cell office:value-type="float" office:value="7.62977472043088">
                <text:p>7.62977472043088</text:p>
              </table:table-cell>
              <table:table-cell office:value-type="float" office:value="6.54958968186475">
                <text:p>6.54958968186475</text:p>
              </table:table-cell>
              <table:table-cell office:value-type="float" office:value="18.7567742549261">
                <text:p>18.7567742549261</text:p>
              </table:table-cell>
              <table:table-cell office:value-type="float" office:value="18.542993714751">
                <text:p>18.542993714751</text:p>
              </table:table-cell>
              <table:table-cell office:value-type="float" office:value="18.542993714751">
                <text:p>18.5429937147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71">
                <text:p>1671</text:p>
              </table:table-cell>
              <table:table-cell office:value-type="float" office:value="20">
                <text:p>20</text:p>
              </table:table-cell>
              <table:table-cell office:value-type="float" office:value="7.76519681444895">
                <text:p>7.76519681444895</text:p>
              </table:table-cell>
              <table:table-cell office:value-type="float" office:value="6.94533044503955">
                <text:p>6.94533044503955</text:p>
              </table:table-cell>
              <table:table-cell office:value-type="float" office:value="19.5049136367767">
                <text:p>19.5049136367767</text:p>
              </table:table-cell>
              <table:table-cell office:value-type="float" office:value="19.2891637821698">
                <text:p>19.2891637821698</text:p>
              </table:table-cell>
              <table:table-cell office:value-type="float" office:value="19.2881328585111">
                <text:p>19.2881328585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79">
                <text:p>1879</text:p>
              </table:table-cell>
              <table:table-cell office:value-type="float" office:value="19">
                <text:p>19</text:p>
              </table:table-cell>
              <table:table-cell office:value-type="float" office:value="7.90059948113605">
                <text:p>7.90059948113605</text:p>
              </table:table-cell>
              <table:table-cell office:value-type="float" office:value="7.36492075927266">
                <text:p>7.36492075927266</text:p>
              </table:table-cell>
              <table:table-cell office:value-type="float" office:value="20.2827797689955">
                <text:p>20.2827797689955</text:p>
              </table:table-cell>
              <table:table-cell office:value-type="float" office:value="20.0635258743058">
                <text:p>20.0635258743058</text:p>
              </table:table-cell>
              <table:table-cell office:value-type="float" office:value="20.0635258743058">
                <text:p>20.06352587430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13">
                <text:p>2113</text:p>
              </table:table-cell>
              <table:table-cell office:value-type="float" office:value="19">
                <text:p>19</text:p>
              </table:table-cell>
              <table:table-cell office:value-type="float" office:value="8.03606164154795">
                <text:p>8.03606164154795</text:p>
              </table:table-cell>
              <table:table-cell office:value-type="float" office:value="7.81006119949671">
                <text:p>7.81006119949671</text:p>
              </table:table-cell>
              <table:table-cell office:value-type="float" office:value="21.092030018287">
                <text:p>21.092030018287</text:p>
              </table:table-cell>
              <table:table-cell office:value-type="float" office:value="20.8684427015361">
                <text:p>20.8684427015361</text:p>
              </table:table-cell>
              <table:table-cell office:value-type="float" office:value="20.8684427015361">
                <text:p>20.86844270153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77">
                <text:p>2377</text:p>
              </table:table-cell>
              <table:table-cell office:value-type="float" office:value="22">
                <text:p>22</text:p>
              </table:table-cell>
              <table:table-cell office:value-type="float" office:value="8.17194095035395">
                <text:p>8.17194095035395</text:p>
              </table:table-cell>
              <table:table-cell office:value-type="float" office:value="8.28360305019422">
                <text:p>8.28360305019422</text:p>
              </table:table-cell>
              <table:table-cell office:value-type="float" office:value="21.9362107029283">
                <text:p>21.9362107029283</text:p>
              </table:table-cell>
              <table:table-cell office:value-type="float" office:value="21.7124377873719">
                <text:p>21.7124377873719</text:p>
              </table:table-cell>
              <table:table-cell office:value-type="float" office:value="21.7091407131935">
                <text:p>21.70914071319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74">
                <text:p>2674</text:p>
              </table:table-cell>
              <table:table-cell office:value-type="float" office:value="23">
                <text:p>23</text:p>
              </table:table-cell>
              <table:table-cell office:value-type="float" office:value="8.30782700007468">
                <text:p>8.30782700007468</text:p>
              </table:table-cell>
              <table:table-cell office:value-type="float" office:value="8.78588248217861">
                <text:p>8.78588248217861</text:p>
              </table:table-cell>
              <table:table-cell office:value-type="float" office:value="22.8142230220243">
                <text:p>22.8142230220243</text:p>
              </table:table-cell>
              <table:table-cell office:value-type="float" office:value="22.5858280481971">
                <text:p>22.5858280481971</text:p>
              </table:table-cell>
              <table:table-cell office:value-type="float" office:value="22.5819721881226">
                <text:p>22.58197218812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8">
                <text:p>3008</text:p>
              </table:table-cell>
              <table:table-cell office:value-type="float" office:value="25">
                <text:p>25</text:p>
              </table:table-cell>
              <table:table-cell office:value-type="float" office:value="8.44367108134211">
                <text:p>8.44367108134211</text:p>
              </table:table-cell>
              <table:table-cell office:value-type="float" office:value="9.31844839477687">
                <text:p>9.31844839477687</text:p>
              </table:table-cell>
              <table:table-cell office:value-type="float" office:value="23.7270908070476">
                <text:p>23.7270908070476</text:p>
              </table:table-cell>
              <table:table-cell office:value-type="float" office:value="23.4992741586625">
                <text:p>23.4992741586625</text:p>
              </table:table-cell>
              <table:table-cell office:value-type="float" office:value="23.4947608810775">
                <text:p>23.49476088107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84">
                <text:p>3384</text:p>
              </table:table-cell>
              <table:table-cell office:value-type="float" office:value="20">
                <text:p>20</text:p>
              </table:table-cell>
              <table:table-cell office:value-type="float" office:value="8.57961108249596">
                <text:p>8.57961108249596</text:p>
              </table:table-cell>
              <table:table-cell office:value-type="float" office:value="9.88370707512544">
                <text:p>9.88370707512544</text:p>
              </table:table-cell>
              <table:table-cell office:value-type="float" office:value="24.6771688779116">
                <text:p>24.6771688779116</text:p>
              </table:table-cell>
              <table:table-cell office:value-type="float" office:value="24.4409253161256">
                <text:p>24.4409253161256</text:p>
              </table:table-cell>
              <table:table-cell office:value-type="float" office:value="24.4409253161256">
                <text:p>24.44092531612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07">
                <text:p>3807</text:p>
              </table:table-cell>
              <table:table-cell office:value-type="float" office:value="27">
                <text:p>27</text:p>
              </table:table-cell>
              <table:table-cell office:value-type="float" office:value="8.71555108364981">
                <text:p>8.71555108364981</text:p>
              </table:table-cell>
              <table:table-cell office:value-type="float" office:value="10.483254444124">
                <text:p>10.483254444124</text:p>
              </table:table-cell>
              <table:table-cell office:value-type="float" office:value="25.6652898908319">
                <text:p>25.6652898908319</text:p>
              </table:table-cell>
              <table:table-cell office:value-type="float" office:value="25.4343914004547">
                <text:p>25.4343914004547</text:p>
              </table:table-cell>
              <table:table-cell office:value-type="float" office:value="25.4220369549204">
                <text:p>25.42203695492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82">
                <text:p>4282</text:p>
              </table:table-cell>
              <table:table-cell office:value-type="float" office:value="19">
                <text:p>19</text:p>
              </table:table-cell>
              <table:table-cell office:value-type="float" office:value="8.85125526430841">
                <text:p>8.85125526430841</text:p>
              </table:table-cell>
              <table:table-cell office:value-type="float" office:value="11.1180345670221">
                <text:p>11.1180345670221</text:p>
              </table:table-cell>
              <table:table-cell office:value-type="float" office:value="26.6911592244316">
                <text:p>26.6911592244316</text:p>
              </table:table-cell>
              <table:table-cell office:value-type="float" office:value="26.4497630273847">
                <text:p>26.4497630273847</text:p>
              </table:table-cell>
              <table:table-cell office:value-type="float" office:value="26.4497630273847">
                <text:p>26.44976302738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17">
                <text:p>4817</text:p>
              </table:table-cell>
              <table:table-cell office:value-type="float" office:value="24">
                <text:p>24</text:p>
              </table:table-cell>
              <table:table-cell office:value-type="float" office:value="8.98713536686958">
                <text:p>8.98713536686958</text:p>
              </table:table-cell>
              <table:table-cell office:value-type="float" office:value="11.7921504541929">
                <text:p>11.7921504541929</text:p>
              </table:table-cell>
              <table:table-cell office:value-type="float" office:value="27.7594440349655">
                <text:p>27.7594440349655</text:p>
              </table:table-cell>
              <table:table-cell office:value-type="float" office:value="27.4948032789533">
                <text:p>27.4948032789533</text:p>
              </table:table-cell>
              <table:table-cell office:value-type="float" office:value="27.5285955929489">
                <text:p>27.52859559294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19">
                <text:p>5419</text:p>
              </table:table-cell>
              <table:table-cell office:value-type="float" office:value="34">
                <text:p>34</text:p>
              </table:table-cell>
              <table:table-cell office:value-type="float" office:value="9.12304874542882">
                <text:p>9.12304874542882</text:p>
              </table:table-cell>
              <table:table-cell office:value-type="float" office:value="12.5073200741377">
                <text:p>12.5073200741377</text:p>
              </table:table-cell>
              <table:table-cell office:value-type="float" office:value="28.870763251561">
                <text:p>28.870763251561</text:p>
              </table:table-cell>
              <table:table-cell office:value-type="float" office:value="28.6264673540312">
                <text:p>28.6264673540312</text:p>
              </table:table-cell>
              <table:table-cell office:value-type="float" office:value="28.6264673540312">
                <text:p>28.62646735403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96">
                <text:p>6096</text:p>
              </table:table-cell>
              <table:table-cell office:value-type="float" office:value="24">
                <text:p>24</text:p>
              </table:table-cell>
              <table:table-cell office:value-type="float" office:value="9.25891774999466">
                <text:p>9.25891774999466</text:p>
              </table:table-cell>
              <table:table-cell office:value-type="float" office:value="13.2656082427078">
                <text:p>13.2656082427078</text:p>
              </table:table-cell>
              <table:table-cell office:value-type="float" office:value="30.026188117517">
                <text:p>30.026188117517</text:p>
              </table:table-cell>
              <table:table-cell office:value-type="float" office:value="29.7818773284135">
                <text:p>29.7818773284135</text:p>
              </table:table-cell>
              <table:table-cell office:value-type="float" office:value="29.7587528357367">
                <text:p>29.75875283573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58">
                <text:p>6858</text:p>
              </table:table-cell>
              <table:table-cell office:value-type="float" office:value="33">
                <text:p>33</text:p>
              </table:table-cell>
              <table:table-cell office:value-type="float" office:value="9.39485775114851">
                <text:p>9.39485775114851</text:p>
              </table:table-cell>
              <table:table-cell office:value-type="float" office:value="14.0703023174743">
                <text:p>14.0703023174743</text:p>
              </table:table-cell>
              <table:table-cell office:value-type="float" office:value="31.2284940855803">
                <text:p>31.2284940855803</text:p>
              </table:table-cell>
              <table:table-cell office:value-type="float" office:value="30.9839936574382">
                <text:p>30.9839936574382</text:p>
              </table:table-cell>
              <table:table-cell office:value-type="float" office:value="30.9299633793534">
                <text:p>30.92996337935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15">
                <text:p>7715</text:p>
              </table:table-cell>
              <table:table-cell office:value-type="float" office:value="29">
                <text:p>29</text:p>
              </table:table-cell>
              <table:table-cell office:value-type="float" office:value="9.53076035316648">
                <text:p>9.53076035316648</text:p>
              </table:table-cell>
              <table:table-cell office:value-type="float" office:value="14.9235674803278">
                <text:p>14.9235674803278</text:p>
              </table:table-cell>
              <table:table-cell office:value-type="float" office:value="32.4785918701298">
                <text:p>32.4785918701298</text:p>
              </table:table-cell>
              <table:table-cell office:value-type="float" office:value="32.1820453243912">
                <text:p>32.1820453243912</text:p>
              </table:table-cell>
              <table:table-cell office:value-type="float" office:value="32.1820453243912">
                <text:p>32.18204532439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79">
                <text:p>8679</text:p>
              </table:table-cell>
              <table:table-cell office:value-type="float" office:value="33">
                <text:p>33</text:p>
              </table:table-cell>
              <table:table-cell office:value-type="float" office:value="9.66665048692061">
                <text:p>9.66665048692061</text:p>
              </table:table-cell>
              <table:table-cell office:value-type="float" office:value="15.8284916942467">
                <text:p>15.8284916942467</text:p>
              </table:table-cell>
              <table:table-cell office:value-type="float" office:value="33.778610280119">
                <text:p>33.778610280119</text:p>
              </table:table-cell>
              <table:table-cell office:value-type="float" office:value="33.4772627983293">
                <text:p>33.4772627983293</text:p>
              </table:table-cell>
              <table:table-cell office:value-type="float" office:value="33.4772627983293">
                <text:p>33.47726279832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763">
                <text:p>9763</text:p>
              </table:table-cell>
              <table:table-cell office:value-type="float" office:value="37">
                <text:p>37</text:p>
              </table:table-cell>
              <table:table-cell office:value-type="float" office:value="9.80248705252429">
                <text:p>9.80248705252429</text:p>
              </table:table-cell>
              <table:table-cell office:value-type="float" office:value="16.7878984362223">
                <text:p>16.7878984362223</text:p>
              </table:table-cell>
              <table:table-cell office:value-type="float" office:value="35.1301209340592">
                <text:p>35.1301209340592</text:p>
              </table:table-cell>
              <table:table-cell office:value-type="float" office:value="34.7479505299449">
                <text:p>34.7479505299449</text:p>
              </table:table-cell>
              <table:table-cell office:value-type="float" office:value="34.8339423656934">
                <text:p>34.83394236569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983">
                <text:p>10983</text:p>
              </table:table-cell>
              <table:table-cell office:value-type="float" office:value="32">
                <text:p>32</text:p>
              </table:table-cell>
              <table:table-cell office:value-type="float" office:value="9.93838764722056">
                <text:p>9.93838764722056</text:p>
              </table:table-cell>
              <table:table-cell office:value-type="float" office:value="17.8059512614598">
                <text:p>17.8059512614598</text:p>
              </table:table-cell>
              <table:table-cell office:value-type="float" office:value="36.5363823043223">
                <text:p>36.5363823043223</text:p>
              </table:table-cell>
              <table:table-cell office:value-type="float" office:value="36.3370284818776">
                <text:p>36.3370284818776</text:p>
              </table:table-cell>
              <table:table-cell office:value-type="float" office:value="36.1347989308757">
                <text:p>36.13479893087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355">
                <text:p>12355</text:p>
              </table:table-cell>
              <table:table-cell office:value-type="float" office:value="34">
                <text:p>34</text:p>
              </table:table-cell>
              <table:table-cell office:value-type="float" office:value="10.0742459121729">
                <text:p>10.0742459121729</text:p>
              </table:table-cell>
              <table:table-cell office:value-type="float" office:value="18.8853945892558">
                <text:p>18.8853945892558</text:p>
              </table:table-cell>
              <table:table-cell office:value-type="float" office:value="37.9984718765706">
                <text:p>37.9984718765706</text:p>
              </table:table-cell>
              <table:table-cell office:value-type="float" office:value="37.6535259961932">
                <text:p>37.6535259961932</text:p>
              </table:table-cell>
              <table:table-cell office:value-type="float" office:value="37.5364409215446">
                <text:p>37.53644092154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899">
                <text:p>13899</text:p>
              </table:table-cell>
              <table:table-cell office:value-type="float" office:value="44">
                <text:p>44</text:p>
              </table:table-cell>
              <table:table-cell office:value-type="float" office:value="10.2101547742035">
                <text:p>10.2101547742035</text:p>
              </table:table-cell>
              <table:table-cell office:value-type="float" office:value="20.0307156530497">
                <text:p>20.0307156530497</text:p>
              </table:table-cell>
              <table:table-cell office:value-type="float" office:value="39.5196479106831">
                <text:p>39.5196479106831</text:p>
              </table:table-cell>
              <table:table-cell office:value-type="float" office:value="39.1831700926537">
                <text:p>39.1831700926537</text:p>
              </table:table-cell>
              <table:table-cell office:value-type="float" office:value="39.0460681526438">
                <text:p>39.04606815264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636">
                <text:p>15636</text:p>
              </table:table-cell>
              <table:table-cell office:value-type="float" office:value="51">
                <text:p>51</text:p>
              </table:table-cell>
              <table:table-cell office:value-type="float" office:value="10.3460670954314">
                <text:p>10.3460670954314</text:p>
              </table:table-cell>
              <table:table-cell office:value-type="float" office:value="21.2455275399894">
                <text:p>21.2455275399894</text:p>
              </table:table-cell>
              <table:table-cell office:value-type="float" office:value="41.1017615757159">
                <text:p>41.1017615757159</text:p>
              </table:table-cell>
              <table:table-cell office:value-type="float" office:value="40.8307865906238">
                <text:p>40.8307865906238</text:p>
              </table:table-cell>
              <table:table-cell office:value-type="float" office:value="40.510495320348">
                <text:p>40.5104953203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590">
                <text:p>17590</text:p>
              </table:table-cell>
              <table:table-cell office:value-type="float" office:value="46">
                <text:p>46</text:p>
              </table:table-cell>
              <table:table-cell office:value-type="float" office:value="10.4819742898875">
                <text:p>10.4819742898875</text:p>
              </table:table-cell>
              <table:table-cell office:value-type="float" office:value="22.5339646256995">
                <text:p>22.5339646256995</text:p>
              </table:table-cell>
              <table:table-cell office:value-type="float" office:value="42.7471496474435">
                <text:p>42.7471496474435</text:p>
              </table:table-cell>
              <table:table-cell office:value-type="float" office:value="42.599987423354">
                <text:p>42.599987423354</text:p>
              </table:table-cell>
              <table:table-cell office:value-type="float" office:value="42.2215174516677">
                <text:p>42.22151745166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788">
                <text:p>19788</text:p>
              </table:table-cell>
              <table:table-cell office:value-type="float" office:value="45">
                <text:p>45</text:p>
              </table:table-cell>
              <table:table-cell office:value-type="float" office:value="10.6178705473269">
                <text:p>10.6178705473269</text:p>
              </table:table-cell>
              <table:table-cell office:value-type="float" office:value="23.9004258609803">
                <text:p>23.9004258609803</text:p>
              </table:table-cell>
              <table:table-cell office:value-type="float" office:value="44.4582655565589">
                <text:p>44.4582655565589</text:p>
              </table:table-cell>
              <table:table-cell office:value-type="float" office:value="43.8224976004113">
                <text:p>43.8224976004113</text:p>
              </table:table-cell>
              <table:table-cell office:value-type="float" office:value="44.2624010026996">
                <text:p>44.26240100269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261">
                <text:p>22261</text:p>
              </table:table-cell>
              <table:table-cell office:value-type="float" office:value="42">
                <text:p>42</text:p>
              </table:table-cell>
              <table:table-cell office:value-type="float" office:value="10.7537846254973">
                <text:p>10.7537846254973</text:p>
              </table:table-cell>
              <table:table-cell office:value-type="float" office:value="25.3499451108185">
                <text:p>25.3499451108185</text:p>
              </table:table-cell>
              <table:table-cell office:value-type="float" office:value="46.2381133134011">
                <text:p>46.2381133134011</text:p>
              </table:table-cell>
              <table:table-cell office:value-type="float" office:value="45.6965210228988">
                <text:p>45.6965210228988</text:p>
              </table:table-cell>
              <table:table-cell office:value-type="float" office:value="45.6965210228988">
                <text:p>45.69652102289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043">
                <text:p>25043</text:p>
              </table:table-cell>
              <table:table-cell office:value-type="float" office:value="47">
                <text:p>47</text:p>
              </table:table-cell>
              <table:table-cell office:value-type="float" office:value="10.8896958226532">
                <text:p>10.8896958226532</text:p>
              </table:table-cell>
              <table:table-cell office:value-type="float" office:value="26.8873416232581">
                <text:p>26.8873416232581</text:p>
              </table:table-cell>
              <table:table-cell office:value-type="float" office:value="48.089175704115">
                <text:p>48.089175704115</text:p>
              </table:table-cell>
              <table:table-cell office:value-type="float" office:value="47.3358026156401">
                <text:p>47.3358026156401</text:p>
              </table:table-cell>
              <table:table-cell office:value-type="float" office:value="46.7634480130336">
                <text:p>46.76344801303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173">
                <text:p>28173</text:p>
              </table:table-cell>
              <table:table-cell office:value-type="float" office:value="51">
                <text:p>51</text:p>
              </table:table-cell>
              <table:table-cell office:value-type="float" office:value="11.0256204613809">
                <text:p>11.0256204613809</text:p>
              </table:table-cell>
              <table:table-cell office:value-type="float" office:value="28.518142588429">
                <text:p>28.518142588429</text:p>
              </table:table-cell>
              <table:table-cell office:value-type="float" office:value="50.0145363158948">
                <text:p>50.0145363158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694">
                <text:p>31694</text:p>
              </table:table-cell>
              <table:table-cell office:value-type="float" office:value="56">
                <text:p>56</text:p>
              </table:table-cell>
              <table:table-cell office:value-type="float" office:value="11.161537703009">
                <text:p>11.161537703009</text:p>
              </table:table-cell>
              <table:table-cell office:value-type="float" office:value="30.2477597779538">
                <text:p>30.2477597779538</text:p>
              </table:table-cell>
              <table:table-cell office:value-type="float" office:value="52.0168720351835">
                <text:p>52.016872035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655">
                <text:p>35655</text:p>
              </table:table-cell>
              <table:table-cell office:value-type="float" office:value="52">
                <text:p>52</text:p>
              </table:table-cell>
              <table:table-cell office:value-type="float" office:value="11.2974534268408">
                <text:p>11.2974534268408</text:p>
              </table:table-cell>
              <table:table-cell office:value-type="float" office:value="32.0822566599952">
                <text:p>32.0822566599952</text:p>
              </table:table-cell>
              <table:table-cell office:value-type="float" office:value="54.0993477006191">
                <text:p>54.0993477006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111">
                <text:p>40111</text:p>
              </table:table-cell>
              <table:table-cell office:value-type="float" office:value="55">
                <text:p>55</text:p>
              </table:table-cell>
              <table:table-cell office:value-type="float" office:value="11.433368250973">
                <text:p>11.433368250973</text:p>
              </table:table-cell>
              <table:table-cell office:value-type="float" office:value="34.028000710786">
                <text:p>34.028000710786</text:p>
              </table:table-cell>
              <table:table-cell office:value-type="float" office:value="56.2651798662376">
                <text:p>56.2651798662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124">
                <text:p>45124</text:p>
              </table:table-cell>
              <table:table-cell office:value-type="float" office:value="64">
                <text:p>64</text:p>
              </table:table-cell>
              <table:table-cell office:value-type="float" office:value="11.569285872091">
                <text:p>11.569285872091</text:p>
              </table:table-cell>
              <table:table-cell office:value-type="float" office:value="36.0917951527163">
                <text:p>36.0917951527163</text:p>
              </table:table-cell>
              <table:table-cell office:value-type="float" office:value="58.5177669833152">
                <text:p>58.5177669833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764">
                <text:p>50764</text:p>
              </table:table-cell>
              <table:table-cell office:value-type="float" office:value="63">
                <text:p>63</text:p>
              </table:table-cell>
              <table:table-cell office:value-type="float" office:value="11.7052145054414">
                <text:p>11.7052145054414</text:p>
              </table:table-cell>
              <table:table-cell office:value-type="float" office:value="38.2809411229284">
                <text:p>38.2809411229284</text:p>
              </table:table-cell>
              <table:table-cell office:value-type="float" office:value="60.8607304162992">
                <text:p>60.8607304162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109">
                <text:p>57109</text:p>
              </table:table-cell>
              <table:table-cell office:value-type="float" office:value="75">
                <text:p>75</text:p>
              </table:table-cell>
              <table:table-cell office:value-type="float" office:value="11.8411444017871">
                <text:p>11.8411444017871</text:p>
              </table:table-cell>
              <table:table-cell office:value-type="float" office:value="40.6028918447629">
                <text:p>40.6028918447629</text:p>
              </table:table-cell>
              <table:table-cell office:value-type="float" office:value="63.2975256723384">
                <text:p>63.2975256723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4247">
                <text:p>64247</text:p>
              </table:table-cell>
              <table:table-cell office:value-type="float" office:value="58">
                <text:p>58</text:p>
              </table:table-cell>
              <table:table-cell office:value-type="float" office:value="11.9770731752725">
                <text:p>11.9770731752725</text:p>
              </table:table-cell>
              <table:table-cell office:value-type="float" office:value="43.0656607662218">
                <text:p>43.0656607662218</text:p>
              </table:table-cell>
              <table:table-cell office:value-type="float" office:value="65.8318661232456">
                <text:p>65.831866123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277">
                <text:p>72277</text:p>
              </table:table-cell>
              <table:table-cell office:value-type="float" office:value="73">
                <text:p>73</text:p>
              </table:table-cell>
              <table:table-cell office:value-type="float" office:value="12.1129992040643">
                <text:p>12.1129992040643</text:p>
              </table:table-cell>
              <table:table-cell office:value-type="float" office:value="45.6777546548747">
                <text:p>45.6777546548747</text:p>
              </table:table-cell>
              <table:table-cell office:value-type="float" office:value="68.46762358895">
                <text:p>68.46762358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311">
                <text:p>81311</text:p>
              </table:table-cell>
              <table:table-cell office:value-type="float" office:value="63">
                <text:p>63</text:p>
              </table:table-cell>
              <table:table-cell office:value-type="float" office:value="12.2489303337893">
                <text:p>12.2489303337893</text:p>
              </table:table-cell>
              <table:table-cell office:value-type="float" office:value="48.4483888989498">
                <text:p>48.4483888989498</text:p>
              </table:table-cell>
              <table:table-cell office:value-type="float" office:value="71.2090156653168">
                <text:p>71.2090156653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474">
                <text:p>91474</text:p>
              </table:table-cell>
              <table:table-cell office:value-type="float" office:value="71">
                <text:p>71</text:p>
              </table:table-cell>
              <table:table-cell office:value-type="float" office:value="12.3848592948476">
                <text:p>12.3848592948476</text:p>
              </table:table-cell>
              <table:table-cell office:value-type="float" office:value="51.3870307197506">
                <text:p>51.3870307197506</text:p>
              </table:table-cell>
              <table:table-cell office:value-type="float" office:value="74.0601246290114">
                <text:p>74.0601246290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2908">
                <text:p>102908</text:p>
              </table:table-cell>
              <table:table-cell office:value-type="float" office:value="89">
                <text:p>89</text:p>
              </table:table-cell>
              <table:table-cell office:value-type="float" office:value="12.5207964921509">
                <text:p>12.5207964921509</text:p>
              </table:table-cell>
              <table:table-cell office:value-type="float" office:value="54.504110625606">
                <text:p>54.504110625606</text:p>
              </table:table-cell>
              <table:table-cell office:value-type="float" office:value="77.0255712129217">
                <text:p>77.0255712129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